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fff" draw:fill-gradient-name="Sunshine" draw:textarea-horizontal-align="justify" draw:textarea-vertical-align="middle" draw:auto-grow-height="false" fo:min-height="0.634cm" fo:min-width="0.37cm" loext:decorative="fals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gr3" style:family="graphic" style:parent-style-name="objectwithoutfill">
      <style:graphic-properties svg:stroke-color="#000000" draw:marker-end="Puntas_20_de_20_flecha_20_4" draw:marker-end-width="0.3cm" draw:fill="none" draw:textarea-vertical-align="top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gradient" draw:fill-color="#ffffff" draw:fill-gradient-name="Gradient_20_3" draw:gradient-step-count="0" draw:textarea-horizontal-align="justify" draw:textarea-vertical-align="middle" draw:auto-grow-height="false" fo:min-height="0.634cm" fo:min-width="0.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gradient" draw:fill-color="#ffffff" draw:fill-gradient-name="Gradient_20_6" draw:gradient-step-count="0" draw:textarea-horizontal-align="justify" draw:textarea-vertical-align="middle" draw:auto-grow-height="false" fo:min-height="0.634cm" fo:min-width="0.3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89cm" loext:decorative="false"/>
      <style:paragraph-properties style:writing-mode="lr-tb"/>
    </style:style>
    <style:style style:name="gr8" style:family="graphic" style:parent-style-name="objectwithoutfill">
      <style:graphic-properties draw:stroke="none" draw:stroke-dash="Double_20_Dash_20_Dot" svg:stroke-color="#000000" draw:marker-end="" draw:marker-end-width="0.3cm" svg:stroke-linecap="butt" draw:fill="gradient" draw:fill-gradient-name="Gradient_20_3" draw:gradient-step-count="0" draw:textarea-vertical-align="to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gradient" draw:fill-color="#ffffff" draw:fill-gradient-name="Gradient_20_3" draw:gradient-step-count="0" draw:textarea-horizontal-align="justify" draw:textarea-vertical-align="middle" draw:auto-grow-height="false" fo:min-height="0.634cm" fo:min-width="0.37cm" loext:decorative="false"/>
    </style:style>
    <style:style style:name="gr10" style:family="graphic" style:parent-style-name="standard">
      <style:graphic-properties draw:stroke="none" svg:stroke-color="#000000" draw:fill="gradient" draw:fill-color="#ffffff" draw:fill-gradient-name="Gradient_20_7" draw:gradient-step-count="0" draw:textarea-horizontal-align="justify" draw:textarea-vertical-align="middle" draw:auto-grow-height="false" fo:min-height="0.634cm" fo:min-width="0.3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gradient" draw:fill-color="#ffffff" draw:fill-gradient-name="Gradient_20_8" draw:gradient-step-count="0" draw:textarea-horizontal-align="justify" draw:textarea-vertical-align="middle" draw:auto-grow-height="false" fo:min-height="0.634cm" fo:min-width="0.37cm" loext:decorative="false"/>
      <style:paragraph-properties style:writing-mode="lr-tb"/>
    </style:style>
    <style:style style:name="gr12" style:family="graphic" style:parent-style-name="objectwithoutfill">
      <style:graphic-properties draw:stroke="none" draw:stroke-dash="Double_20_Dash_20_Dot" svg:stroke-color="#000000" draw:marker-end="" draw:marker-end-width="0.3cm" svg:stroke-linecap="butt" draw:fill="gradient" draw:fill-gradient-name="Gradient_20_7" draw:gradient-step-count="0" draw:textarea-vertical-align="top" loext:decorative="false"/>
      <style:paragraph-properties style:writing-mode="lr-tb"/>
    </style:style>
    <style:style style:name="gr13" style:family="graphic" style:parent-style-name="objectwithoutfill">
      <style:graphic-properties draw:stroke="none" draw:stroke-dash="Long_20_Dash_20_Dot_20__28_Rounded_29_" svg:stroke-color="#000000" draw:marker-end="" draw:marker-end-width="0.3cm" svg:stroke-linecap="round" draw:fill="gradient" draw:fill-gradient-name="Gradient_20_7" draw:gradient-step-count="0" draw:textarea-vertical-align="to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gradient" draw:fill-color="#ffffff" draw:fill-gradient-name="Gradient_20_7" draw:gradient-step-count="0" draw:textarea-horizontal-align="justify" draw:textarea-vertical-align="middle" draw:auto-grow-height="false" fo:min-height="0.634cm" fo:min-width="0.37cm" loext:decorative="false"/>
    </style:style>
    <style:style style:name="P1" style:family="paragraph">
      <loext:graphic-properties draw:fill="gradient" draw:fill-color="#ffffff" draw:fill-gradient-name="Sunshine"/>
      <style:paragraph-properties fo:text-align="center"/>
      <style:text-properties style:text-underline-style="none"/>
    </style:style>
    <style:style style:name="P2" style:family="paragraph">
      <style:paragraph-properties fo:text-align="start"/>
      <style:text-properties fo:font-size="10pt" style:text-underline-style="none" style:font-size-asian="10pt" style:font-size-complex="10pt"/>
    </style:style>
    <style:style style:name="P3" style:family="paragraph">
      <loext:graphic-properties draw:fill="none" draw:fill-color="#ffffff"/>
      <style:paragraph-properties fo:text-align="start"/>
      <style:text-properties fo:font-size="10pt" style:text-underline-style="none" style:font-size-asian="10pt" style:font-size-complex="10pt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="none"/>
      <style:paragraph-properties fo:text-align="center"/>
      <style:text-properties fo:font-size="10pt" style:text-underline-style="none" style:font-size-asian="10pt" style:font-size-complex="10pt"/>
    </style:style>
    <style:style style:name="P6" style:family="paragraph">
      <style:paragraph-properties fo:text-align="center"/>
      <style:text-properties fo:font-size="9pt" style:text-underline-style="none"/>
    </style:style>
    <style:style style:name="P7" style:family="paragraph">
      <loext:graphic-properties draw:fill="gradient" draw:fill-color="#ffffff" draw:fill-gradient-name="Gradient_20_3" draw:gradient-step-count="0"/>
      <style:paragraph-properties fo:text-align="center"/>
      <style:text-properties fo:font-size="9pt" style:text-underline-style="none"/>
    </style:style>
    <style:style style:name="P8" style:family="paragraph">
      <loext:graphic-properties draw:fill="gradient" draw:fill-color="#ffffff" draw:fill-gradient-name="Gradient_20_6" draw:gradient-step-count="0"/>
      <style:paragraph-properties fo:text-align="center"/>
      <style:text-properties fo:font-size="9pt" style:text-underline-style="none"/>
    </style:style>
    <style:style style:name="P9" style:family="paragraph">
      <loext:graphic-properties draw:fill="gradient" draw:fill-gradient-name="Gradient_20_3" draw:gradient-step-count="0"/>
      <style:paragraph-properties fo:text-align="center"/>
      <style:text-properties fo:font-size="10pt" style:text-underline-style="none" style:font-size-asian="10pt" style:font-size-complex="10pt"/>
    </style:style>
    <style:style style:name="P10" style:family="paragraph">
      <loext:graphic-properties draw:fill="gradient" draw:fill-color="#ffffff" draw:fill-gradient-name="Gradient_20_3" draw:gradient-step-count="0"/>
      <style:paragraph-properties fo:text-align="center"/>
      <style:text-properties style:text-underline-style="none"/>
    </style:style>
    <style:style style:name="P11" style:family="paragraph">
      <loext:graphic-properties draw:fill="gradient" draw:fill-color="#ffffff" draw:fill-gradient-name="Gradient_20_7" draw:gradient-step-count="0"/>
      <style:paragraph-properties fo:text-align="center"/>
      <style:text-properties fo:font-size="9pt" style:text-underline-style="none"/>
    </style:style>
    <style:style style:name="P12" style:family="paragraph">
      <loext:graphic-properties draw:fill="gradient" draw:fill-color="#ffffff" draw:fill-gradient-name="Gradient_20_8" draw:gradient-step-count="0"/>
      <style:paragraph-properties fo:text-align="center"/>
      <style:text-properties fo:font-size="9pt" style:text-underline-style="none"/>
    </style:style>
    <style:style style:name="P13" style:family="paragraph">
      <loext:graphic-properties draw:fill="non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14" style:family="paragraph">
      <loext:graphic-properties draw:fill="gradient" draw:fill-gradient-name="Gradient_20_7" draw:gradient-step-count="0"/>
      <style:paragraph-properties fo:text-align="center"/>
      <style:text-properties fo:font-size="10pt" style:text-underline-style="none" style:font-size-asian="10pt" style:font-size-complex="10pt"/>
    </style:style>
    <style:style style:name="P15" style:family="paragraph">
      <loext:graphic-properties draw:fill="gradient" draw:fill-color="#ffffff" draw:fill-gradient-name="Gradient_20_7" draw:gradient-step-count="0"/>
      <style:paragraph-properties fo:text-align="center"/>
      <style:text-properties style:text-underline-style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1.23cm" svg:height="1.25cm" svg:x="3.708cm" svg:y="2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168cm" svg:y="2.914cm">
          <draw:text-box>
            <text:p text:style-name="P2"><text:span text:style-name="T1">crim</text:span></text:p>
          </draw:text-box>
        </draw:frame>
        <draw:connector draw:style-name="gr3" draw:text-style-name="P5" draw:layer="layout" draw:type="line" svg:x1="2.255cm" svg:y1="3.543cm" svg:x2="3.708cm" svg:y2="3.539cm" draw:end-shape="id1" draw:end-glue-point="6" svg:d="M2255 3543l1453-4" svg:viewBox="0 0 1454 5">
          <text:p text:style-name="P4"><text:span text:style-name="T1"/></text:p>
        </draw:connector>
        <draw:custom-shape draw:style-name="gr4" draw:text-style-name="P7" xml:id="id5" draw:id="id5" draw:layer="layout" svg:width="1.23cm" svg:height="1.25cm" svg:x="14.207cm" svg:y="1.738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1.23cm" svg:height="1.25cm" svg:x="14.208cm" svg:y="3.04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2" draw:id="id2" draw:layer="layout" svg:width="1.23cm" svg:height="1.25cm" svg:x="14.208cm" svg:y="4.351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0" draw:id="id10" draw:layer="layout" svg:width="1.23cm" svg:height="1.25cm" svg:x="14.208cm" svg:y="5.663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9" draw:id="id9" draw:layer="layout" svg:width="1.23cm" svg:height="1.25cm" svg:x="14.208cm" svg:y="6.973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8" draw:id="id8" draw:layer="layout" svg:width="1.23cm" svg:height="1.25cm" svg:x="14.208cm" svg:y="8.299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7" draw:id="id7" draw:layer="layout" svg:width="1.23cm" svg:height="1.25cm" svg:x="14.208cm" svg:y="9.606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6" draw:id="id6" draw:layer="layout" svg:width="1.23cm" svg:height="1.25cm" svg:x="14.208cm" svg:y="10.917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6" draw:id="id16" draw:layer="layout" svg:width="1.23cm" svg:height="1.25cm" svg:x="14.208cm" svg:y="12.239cm">
          <text:p text:style-name="P6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5" draw:id="id15" draw:layer="layout" svg:width="1.23cm" svg:height="1.25cm" svg:x="14.208cm" svg:y="13.562cm">
          <text:p text:style-name="P6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4" draw:id="id14" draw:layer="layout" svg:width="1.23cm" svg:height="1.25cm" svg:x="14.208cm" svg:y="14.884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3" draw:id="id13" draw:layer="layout" svg:width="1.23cm" svg:height="1.25cm" svg:x="14.207cm" svg:y="16.2cm">
          <text:p text:style-name="P6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2" draw:id="id12" draw:layer="layout" svg:width="1.23cm" svg:height="1.25cm" svg:x="14.209cm" svg:y="17.528cm">
          <text:p text:style-name="P6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1" draw:id="id11" draw:layer="layout" svg:width="1.23cm" svg:height="1.25cm" svg:x="14.21cm" svg:y="19.313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3" draw:id="id3" draw:layer="layout" svg:width="1.23cm" svg:height="1.25cm" svg:x="20.416cm" svg:y="9.2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438cm" svg:y1="4.976cm" svg:x2="20.416cm" svg:y2="9.875cm" draw:start-shape="id2" draw:start-glue-point="10" draw:end-shape="id3" draw:end-glue-point="6" svg:d="M15438 4976l4978 4899" svg:viewBox="0 0 4979 4900">
          <text:p/>
        </draw:connector>
        <draw:connector draw:style-name="gr3" draw:text-style-name="P5" draw:layer="layout" draw:type="line" svg:x1="15.438cm" svg:y1="3.665cm" svg:x2="20.416cm" svg:y2="9.875cm" draw:start-shape="id4" draw:start-glue-point="10" draw:end-shape="id3" draw:end-glue-point="6" svg:d="M15438 3665l4978 6210" svg:viewBox="0 0 4979 6211">
          <text:p/>
        </draw:connector>
        <draw:connector draw:style-name="gr3" draw:text-style-name="P5" draw:layer="layout" draw:type="line" svg:x1="15.437cm" svg:y1="2.363cm" svg:x2="20.416cm" svg:y2="9.875cm" draw:start-shape="id5" draw:start-glue-point="10" draw:end-shape="id3" draw:end-glue-point="6" svg:d="M15437 2363l4979 7512" svg:viewBox="0 0 4980 7513">
          <text:p/>
        </draw:connector>
        <draw:connector draw:style-name="gr3" draw:text-style-name="P5" draw:layer="layout" draw:type="line" svg:x1="4.938cm" svg:y1="3.539cm" svg:x2="14.208cm" svg:y2="11.542cm" draw:start-shape="id1" draw:start-glue-point="10" draw:end-shape="id6" draw:end-glue-point="6" svg:d="M4938 3539l9270 8003" svg:viewBox="0 0 9271 8004">
          <text:p/>
        </draw:connector>
        <draw:connector draw:style-name="gr3" draw:text-style-name="P5" draw:layer="layout" draw:type="line" svg:x1="4.938cm" svg:y1="3.539cm" svg:x2="14.208cm" svg:y2="10.231cm" draw:start-shape="id1" draw:start-glue-point="10" draw:end-shape="id7" draw:end-glue-point="6" svg:d="M4938 3539l9270 6692" svg:viewBox="0 0 9271 6693">
          <text:p/>
        </draw:connector>
        <draw:connector draw:style-name="gr3" draw:text-style-name="P5" draw:layer="layout" draw:type="line" svg:x1="4.938cm" svg:y1="3.539cm" svg:x2="14.208cm" svg:y2="8.924cm" draw:start-shape="id1" draw:start-glue-point="10" draw:end-shape="id8" draw:end-glue-point="6" svg:d="M4938 3539l9270 5385" svg:viewBox="0 0 9271 5386">
          <text:p/>
        </draw:connector>
        <draw:connector draw:style-name="gr3" draw:text-style-name="P5" draw:layer="layout" draw:type="line" svg:x1="4.938cm" svg:y1="3.539cm" svg:x2="14.208cm" svg:y2="7.598cm" draw:start-shape="id1" draw:start-glue-point="10" draw:end-shape="id9" draw:end-glue-point="6" svg:d="M4938 3539l9270 4059" svg:viewBox="0 0 9271 4060">
          <text:p/>
        </draw:connector>
        <draw:connector draw:style-name="gr3" draw:text-style-name="P5" draw:layer="layout" draw:type="line" svg:x1="4.938cm" svg:y1="3.539cm" svg:x2="14.208cm" svg:y2="6.288cm" draw:start-shape="id1" draw:start-glue-point="10" draw:end-shape="id10" draw:end-glue-point="6" svg:d="M4938 3539l9270 2749" svg:viewBox="0 0 9271 2750">
          <text:p/>
        </draw:connector>
        <draw:connector draw:style-name="gr3" draw:text-style-name="P5" draw:layer="layout" draw:type="line" svg:x1="4.938cm" svg:y1="3.539cm" svg:x2="14.208cm" svg:y2="4.976cm" draw:start-shape="id1" draw:start-glue-point="10" draw:end-shape="id2" draw:end-glue-point="6" svg:d="M4938 3539l9270 1437" svg:viewBox="0 0 9271 1438">
          <text:p/>
        </draw:connector>
        <draw:connector draw:style-name="gr3" draw:text-style-name="P5" draw:layer="layout" draw:type="line" svg:x1="4.938cm" svg:y1="3.539cm" svg:x2="14.208cm" svg:y2="3.665cm" draw:start-shape="id1" draw:start-glue-point="10" draw:end-shape="id4" draw:end-glue-point="6" svg:d="M4938 3539l9270 126" svg:viewBox="0 0 9271 127">
          <text:p/>
        </draw:connector>
        <draw:connector draw:style-name="gr3" draw:text-style-name="P5" draw:layer="layout" draw:type="line" svg:x1="4.938cm" svg:y1="3.539cm" svg:x2="14.207cm" svg:y2="2.363cm" draw:start-shape="id1" draw:start-glue-point="10" draw:end-shape="id5" draw:end-glue-point="6" svg:d="M4938 3539l9269-1176" svg:viewBox="0 0 9270 1177">
          <text:p/>
        </draw:connector>
        <draw:connector draw:style-name="gr3" draw:text-style-name="P5" draw:layer="layout" draw:type="line" svg:x1="4.938cm" svg:y1="3.539cm" svg:x2="14.21cm" svg:y2="19.938cm" draw:start-shape="id1" draw:start-glue-point="10" draw:end-shape="id11" draw:end-glue-point="6" svg:d="M4938 3539l9272 16399" svg:viewBox="0 0 9273 16400">
          <text:p/>
        </draw:connector>
        <draw:connector draw:style-name="gr3" draw:text-style-name="P5" draw:layer="layout" draw:type="line" svg:x1="4.938cm" svg:y1="3.539cm" svg:x2="14.209cm" svg:y2="18.153cm" draw:start-shape="id1" draw:start-glue-point="10" draw:end-shape="id12" draw:end-glue-point="6" svg:d="M4938 3539l9271 14614" svg:viewBox="0 0 9272 14615">
          <text:p/>
        </draw:connector>
        <draw:connector draw:style-name="gr3" draw:text-style-name="P5" draw:layer="layout" draw:type="line" svg:x1="4.938cm" svg:y1="3.539cm" svg:x2="14.207cm" svg:y2="16.825cm" draw:start-shape="id1" draw:start-glue-point="10" draw:end-shape="id13" draw:end-glue-point="6" svg:d="M4938 3539l9269 13286" svg:viewBox="0 0 9270 13287">
          <text:p/>
        </draw:connector>
        <draw:connector draw:style-name="gr3" draw:text-style-name="P5" draw:layer="layout" draw:type="line" svg:x1="4.938cm" svg:y1="3.539cm" svg:x2="14.208cm" svg:y2="15.509cm" draw:start-shape="id1" draw:start-glue-point="10" draw:end-shape="id14" draw:end-glue-point="6" svg:d="M4938 3539l9270 11970" svg:viewBox="0 0 9271 11971">
          <text:p/>
        </draw:connector>
        <draw:connector draw:style-name="gr3" draw:text-style-name="P5" draw:layer="layout" draw:type="line" svg:x1="4.938cm" svg:y1="3.539cm" svg:x2="14.208cm" svg:y2="14.187cm" draw:start-shape="id1" draw:start-glue-point="10" draw:end-shape="id15" draw:end-glue-point="6" svg:d="M4938 3539l9270 10648" svg:viewBox="0 0 9271 10649">
          <text:p/>
        </draw:connector>
        <draw:connector draw:style-name="gr3" draw:text-style-name="P5" draw:layer="layout" draw:type="line" svg:x1="4.938cm" svg:y1="3.539cm" svg:x2="14.208cm" svg:y2="12.864cm" draw:start-shape="id1" draw:start-glue-point="10" draw:end-shape="id16" draw:end-glue-point="6" svg:d="M4938 3539l9270 9325" svg:viewBox="0 0 9271 9326">
          <text:p/>
        </draw:connector>
        <draw:connector draw:style-name="gr3" draw:text-style-name="P5" draw:layer="layout" draw:type="line" svg:x1="15.44cm" svg:y1="19.938cm" svg:x2="20.416cm" svg:y2="9.875cm" draw:start-shape="id11" draw:start-glue-point="10" draw:end-shape="id3" draw:end-glue-point="6" svg:d="M15440 19938l4976-10063" svg:viewBox="0 0 4977 10064">
          <text:p/>
        </draw:connector>
        <draw:connector draw:style-name="gr3" draw:text-style-name="P5" draw:layer="layout" draw:type="line" svg:x1="15.439cm" svg:y1="18.153cm" svg:x2="20.416cm" svg:y2="9.875cm" draw:start-shape="id12" draw:start-glue-point="10" draw:end-shape="id3" draw:end-glue-point="6" svg:d="M15439 18153l4977-8278" svg:viewBox="0 0 4978 8279">
          <text:p/>
        </draw:connector>
        <draw:connector draw:style-name="gr3" draw:text-style-name="P5" draw:layer="layout" draw:type="line" svg:x1="15.437cm" svg:y1="16.825cm" svg:x2="20.416cm" svg:y2="9.875cm" draw:start-shape="id13" draw:start-glue-point="10" draw:end-shape="id3" draw:end-glue-point="6" svg:d="M15437 16825l4979-6950" svg:viewBox="0 0 4980 6951">
          <text:p/>
        </draw:connector>
        <draw:connector draw:style-name="gr3" draw:text-style-name="P5" draw:layer="layout" draw:type="line" svg:x1="15.438cm" svg:y1="15.509cm" svg:x2="20.416cm" svg:y2="9.875cm" draw:start-shape="id14" draw:start-glue-point="10" draw:end-shape="id3" draw:end-glue-point="6" svg:d="M15438 15509l4978-5634" svg:viewBox="0 0 4979 5635">
          <text:p/>
        </draw:connector>
        <draw:connector draw:style-name="gr3" draw:text-style-name="P5" draw:layer="layout" draw:type="line" svg:x1="15.438cm" svg:y1="14.187cm" svg:x2="20.416cm" svg:y2="9.875cm" draw:start-shape="id15" draw:start-glue-point="10" draw:end-shape="id3" draw:end-glue-point="6" svg:d="M15438 14187l4978-4312" svg:viewBox="0 0 4979 4313">
          <text:p/>
        </draw:connector>
        <draw:connector draw:style-name="gr3" draw:text-style-name="P5" draw:layer="layout" draw:type="line" svg:x1="15.438cm" svg:y1="12.864cm" svg:x2="20.416cm" svg:y2="9.875cm" draw:start-shape="id16" draw:start-glue-point="10" draw:end-shape="id3" draw:end-glue-point="6" svg:d="M15438 12864l4978-2989" svg:viewBox="0 0 4979 2990">
          <text:p/>
        </draw:connector>
        <draw:connector draw:style-name="gr3" draw:text-style-name="P5" draw:layer="layout" draw:type="line" svg:x1="15.438cm" svg:y1="11.542cm" svg:x2="20.416cm" svg:y2="9.875cm" draw:start-shape="id6" draw:start-glue-point="10" draw:end-shape="id3" draw:end-glue-point="6" svg:d="M15438 11542l4978-1667" svg:viewBox="0 0 4979 1668">
          <text:p/>
        </draw:connector>
        <draw:connector draw:style-name="gr3" draw:text-style-name="P5" draw:layer="layout" draw:type="line" svg:x1="15.438cm" svg:y1="10.231cm" svg:x2="20.416cm" svg:y2="9.875cm" draw:start-shape="id7" draw:start-glue-point="10" draw:end-shape="id3" draw:end-glue-point="6" svg:d="M15438 10231l4978-356" svg:viewBox="0 0 4979 357">
          <text:p/>
        </draw:connector>
        <draw:connector draw:style-name="gr3" draw:text-style-name="P5" draw:layer="layout" draw:type="line" svg:x1="15.438cm" svg:y1="8.924cm" svg:x2="20.416cm" svg:y2="9.875cm" draw:start-shape="id8" draw:start-glue-point="10" draw:end-shape="id3" draw:end-glue-point="6" svg:d="M15438 8924l4978 951" svg:viewBox="0 0 4979 952">
          <text:p/>
        </draw:connector>
        <draw:connector draw:style-name="gr3" draw:text-style-name="P5" draw:layer="layout" draw:type="line" svg:x1="15.438cm" svg:y1="7.598cm" svg:x2="20.416cm" svg:y2="9.875cm" draw:start-shape="id9" draw:start-glue-point="10" draw:end-shape="id3" draw:end-glue-point="6" svg:d="M15438 7598l4978 2277" svg:viewBox="0 0 4979 2278">
          <text:p/>
        </draw:connector>
        <draw:connector draw:style-name="gr3" draw:text-style-name="P5" draw:layer="layout" draw:type="line" svg:x1="15.438cm" svg:y1="6.288cm" svg:x2="20.416cm" svg:y2="9.875cm" draw:start-shape="id10" draw:start-glue-point="10" draw:end-shape="id3" draw:end-glue-point="6" svg:d="M15438 6288l4978 3587" svg:viewBox="0 0 4979 3588">
          <text:p/>
        </draw:connector>
        <draw:custom-shape draw:style-name="gr1" draw:text-style-name="P1" xml:id="id17" draw:id="id17" draw:layer="layout" svg:width="1.23cm" svg:height="1.25cm" svg:x="3.688cm" svg:y="4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27cm" svg:height="0.75cm" svg:x="2.148cm" svg:y="4.25cm">
          <draw:text-box>
            <text:p text:style-name="P2"><text:span text:style-name="T1">zn</text:span></text:p>
          </draw:text-box>
        </draw:frame>
        <draw:connector draw:style-name="gr3" draw:text-style-name="P5" draw:layer="layout" draw:type="line" svg:x1="2.235cm" svg:y1="4.879cm" svg:x2="3.688cm" svg:y2="4.875cm" draw:end-shape="id17" draw:end-glue-point="6" svg:d="M2235 4879l1453-4" svg:viewBox="0 0 1454 5">
          <text:p/>
        </draw:connector>
        <draw:connector draw:style-name="gr3" draw:text-style-name="P5" draw:layer="layout" draw:type="line" svg:x1="4.918cm" svg:y1="4.875cm" svg:x2="14.208cm" svg:y2="11.542cm" draw:start-shape="id17" draw:start-glue-point="10" draw:end-shape="id6" draw:end-glue-point="6" svg:d="M4918 4875l9290 6667" svg:viewBox="0 0 9291 6668">
          <text:p/>
        </draw:connector>
        <draw:connector draw:style-name="gr3" draw:text-style-name="P5" draw:layer="layout" draw:type="line" svg:x1="4.918cm" svg:y1="4.875cm" svg:x2="14.208cm" svg:y2="10.231cm" draw:start-shape="id17" draw:start-glue-point="10" draw:end-shape="id7" draw:end-glue-point="6" svg:d="M4918 4875l9290 5356" svg:viewBox="0 0 9291 5357">
          <text:p/>
        </draw:connector>
        <draw:connector draw:style-name="gr3" draw:text-style-name="P5" draw:layer="layout" draw:type="line" svg:x1="4.918cm" svg:y1="4.875cm" svg:x2="14.208cm" svg:y2="8.924cm" draw:start-shape="id17" draw:start-glue-point="10" draw:end-shape="id8" draw:end-glue-point="6" svg:d="M4918 4875l9290 4049" svg:viewBox="0 0 9291 4050">
          <text:p/>
        </draw:connector>
        <draw:connector draw:style-name="gr3" draw:text-style-name="P5" draw:layer="layout" draw:type="line" svg:x1="4.918cm" svg:y1="4.875cm" svg:x2="14.208cm" svg:y2="7.598cm" draw:start-shape="id17" draw:start-glue-point="10" draw:end-shape="id9" draw:end-glue-point="6" svg:d="M4918 4875l9290 2723" svg:viewBox="0 0 9291 2724">
          <text:p/>
        </draw:connector>
        <draw:connector draw:style-name="gr3" draw:text-style-name="P5" draw:layer="layout" draw:type="line" svg:x1="4.918cm" svg:y1="4.875cm" svg:x2="14.208cm" svg:y2="6.288cm" draw:start-shape="id17" draw:start-glue-point="10" draw:end-shape="id10" draw:end-glue-point="6" svg:d="M4918 4875l9290 1413" svg:viewBox="0 0 9291 1414">
          <text:p/>
        </draw:connector>
        <draw:connector draw:style-name="gr3" draw:text-style-name="P5" draw:layer="layout" draw:type="line" svg:x1="4.918cm" svg:y1="4.875cm" svg:x2="14.208cm" svg:y2="4.976cm" draw:start-shape="id17" draw:start-glue-point="10" draw:end-shape="id2" draw:end-glue-point="6" svg:d="M4918 4875l9290 101" svg:viewBox="0 0 9291 102">
          <text:p/>
        </draw:connector>
        <draw:connector draw:style-name="gr3" draw:text-style-name="P5" draw:layer="layout" draw:type="line" svg:x1="4.918cm" svg:y1="4.875cm" svg:x2="14.208cm" svg:y2="3.665cm" draw:start-shape="id17" draw:start-glue-point="10" draw:end-shape="id4" draw:end-glue-point="6" svg:d="M4918 4875l9290-1210" svg:viewBox="0 0 9291 1211">
          <text:p/>
        </draw:connector>
        <draw:connector draw:style-name="gr3" draw:text-style-name="P5" draw:layer="layout" draw:type="line" svg:x1="4.918cm" svg:y1="4.875cm" svg:x2="14.207cm" svg:y2="2.363cm" draw:start-shape="id17" draw:start-glue-point="10" draw:end-shape="id5" draw:end-glue-point="6" svg:d="M4918 4875l9289-2512" svg:viewBox="0 0 9290 2513">
          <text:p/>
        </draw:connector>
        <draw:connector draw:style-name="gr3" draw:text-style-name="P5" draw:layer="layout" draw:type="line" svg:x1="4.918cm" svg:y1="4.875cm" svg:x2="14.21cm" svg:y2="19.938cm" draw:start-shape="id17" draw:start-glue-point="10" draw:end-shape="id11" draw:end-glue-point="6" svg:d="M4918 4875l9292 15063" svg:viewBox="0 0 9293 15064">
          <text:p/>
        </draw:connector>
        <draw:connector draw:style-name="gr3" draw:text-style-name="P5" draw:layer="layout" draw:type="line" svg:x1="4.918cm" svg:y1="4.875cm" svg:x2="14.209cm" svg:y2="18.153cm" draw:start-shape="id17" draw:start-glue-point="10" draw:end-shape="id12" draw:end-glue-point="6" svg:d="M4918 4875l9291 13278" svg:viewBox="0 0 9292 13279">
          <text:p/>
        </draw:connector>
        <draw:connector draw:style-name="gr3" draw:text-style-name="P5" draw:layer="layout" draw:type="line" svg:x1="4.918cm" svg:y1="4.875cm" svg:x2="14.207cm" svg:y2="16.825cm" draw:start-shape="id17" draw:start-glue-point="10" draw:end-shape="id13" draw:end-glue-point="6" svg:d="M4918 4875l9289 11950" svg:viewBox="0 0 9290 11951">
          <text:p/>
        </draw:connector>
        <draw:connector draw:style-name="gr3" draw:text-style-name="P5" draw:layer="layout" draw:type="line" svg:x1="4.918cm" svg:y1="4.875cm" svg:x2="14.208cm" svg:y2="15.509cm" draw:start-shape="id17" draw:start-glue-point="10" draw:end-shape="id14" draw:end-glue-point="6" svg:d="M4918 4875l9290 10634" svg:viewBox="0 0 9291 10635">
          <text:p/>
        </draw:connector>
        <draw:connector draw:style-name="gr3" draw:text-style-name="P5" draw:layer="layout" draw:type="line" svg:x1="4.918cm" svg:y1="4.875cm" svg:x2="14.208cm" svg:y2="14.187cm" draw:start-shape="id17" draw:start-glue-point="10" draw:end-shape="id15" draw:end-glue-point="6" svg:d="M4918 4875l9290 9312" svg:viewBox="0 0 9291 9313">
          <text:p/>
        </draw:connector>
        <draw:connector draw:style-name="gr3" draw:text-style-name="P5" draw:layer="layout" draw:type="line" svg:x1="4.918cm" svg:y1="4.875cm" svg:x2="14.208cm" svg:y2="12.864cm" draw:start-shape="id17" draw:start-glue-point="10" draw:end-shape="id16" draw:end-glue-point="6" svg:d="M4918 4875l9290 7989" svg:viewBox="0 0 9291 7990">
          <text:p/>
        </draw:connector>
        <draw:frame draw:style-name="gr6" draw:text-style-name="P3" draw:layer="layout" svg:width="1.5cm" svg:height="0.645cm" svg:x="21.916cm" svg:y="9.355cm">
          <draw:text-box>
            <text:p text:style-name="P2"><text:span text:style-name="T1">medv</text:span></text:p>
          </draw:text-box>
        </draw:frame>
        <draw:connector draw:style-name="gr3" draw:text-style-name="P5" draw:layer="layout" draw:type="line" svg:x1="21.646cm" svg:y1="9.875cm" svg:x2="23.75cm" svg:y2="9.895cm" draw:start-shape="id3" draw:start-glue-point="10" svg:d="M21646 9875l2104 20" svg:viewBox="0 0 2105 21">
          <text:p/>
        </draw:connector>
        <draw:custom-shape draw:style-name="gr1" draw:text-style-name="P1" xml:id="id18" draw:id="id18" draw:layer="layout" svg:width="1.23cm" svg:height="1.25cm" svg:x="3.77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23cm" svg:y="18cm">
          <draw:text-box>
            <text:p text:style-name="P2"><text:span text:style-name="T1">lstat</text:span></text:p>
          </draw:text-box>
        </draw:frame>
        <draw:connector draw:style-name="gr3" draw:text-style-name="P5" draw:layer="layout" draw:type="line" svg:x1="2.317cm" svg:y1="18.629cm" svg:x2="3.77cm" svg:y2="18.625cm" draw:end-shape="id18" draw:end-glue-point="6" svg:d="M2317 18629l1453-4" svg:viewBox="0 0 1454 5">
          <text:p/>
        </draw:connector>
        <draw:connector draw:style-name="gr3" draw:text-style-name="P5" draw:layer="layout" draw:type="line" svg:x1="5cm" svg:y1="18.625cm" svg:x2="14.208cm" svg:y2="11.542cm" draw:start-shape="id18" draw:start-glue-point="10" draw:end-shape="id6" draw:end-glue-point="6" svg:d="M5000 18625l9208-7083" svg:viewBox="0 0 9209 7084">
          <text:p/>
        </draw:connector>
        <draw:connector draw:style-name="gr3" draw:text-style-name="P5" draw:layer="layout" draw:type="line" svg:x1="5cm" svg:y1="18.625cm" svg:x2="14.208cm" svg:y2="10.231cm" draw:start-shape="id18" draw:start-glue-point="10" draw:end-shape="id7" draw:end-glue-point="6" svg:d="M5000 18625l9208-8394" svg:viewBox="0 0 9209 8395">
          <text:p/>
        </draw:connector>
        <draw:connector draw:style-name="gr3" draw:text-style-name="P5" draw:layer="layout" draw:type="line" svg:x1="5cm" svg:y1="18.625cm" svg:x2="14.208cm" svg:y2="8.924cm" draw:start-shape="id18" draw:start-glue-point="10" draw:end-shape="id8" draw:end-glue-point="6" svg:d="M5000 18625l9208-9701" svg:viewBox="0 0 9209 9702">
          <text:p/>
        </draw:connector>
        <draw:connector draw:style-name="gr3" draw:text-style-name="P5" draw:layer="layout" draw:type="line" svg:x1="5cm" svg:y1="18.625cm" svg:x2="14.208cm" svg:y2="7.598cm" draw:start-shape="id18" draw:start-glue-point="10" draw:end-shape="id9" draw:end-glue-point="6" svg:d="M5000 18625l9208-11027" svg:viewBox="0 0 9209 11028">
          <text:p/>
        </draw:connector>
        <draw:connector draw:style-name="gr3" draw:text-style-name="P5" draw:layer="layout" draw:type="line" svg:x1="5cm" svg:y1="18.625cm" svg:x2="14.208cm" svg:y2="6.288cm" draw:start-shape="id18" draw:start-glue-point="10" draw:end-shape="id10" draw:end-glue-point="6" svg:d="M5000 18625l9208-12337" svg:viewBox="0 0 9209 12338">
          <text:p/>
        </draw:connector>
        <draw:connector draw:style-name="gr3" draw:text-style-name="P5" draw:layer="layout" draw:type="line" svg:x1="5cm" svg:y1="18.625cm" svg:x2="14.208cm" svg:y2="4.976cm" draw:start-shape="id18" draw:start-glue-point="10" draw:end-shape="id2" draw:end-glue-point="6" svg:d="M5000 18625l9208-13649" svg:viewBox="0 0 9209 13650">
          <text:p/>
        </draw:connector>
        <draw:connector draw:style-name="gr3" draw:text-style-name="P5" draw:layer="layout" draw:type="line" svg:x1="5cm" svg:y1="18.625cm" svg:x2="14.208cm" svg:y2="3.665cm" draw:start-shape="id18" draw:start-glue-point="10" draw:end-shape="id4" draw:end-glue-point="6" svg:d="M5000 18625l9208-14960" svg:viewBox="0 0 9209 14961">
          <text:p/>
        </draw:connector>
        <draw:connector draw:style-name="gr3" draw:text-style-name="P5" draw:layer="layout" draw:type="line" svg:x1="5cm" svg:y1="18.625cm" svg:x2="14.207cm" svg:y2="2.363cm" draw:start-shape="id18" draw:start-glue-point="10" draw:end-shape="id5" draw:end-glue-point="6" svg:d="M5000 18625l9207-16262" svg:viewBox="0 0 9208 16263">
          <text:p/>
        </draw:connector>
        <draw:connector draw:style-name="gr3" draw:text-style-name="P5" draw:layer="layout" draw:type="line" svg:x1="5cm" svg:y1="18.625cm" svg:x2="14.21cm" svg:y2="19.938cm" draw:start-shape="id18" draw:start-glue-point="10" draw:end-shape="id11" draw:end-glue-point="6" svg:d="M5000 18625l9210 1313" svg:viewBox="0 0 9211 1314">
          <text:p/>
        </draw:connector>
        <draw:connector draw:style-name="gr3" draw:text-style-name="P5" draw:layer="layout" draw:type="line" svg:x1="5cm" svg:y1="18.625cm" svg:x2="14.209cm" svg:y2="18.153cm" draw:start-shape="id18" draw:start-glue-point="10" draw:end-shape="id12" draw:end-glue-point="6" svg:d="M5000 18625l9209-472" svg:viewBox="0 0 9210 473">
          <text:p/>
        </draw:connector>
        <draw:connector draw:style-name="gr3" draw:text-style-name="P5" draw:layer="layout" draw:type="line" svg:x1="5cm" svg:y1="18.625cm" svg:x2="14.207cm" svg:y2="16.825cm" draw:start-shape="id18" draw:start-glue-point="10" draw:end-shape="id13" draw:end-glue-point="6" svg:d="M5000 18625l9207-1800" svg:viewBox="0 0 9208 1801">
          <text:p/>
        </draw:connector>
        <draw:connector draw:style-name="gr3" draw:text-style-name="P5" draw:layer="layout" draw:type="line" svg:x1="5cm" svg:y1="18.625cm" svg:x2="14.208cm" svg:y2="15.509cm" draw:start-shape="id18" draw:start-glue-point="10" draw:end-shape="id14" draw:end-glue-point="6" svg:d="M5000 18625l9208-3116" svg:viewBox="0 0 9209 3117">
          <text:p/>
        </draw:connector>
        <draw:connector draw:style-name="gr3" draw:text-style-name="P5" draw:layer="layout" draw:type="line" svg:x1="5cm" svg:y1="18.625cm" svg:x2="14.208cm" svg:y2="14.187cm" draw:start-shape="id18" draw:start-glue-point="10" draw:end-shape="id15" draw:end-glue-point="6" svg:d="M5000 18625l9208-4438" svg:viewBox="0 0 9209 4439">
          <text:p/>
        </draw:connector>
        <draw:connector draw:style-name="gr3" draw:text-style-name="P5" draw:layer="layout" draw:type="line" svg:x1="5cm" svg:y1="18.625cm" svg:x2="14.208cm" svg:y2="12.864cm" draw:start-shape="id18" draw:start-glue-point="10" draw:end-shape="id16" draw:end-glue-point="6" svg:d="M5000 18625l9208-5761" svg:viewBox="0 0 9209 5762">
          <text:p/>
        </draw:connector>
        <draw:custom-shape draw:style-name="gr1" draw:text-style-name="P1" xml:id="id19" draw:id="id19" draw:layer="layout" svg:width="1.23cm" svg:height="1.25cm" svg:x="3.75cm" svg:y="1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5cm" svg:height="1.039cm" svg:x="2.21cm" svg:y="16.394cm">
          <draw:text-box>
            <text:p text:style-name="P2"><text:span text:style-name="T1">ptratio</text:span></text:p>
          </draw:text-box>
        </draw:frame>
        <draw:connector draw:style-name="gr3" draw:text-style-name="P5" draw:layer="layout" draw:type="line" svg:x1="2.297cm" svg:y1="17.167cm" svg:x2="3.75cm" svg:y2="17.163cm" draw:end-shape="id19" draw:end-glue-point="6" svg:d="M2297 17167l1453-4" svg:viewBox="0 0 1454 5">
          <text:p/>
        </draw:connector>
        <draw:connector draw:style-name="gr3" draw:text-style-name="P5" draw:layer="layout" draw:type="line" svg:x1="4.98cm" svg:y1="17.163cm" svg:x2="14.208cm" svg:y2="11.542cm" draw:start-shape="id19" draw:start-glue-point="10" draw:end-shape="id6" draw:end-glue-point="6" svg:d="M4980 17163l9228-5621" svg:viewBox="0 0 9229 5622">
          <text:p/>
        </draw:connector>
        <draw:connector draw:style-name="gr3" draw:text-style-name="P5" draw:layer="layout" draw:type="line" svg:x1="4.98cm" svg:y1="17.163cm" svg:x2="14.208cm" svg:y2="10.231cm" draw:start-shape="id19" draw:start-glue-point="10" draw:end-shape="id7" draw:end-glue-point="6" svg:d="M4980 17163l9228-6932" svg:viewBox="0 0 9229 6933">
          <text:p/>
        </draw:connector>
        <draw:connector draw:style-name="gr3" draw:text-style-name="P5" draw:layer="layout" draw:type="line" svg:x1="4.98cm" svg:y1="17.163cm" svg:x2="14.208cm" svg:y2="8.924cm" draw:start-shape="id19" draw:start-glue-point="10" draw:end-shape="id8" draw:end-glue-point="6" svg:d="M4980 17163l9228-8239" svg:viewBox="0 0 9229 8240">
          <text:p/>
        </draw:connector>
        <draw:connector draw:style-name="gr3" draw:text-style-name="P5" draw:layer="layout" draw:type="line" svg:x1="4.98cm" svg:y1="17.163cm" svg:x2="14.208cm" svg:y2="7.598cm" draw:start-shape="id19" draw:start-glue-point="10" draw:end-shape="id9" draw:end-glue-point="6" svg:d="M4980 17163l9228-9565" svg:viewBox="0 0 9229 9566">
          <text:p/>
        </draw:connector>
        <draw:connector draw:style-name="gr3" draw:text-style-name="P5" draw:layer="layout" draw:type="line" svg:x1="4.98cm" svg:y1="17.163cm" svg:x2="14.208cm" svg:y2="6.288cm" draw:start-shape="id19" draw:start-glue-point="10" draw:end-shape="id10" draw:end-glue-point="6" svg:d="M4980 17163l9228-10875" svg:viewBox="0 0 9229 10876">
          <text:p/>
        </draw:connector>
        <draw:connector draw:style-name="gr3" draw:text-style-name="P5" draw:layer="layout" draw:type="line" svg:x1="4.98cm" svg:y1="17.163cm" svg:x2="14.208cm" svg:y2="4.976cm" draw:start-shape="id19" draw:start-glue-point="10" draw:end-shape="id2" draw:end-glue-point="6" svg:d="M4980 17163l9228-12187" svg:viewBox="0 0 9229 12188">
          <text:p/>
        </draw:connector>
        <draw:connector draw:style-name="gr3" draw:text-style-name="P5" draw:layer="layout" draw:type="line" svg:x1="4.98cm" svg:y1="17.163cm" svg:x2="14.208cm" svg:y2="3.665cm" draw:start-shape="id19" draw:start-glue-point="10" draw:end-shape="id4" draw:end-glue-point="6" svg:d="M4980 17163l9228-13498" svg:viewBox="0 0 9229 13499">
          <text:p/>
        </draw:connector>
        <draw:connector draw:style-name="gr3" draw:text-style-name="P5" draw:layer="layout" draw:type="line" svg:x1="4.98cm" svg:y1="17.163cm" svg:x2="14.207cm" svg:y2="2.363cm" draw:start-shape="id19" draw:start-glue-point="10" draw:end-shape="id5" draw:end-glue-point="6" svg:d="M4980 17163l9227-14800" svg:viewBox="0 0 9228 14801">
          <text:p/>
        </draw:connector>
        <draw:connector draw:style-name="gr3" draw:text-style-name="P5" draw:layer="layout" draw:type="line" svg:x1="4.98cm" svg:y1="17.163cm" svg:x2="14.21cm" svg:y2="19.938cm" draw:start-shape="id19" draw:start-glue-point="10" draw:end-shape="id11" draw:end-glue-point="6" svg:d="M4980 17163l9230 2775" svg:viewBox="0 0 9231 2776">
          <text:p/>
        </draw:connector>
        <draw:connector draw:style-name="gr3" draw:text-style-name="P5" draw:layer="layout" draw:type="line" svg:x1="4.98cm" svg:y1="17.163cm" svg:x2="14.209cm" svg:y2="18.153cm" draw:start-shape="id19" draw:start-glue-point="10" draw:end-shape="id12" draw:end-glue-point="6" svg:d="M4980 17163l9229 990" svg:viewBox="0 0 9230 991">
          <text:p/>
        </draw:connector>
        <draw:connector draw:style-name="gr3" draw:text-style-name="P5" draw:layer="layout" draw:type="line" svg:x1="4.98cm" svg:y1="17.163cm" svg:x2="14.207cm" svg:y2="16.825cm" draw:start-shape="id19" draw:start-glue-point="10" draw:end-shape="id13" draw:end-glue-point="6" svg:d="M4980 17163l9227-338" svg:viewBox="0 0 9228 339">
          <text:p/>
        </draw:connector>
        <draw:connector draw:style-name="gr3" draw:text-style-name="P5" draw:layer="layout" draw:type="line" svg:x1="4.98cm" svg:y1="17.163cm" svg:x2="14.208cm" svg:y2="15.509cm" draw:start-shape="id19" draw:start-glue-point="10" draw:end-shape="id14" draw:end-glue-point="6" svg:d="M4980 17163l9228-1654" svg:viewBox="0 0 9229 1655">
          <text:p/>
        </draw:connector>
        <draw:connector draw:style-name="gr3" draw:text-style-name="P5" draw:layer="layout" draw:type="line" svg:x1="4.98cm" svg:y1="17.163cm" svg:x2="14.208cm" svg:y2="14.187cm" draw:start-shape="id19" draw:start-glue-point="10" draw:end-shape="id15" draw:end-glue-point="6" svg:d="M4980 17163l9228-2976" svg:viewBox="0 0 9229 2977">
          <text:p/>
        </draw:connector>
        <draw:connector draw:style-name="gr3" draw:text-style-name="P5" draw:layer="layout" draw:type="line" svg:x1="4.98cm" svg:y1="17.163cm" svg:x2="14.208cm" svg:y2="12.864cm" draw:start-shape="id19" draw:start-glue-point="10" draw:end-shape="id16" draw:end-glue-point="6" svg:d="M4980 17163l9228-4299" svg:viewBox="0 0 9229 4300">
          <text:p/>
        </draw:connector>
        <draw:custom-shape draw:style-name="gr1" draw:text-style-name="P1" xml:id="id20" draw:id="id20" draw:layer="layout" svg:width="1.23cm" svg:height="1.25cm" svg:x="3.75cm" svg:y="15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21cm" svg:y="15.12cm">
          <draw:text-box>
            <text:p text:style-name="P2"><text:span text:style-name="T1">tax</text:span></text:p>
          </draw:text-box>
        </draw:frame>
        <draw:connector draw:style-name="gr3" draw:text-style-name="P5" draw:layer="layout" draw:type="line" svg:x1="2.297cm" svg:y1="15.749cm" svg:x2="3.75cm" svg:y2="15.745cm" draw:end-shape="id20" draw:end-glue-point="6" svg:d="M2297 15749l1453-4" svg:viewBox="0 0 1454 5">
          <text:p/>
        </draw:connector>
        <draw:connector draw:style-name="gr3" draw:text-style-name="P5" draw:layer="layout" draw:type="line" svg:x1="4.98cm" svg:y1="15.745cm" svg:x2="14.208cm" svg:y2="11.542cm" draw:start-shape="id20" draw:start-glue-point="10" draw:end-shape="id6" draw:end-glue-point="6" svg:d="M4980 15745l9228-4203" svg:viewBox="0 0 9229 4204">
          <text:p/>
        </draw:connector>
        <draw:connector draw:style-name="gr3" draw:text-style-name="P5" draw:layer="layout" draw:type="line" svg:x1="4.98cm" svg:y1="15.745cm" svg:x2="14.208cm" svg:y2="10.231cm" draw:start-shape="id20" draw:start-glue-point="10" draw:end-shape="id7" draw:end-glue-point="6" svg:d="M4980 15745l9228-5514" svg:viewBox="0 0 9229 5515">
          <text:p/>
        </draw:connector>
        <draw:connector draw:style-name="gr3" draw:text-style-name="P5" draw:layer="layout" draw:type="line" svg:x1="4.98cm" svg:y1="15.745cm" svg:x2="14.208cm" svg:y2="8.924cm" draw:start-shape="id20" draw:start-glue-point="10" draw:end-shape="id8" draw:end-glue-point="6" svg:d="M4980 15745l9228-6821" svg:viewBox="0 0 9229 6822">
          <text:p/>
        </draw:connector>
        <draw:connector draw:style-name="gr3" draw:text-style-name="P5" draw:layer="layout" draw:type="line" svg:x1="4.98cm" svg:y1="15.745cm" svg:x2="14.208cm" svg:y2="7.598cm" draw:start-shape="id20" draw:start-glue-point="10" draw:end-shape="id9" draw:end-glue-point="6" svg:d="M4980 15745l9228-8147" svg:viewBox="0 0 9229 8148">
          <text:p/>
        </draw:connector>
        <draw:connector draw:style-name="gr3" draw:text-style-name="P5" draw:layer="layout" draw:type="line" svg:x1="4.98cm" svg:y1="15.745cm" svg:x2="14.208cm" svg:y2="6.288cm" draw:start-shape="id20" draw:start-glue-point="10" draw:end-shape="id10" draw:end-glue-point="6" svg:d="M4980 15745l9228-9457" svg:viewBox="0 0 9229 9458">
          <text:p/>
        </draw:connector>
        <draw:connector draw:style-name="gr3" draw:text-style-name="P5" draw:layer="layout" draw:type="line" svg:x1="4.98cm" svg:y1="15.745cm" svg:x2="14.208cm" svg:y2="4.976cm" draw:start-shape="id20" draw:start-glue-point="10" draw:end-shape="id2" draw:end-glue-point="6" svg:d="M4980 15745l9228-10769" svg:viewBox="0 0 9229 10770">
          <text:p/>
        </draw:connector>
        <draw:connector draw:style-name="gr3" draw:text-style-name="P5" draw:layer="layout" draw:type="line" svg:x1="4.98cm" svg:y1="15.745cm" svg:x2="14.208cm" svg:y2="3.665cm" draw:start-shape="id20" draw:start-glue-point="10" draw:end-shape="id4" draw:end-glue-point="6" svg:d="M4980 15745l9228-12080" svg:viewBox="0 0 9229 12081">
          <text:p/>
        </draw:connector>
        <draw:connector draw:style-name="gr3" draw:text-style-name="P5" draw:layer="layout" draw:type="line" svg:x1="4.98cm" svg:y1="15.745cm" svg:x2="14.207cm" svg:y2="2.363cm" draw:start-shape="id20" draw:start-glue-point="10" draw:end-shape="id5" draw:end-glue-point="6" svg:d="M4980 15745l9227-13382" svg:viewBox="0 0 9228 13383">
          <text:p/>
        </draw:connector>
        <draw:connector draw:style-name="gr3" draw:text-style-name="P5" draw:layer="layout" draw:type="line" svg:x1="4.98cm" svg:y1="15.745cm" svg:x2="14.21cm" svg:y2="19.938cm" draw:start-shape="id20" draw:start-glue-point="10" draw:end-shape="id11" draw:end-glue-point="6" svg:d="M4980 15745l9230 4193" svg:viewBox="0 0 9231 4194">
          <text:p/>
        </draw:connector>
        <draw:connector draw:style-name="gr3" draw:text-style-name="P5" draw:layer="layout" draw:type="line" svg:x1="4.98cm" svg:y1="15.745cm" svg:x2="14.209cm" svg:y2="18.153cm" draw:start-shape="id20" draw:start-glue-point="10" draw:end-shape="id12" draw:end-glue-point="6" svg:d="M4980 15745l9229 2408" svg:viewBox="0 0 9230 2409">
          <text:p/>
        </draw:connector>
        <draw:connector draw:style-name="gr3" draw:text-style-name="P5" draw:layer="layout" draw:type="line" svg:x1="4.98cm" svg:y1="15.745cm" svg:x2="14.207cm" svg:y2="16.825cm" draw:start-shape="id20" draw:start-glue-point="10" draw:end-shape="id13" draw:end-glue-point="6" svg:d="M4980 15745l9227 1080" svg:viewBox="0 0 9228 1081">
          <text:p/>
        </draw:connector>
        <draw:connector draw:style-name="gr3" draw:text-style-name="P5" draw:layer="layout" draw:type="line" svg:x1="4.98cm" svg:y1="15.745cm" svg:x2="14.208cm" svg:y2="15.509cm" draw:start-shape="id20" draw:start-glue-point="10" draw:end-shape="id14" draw:end-glue-point="6" svg:d="M4980 15745l9228-236" svg:viewBox="0 0 9229 237">
          <text:p/>
        </draw:connector>
        <draw:connector draw:style-name="gr3" draw:text-style-name="P5" draw:layer="layout" draw:type="line" svg:x1="4.98cm" svg:y1="15.745cm" svg:x2="14.208cm" svg:y2="14.187cm" draw:start-shape="id20" draw:start-glue-point="10" draw:end-shape="id15" draw:end-glue-point="6" svg:d="M4980 15745l9228-1558" svg:viewBox="0 0 9229 1559">
          <text:p/>
        </draw:connector>
        <draw:connector draw:style-name="gr3" draw:text-style-name="P5" draw:layer="layout" draw:type="line" svg:x1="4.98cm" svg:y1="15.745cm" svg:x2="14.208cm" svg:y2="12.864cm" draw:start-shape="id20" draw:start-glue-point="10" draw:end-shape="id16" draw:end-glue-point="6" svg:d="M4980 15745l9228-2881" svg:viewBox="0 0 9229 2882">
          <text:p/>
        </draw:connector>
        <draw:custom-shape draw:style-name="gr1" draw:text-style-name="P1" xml:id="id21" draw:id="id21" draw:layer="layout" svg:width="1.23cm" svg:height="1.25cm" svg:x="3.75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21cm" svg:y="13.716cm">
          <draw:text-box>
            <text:p text:style-name="P2"><text:span text:style-name="T1">rad</text:span></text:p>
          </draw:text-box>
        </draw:frame>
        <draw:connector draw:style-name="gr3" draw:text-style-name="P5" draw:layer="layout" draw:type="line" svg:x1="2.297cm" svg:y1="14.345cm" svg:x2="3.75cm" svg:y2="14.341cm" draw:end-shape="id21" draw:end-glue-point="6" svg:d="M2297 14345l1453-4" svg:viewBox="0 0 1454 5">
          <text:p/>
        </draw:connector>
        <draw:connector draw:style-name="gr3" draw:text-style-name="P5" draw:layer="layout" draw:type="line" svg:x1="4.98cm" svg:y1="14.341cm" svg:x2="14.208cm" svg:y2="11.542cm" draw:start-shape="id21" draw:start-glue-point="10" draw:end-shape="id6" draw:end-glue-point="6" svg:d="M4980 14341l9228-2799" svg:viewBox="0 0 9229 2800">
          <text:p/>
        </draw:connector>
        <draw:connector draw:style-name="gr3" draw:text-style-name="P5" draw:layer="layout" draw:type="line" svg:x1="4.98cm" svg:y1="14.341cm" svg:x2="14.208cm" svg:y2="10.231cm" draw:start-shape="id21" draw:start-glue-point="10" draw:end-shape="id7" draw:end-glue-point="6" svg:d="M4980 14341l9228-4110" svg:viewBox="0 0 9229 4111">
          <text:p/>
        </draw:connector>
        <draw:connector draw:style-name="gr3" draw:text-style-name="P5" draw:layer="layout" draw:type="line" svg:x1="4.98cm" svg:y1="14.341cm" svg:x2="14.208cm" svg:y2="8.924cm" draw:start-shape="id21" draw:start-glue-point="10" draw:end-shape="id8" draw:end-glue-point="6" svg:d="M4980 14341l9228-5417" svg:viewBox="0 0 9229 5418">
          <text:p/>
        </draw:connector>
        <draw:connector draw:style-name="gr3" draw:text-style-name="P5" draw:layer="layout" draw:type="line" svg:x1="4.98cm" svg:y1="14.341cm" svg:x2="14.208cm" svg:y2="7.598cm" draw:start-shape="id21" draw:start-glue-point="10" draw:end-shape="id9" draw:end-glue-point="6" svg:d="M4980 14341l9228-6743" svg:viewBox="0 0 9229 6744">
          <text:p/>
        </draw:connector>
        <draw:connector draw:style-name="gr3" draw:text-style-name="P5" draw:layer="layout" draw:type="line" svg:x1="4.98cm" svg:y1="14.341cm" svg:x2="14.208cm" svg:y2="6.288cm" draw:start-shape="id21" draw:start-glue-point="10" draw:end-shape="id10" draw:end-glue-point="6" svg:d="M4980 14341l9228-8053" svg:viewBox="0 0 9229 8054">
          <text:p/>
        </draw:connector>
        <draw:connector draw:style-name="gr3" draw:text-style-name="P5" draw:layer="layout" draw:type="line" svg:x1="4.98cm" svg:y1="14.341cm" svg:x2="14.208cm" svg:y2="4.976cm" draw:start-shape="id21" draw:start-glue-point="10" draw:end-shape="id2" draw:end-glue-point="6" svg:d="M4980 14341l9228-9365" svg:viewBox="0 0 9229 9366">
          <text:p/>
        </draw:connector>
        <draw:connector draw:style-name="gr3" draw:text-style-name="P5" draw:layer="layout" draw:type="line" svg:x1="4.98cm" svg:y1="14.341cm" svg:x2="14.208cm" svg:y2="3.665cm" draw:start-shape="id21" draw:start-glue-point="10" draw:end-shape="id4" draw:end-glue-point="6" svg:d="M4980 14341l9228-10676" svg:viewBox="0 0 9229 10677">
          <text:p/>
        </draw:connector>
        <draw:connector draw:style-name="gr3" draw:text-style-name="P5" draw:layer="layout" draw:type="line" svg:x1="4.98cm" svg:y1="14.341cm" svg:x2="14.207cm" svg:y2="2.363cm" draw:start-shape="id21" draw:start-glue-point="10" draw:end-shape="id5" draw:end-glue-point="6" svg:d="M4980 14341l9227-11978" svg:viewBox="0 0 9228 11979">
          <text:p/>
        </draw:connector>
        <draw:connector draw:style-name="gr3" draw:text-style-name="P5" draw:layer="layout" draw:type="line" svg:x1="4.98cm" svg:y1="14.341cm" svg:x2="14.21cm" svg:y2="19.938cm" draw:start-shape="id21" draw:start-glue-point="10" draw:end-shape="id11" draw:end-glue-point="6" svg:d="M4980 14341l9230 5597" svg:viewBox="0 0 9231 5598">
          <text:p/>
        </draw:connector>
        <draw:connector draw:style-name="gr3" draw:text-style-name="P5" draw:layer="layout" draw:type="line" svg:x1="4.98cm" svg:y1="14.341cm" svg:x2="14.209cm" svg:y2="18.153cm" draw:start-shape="id21" draw:start-glue-point="10" draw:end-shape="id12" draw:end-glue-point="6" svg:d="M4980 14341l9229 3812" svg:viewBox="0 0 9230 3813">
          <text:p/>
        </draw:connector>
        <draw:connector draw:style-name="gr3" draw:text-style-name="P5" draw:layer="layout" draw:type="line" svg:x1="4.98cm" svg:y1="14.341cm" svg:x2="14.207cm" svg:y2="16.825cm" draw:start-shape="id21" draw:start-glue-point="10" draw:end-shape="id13" draw:end-glue-point="6" svg:d="M4980 14341l9227 2484" svg:viewBox="0 0 9228 2485">
          <text:p/>
        </draw:connector>
        <draw:connector draw:style-name="gr3" draw:text-style-name="P5" draw:layer="layout" draw:type="line" svg:x1="4.98cm" svg:y1="14.341cm" svg:x2="14.208cm" svg:y2="15.509cm" draw:start-shape="id21" draw:start-glue-point="10" draw:end-shape="id14" draw:end-glue-point="6" svg:d="M4980 14341l9228 1168" svg:viewBox="0 0 9229 1169">
          <text:p/>
        </draw:connector>
        <draw:connector draw:style-name="gr3" draw:text-style-name="P5" draw:layer="layout" draw:type="line" svg:x1="4.98cm" svg:y1="14.341cm" svg:x2="14.208cm" svg:y2="14.187cm" draw:start-shape="id21" draw:start-glue-point="10" draw:end-shape="id15" draw:end-glue-point="6" svg:d="M4980 14341l9228-154" svg:viewBox="0 0 9229 155">
          <text:p/>
        </draw:connector>
        <draw:connector draw:style-name="gr3" draw:text-style-name="P5" draw:layer="layout" draw:type="line" svg:x1="4.98cm" svg:y1="14.341cm" svg:x2="14.208cm" svg:y2="12.864cm" draw:start-shape="id21" draw:start-glue-point="10" draw:end-shape="id16" draw:end-glue-point="6" svg:d="M4980 14341l9228-1477" svg:viewBox="0 0 9229 1478">
          <text:p/>
        </draw:connector>
        <draw:custom-shape draw:style-name="gr1" draw:text-style-name="P1" xml:id="id22" draw:id="id22" draw:layer="layout" svg:width="1.23cm" svg:height="1.25cm" svg:x="3.75cm" svg:y="12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21cm" svg:y="12.344cm">
          <draw:text-box>
            <text:p text:style-name="P2"><text:span text:style-name="T1">dis</text:span></text:p>
          </draw:text-box>
        </draw:frame>
        <draw:connector draw:style-name="gr3" draw:text-style-name="P5" draw:layer="layout" draw:type="line" svg:x1="2.297cm" svg:y1="12.973cm" svg:x2="3.75cm" svg:y2="12.969cm" draw:end-shape="id22" draw:end-glue-point="6" svg:d="M2297 12973l1453-4" svg:viewBox="0 0 1454 5">
          <text:p/>
        </draw:connector>
        <draw:connector draw:style-name="gr3" draw:text-style-name="P5" draw:layer="layout" draw:type="line" svg:x1="4.98cm" svg:y1="12.969cm" svg:x2="14.208cm" svg:y2="11.542cm" draw:start-shape="id22" draw:start-glue-point="10" draw:end-shape="id6" draw:end-glue-point="6" svg:d="M4980 12969l9228-1427" svg:viewBox="0 0 9229 1428">
          <text:p/>
        </draw:connector>
        <draw:connector draw:style-name="gr3" draw:text-style-name="P5" draw:layer="layout" draw:type="line" svg:x1="4.98cm" svg:y1="12.969cm" svg:x2="14.208cm" svg:y2="10.231cm" draw:start-shape="id22" draw:start-glue-point="10" draw:end-shape="id7" draw:end-glue-point="6" svg:d="M4980 12969l9228-2738" svg:viewBox="0 0 9229 2739">
          <text:p/>
        </draw:connector>
        <draw:connector draw:style-name="gr3" draw:text-style-name="P5" draw:layer="layout" draw:type="line" svg:x1="4.98cm" svg:y1="12.969cm" svg:x2="14.208cm" svg:y2="8.924cm" draw:start-shape="id22" draw:start-glue-point="10" draw:end-shape="id8" draw:end-glue-point="6" svg:d="M4980 12969l9228-4045" svg:viewBox="0 0 9229 4046">
          <text:p/>
        </draw:connector>
        <draw:connector draw:style-name="gr3" draw:text-style-name="P5" draw:layer="layout" draw:type="line" svg:x1="4.98cm" svg:y1="12.969cm" svg:x2="14.208cm" svg:y2="7.598cm" draw:start-shape="id22" draw:start-glue-point="10" draw:end-shape="id9" draw:end-glue-point="6" svg:d="M4980 12969l9228-5371" svg:viewBox="0 0 9229 5372">
          <text:p/>
        </draw:connector>
        <draw:connector draw:style-name="gr3" draw:text-style-name="P5" draw:layer="layout" draw:type="line" svg:x1="4.98cm" svg:y1="12.969cm" svg:x2="14.208cm" svg:y2="6.288cm" draw:start-shape="id22" draw:start-glue-point="10" draw:end-shape="id10" draw:end-glue-point="6" svg:d="M4980 12969l9228-6681" svg:viewBox="0 0 9229 6682">
          <text:p/>
        </draw:connector>
        <draw:connector draw:style-name="gr3" draw:text-style-name="P5" draw:layer="layout" draw:type="line" svg:x1="4.98cm" svg:y1="12.969cm" svg:x2="14.208cm" svg:y2="4.976cm" draw:start-shape="id22" draw:start-glue-point="10" draw:end-shape="id2" draw:end-glue-point="6" svg:d="M4980 12969l9228-7993" svg:viewBox="0 0 9229 7994">
          <text:p/>
        </draw:connector>
        <draw:connector draw:style-name="gr3" draw:text-style-name="P5" draw:layer="layout" draw:type="line" svg:x1="4.98cm" svg:y1="12.969cm" svg:x2="14.208cm" svg:y2="3.665cm" draw:start-shape="id22" draw:start-glue-point="10" draw:end-shape="id4" draw:end-glue-point="6" svg:d="M4980 12969l9228-9304" svg:viewBox="0 0 9229 9305">
          <text:p/>
        </draw:connector>
        <draw:connector draw:style-name="gr3" draw:text-style-name="P5" draw:layer="layout" draw:type="line" svg:x1="4.98cm" svg:y1="12.969cm" svg:x2="14.207cm" svg:y2="2.363cm" draw:start-shape="id22" draw:start-glue-point="10" draw:end-shape="id5" draw:end-glue-point="6" svg:d="M4980 12969l9227-10606" svg:viewBox="0 0 9228 10607">
          <text:p/>
        </draw:connector>
        <draw:connector draw:style-name="gr3" draw:text-style-name="P5" draw:layer="layout" draw:type="line" svg:x1="4.98cm" svg:y1="12.969cm" svg:x2="14.21cm" svg:y2="19.938cm" draw:start-shape="id22" draw:start-glue-point="10" draw:end-shape="id11" draw:end-glue-point="6" svg:d="M4980 12969l9230 6969" svg:viewBox="0 0 9231 6970">
          <text:p/>
        </draw:connector>
        <draw:connector draw:style-name="gr3" draw:text-style-name="P5" draw:layer="layout" draw:type="line" svg:x1="4.98cm" svg:y1="12.969cm" svg:x2="14.209cm" svg:y2="18.153cm" draw:start-shape="id22" draw:start-glue-point="10" draw:end-shape="id12" draw:end-glue-point="6" svg:d="M4980 12969l9229 5184" svg:viewBox="0 0 9230 5185">
          <text:p/>
        </draw:connector>
        <draw:connector draw:style-name="gr3" draw:text-style-name="P5" draw:layer="layout" draw:type="line" svg:x1="4.98cm" svg:y1="12.969cm" svg:x2="14.207cm" svg:y2="16.825cm" draw:start-shape="id22" draw:start-glue-point="10" draw:end-shape="id13" draw:end-glue-point="6" svg:d="M4980 12969l9227 3856" svg:viewBox="0 0 9228 3857">
          <text:p/>
        </draw:connector>
        <draw:connector draw:style-name="gr3" draw:text-style-name="P5" draw:layer="layout" draw:type="line" svg:x1="4.98cm" svg:y1="12.969cm" svg:x2="14.208cm" svg:y2="15.509cm" draw:start-shape="id22" draw:start-glue-point="10" draw:end-shape="id14" draw:end-glue-point="6" svg:d="M4980 12969l9228 2540" svg:viewBox="0 0 9229 2541">
          <text:p/>
        </draw:connector>
        <draw:connector draw:style-name="gr3" draw:text-style-name="P5" draw:layer="layout" draw:type="line" svg:x1="4.98cm" svg:y1="12.969cm" svg:x2="14.208cm" svg:y2="14.187cm" draw:start-shape="id22" draw:start-glue-point="10" draw:end-shape="id15" draw:end-glue-point="6" svg:d="M4980 12969l9228 1218" svg:viewBox="0 0 9229 1219">
          <text:p/>
        </draw:connector>
        <draw:connector draw:style-name="gr3" draw:text-style-name="P5" draw:layer="layout" draw:type="line" svg:x1="4.98cm" svg:y1="12.969cm" svg:x2="14.208cm" svg:y2="12.864cm" draw:start-shape="id22" draw:start-glue-point="10" draw:end-shape="id16" draw:end-glue-point="6" svg:d="M4980 12969l9228-105" svg:viewBox="0 0 9229 106">
          <text:p/>
        </draw:connector>
        <draw:custom-shape draw:style-name="gr1" draw:text-style-name="P1" xml:id="id23" draw:id="id23" draw:layer="layout" svg:width="1.23cm" svg:height="1.25cm" svg:x="3.75cm" svg:y="10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21cm" svg:y="10.971cm">
          <draw:text-box>
            <text:p text:style-name="P2"><text:span text:style-name="T1">age</text:span></text:p>
          </draw:text-box>
        </draw:frame>
        <draw:connector draw:style-name="gr3" draw:text-style-name="P5" draw:layer="layout" draw:type="line" svg:x1="2.297cm" svg:y1="11.6cm" svg:x2="3.75cm" svg:y2="11.596cm" draw:end-shape="id23" draw:end-glue-point="6" svg:d="M2297 11600l1453-4" svg:viewBox="0 0 1454 5">
          <text:p/>
        </draw:connector>
        <draw:connector draw:style-name="gr3" draw:text-style-name="P5" draw:layer="layout" draw:type="line" svg:x1="4.98cm" svg:y1="11.596cm" svg:x2="14.208cm" svg:y2="11.542cm" draw:start-shape="id23" draw:start-glue-point="10" draw:end-shape="id6" draw:end-glue-point="6" svg:d="M4980 11596l9228-54" svg:viewBox="0 0 9229 55">
          <text:p/>
        </draw:connector>
        <draw:connector draw:style-name="gr3" draw:text-style-name="P5" draw:layer="layout" draw:type="line" svg:x1="4.98cm" svg:y1="11.596cm" svg:x2="14.208cm" svg:y2="10.231cm" draw:start-shape="id23" draw:start-glue-point="10" draw:end-shape="id7" draw:end-glue-point="6" svg:d="M4980 11596l9228-1365" svg:viewBox="0 0 9229 1366">
          <text:p/>
        </draw:connector>
        <draw:connector draw:style-name="gr3" draw:text-style-name="P5" draw:layer="layout" draw:type="line" svg:x1="4.98cm" svg:y1="11.596cm" svg:x2="14.208cm" svg:y2="8.924cm" draw:start-shape="id23" draw:start-glue-point="10" draw:end-shape="id8" draw:end-glue-point="6" svg:d="M4980 11596l9228-2672" svg:viewBox="0 0 9229 2673">
          <text:p/>
        </draw:connector>
        <draw:connector draw:style-name="gr3" draw:text-style-name="P5" draw:layer="layout" draw:type="line" svg:x1="4.98cm" svg:y1="11.596cm" svg:x2="14.208cm" svg:y2="7.598cm" draw:start-shape="id23" draw:start-glue-point="10" draw:end-shape="id9" draw:end-glue-point="6" svg:d="M4980 11596l9228-3998" svg:viewBox="0 0 9229 3999">
          <text:p/>
        </draw:connector>
        <draw:connector draw:style-name="gr3" draw:text-style-name="P5" draw:layer="layout" draw:type="line" svg:x1="4.98cm" svg:y1="11.596cm" svg:x2="14.208cm" svg:y2="6.288cm" draw:start-shape="id23" draw:start-glue-point="10" draw:end-shape="id10" draw:end-glue-point="6" svg:d="M4980 11596l9228-5308" svg:viewBox="0 0 9229 5309">
          <text:p/>
        </draw:connector>
        <draw:connector draw:style-name="gr3" draw:text-style-name="P5" draw:layer="layout" draw:type="line" svg:x1="4.98cm" svg:y1="11.596cm" svg:x2="14.208cm" svg:y2="4.976cm" draw:start-shape="id23" draw:start-glue-point="10" draw:end-shape="id2" draw:end-glue-point="6" svg:d="M4980 11596l9228-6620" svg:viewBox="0 0 9229 6621">
          <text:p/>
        </draw:connector>
        <draw:connector draw:style-name="gr3" draw:text-style-name="P5" draw:layer="layout" draw:type="line" svg:x1="4.98cm" svg:y1="11.596cm" svg:x2="14.208cm" svg:y2="3.665cm" draw:start-shape="id23" draw:start-glue-point="10" draw:end-shape="id4" draw:end-glue-point="6" svg:d="M4980 11596l9228-7931" svg:viewBox="0 0 9229 7932">
          <text:p/>
        </draw:connector>
        <draw:connector draw:style-name="gr3" draw:text-style-name="P5" draw:layer="layout" draw:type="line" svg:x1="4.98cm" svg:y1="11.596cm" svg:x2="14.207cm" svg:y2="2.363cm" draw:start-shape="id23" draw:start-glue-point="10" draw:end-shape="id5" draw:end-glue-point="6" svg:d="M4980 11596l9227-9233" svg:viewBox="0 0 9228 9234">
          <text:p/>
        </draw:connector>
        <draw:connector draw:style-name="gr3" draw:text-style-name="P5" draw:layer="layout" draw:type="line" svg:x1="4.98cm" svg:y1="11.596cm" svg:x2="14.21cm" svg:y2="19.938cm" draw:start-shape="id23" draw:start-glue-point="10" draw:end-shape="id11" draw:end-glue-point="6" svg:d="M4980 11596l9230 8342" svg:viewBox="0 0 9231 8343">
          <text:p/>
        </draw:connector>
        <draw:connector draw:style-name="gr3" draw:text-style-name="P5" draw:layer="layout" draw:type="line" svg:x1="4.98cm" svg:y1="11.596cm" svg:x2="14.209cm" svg:y2="18.153cm" draw:start-shape="id23" draw:start-glue-point="10" draw:end-shape="id12" draw:end-glue-point="6" svg:d="M4980 11596l9229 6557" svg:viewBox="0 0 9230 6558">
          <text:p/>
        </draw:connector>
        <draw:connector draw:style-name="gr3" draw:text-style-name="P5" draw:layer="layout" draw:type="line" svg:x1="4.98cm" svg:y1="11.596cm" svg:x2="14.207cm" svg:y2="16.825cm" draw:start-shape="id23" draw:start-glue-point="10" draw:end-shape="id13" draw:end-glue-point="6" svg:d="M4980 11596l9227 5229" svg:viewBox="0 0 9228 5230">
          <text:p/>
        </draw:connector>
        <draw:connector draw:style-name="gr3" draw:text-style-name="P5" draw:layer="layout" draw:type="line" svg:x1="4.98cm" svg:y1="11.596cm" svg:x2="14.208cm" svg:y2="15.509cm" draw:start-shape="id23" draw:start-glue-point="10" draw:end-shape="id14" draw:end-glue-point="6" svg:d="M4980 11596l9228 3913" svg:viewBox="0 0 9229 3914">
          <text:p/>
        </draw:connector>
        <draw:connector draw:style-name="gr3" draw:text-style-name="P5" draw:layer="layout" draw:type="line" svg:x1="4.98cm" svg:y1="11.596cm" svg:x2="14.208cm" svg:y2="14.187cm" draw:start-shape="id23" draw:start-glue-point="10" draw:end-shape="id15" draw:end-glue-point="6" svg:d="M4980 11596l9228 2591" svg:viewBox="0 0 9229 2592">
          <text:p/>
        </draw:connector>
        <draw:connector draw:style-name="gr3" draw:text-style-name="P5" draw:layer="layout" draw:type="line" svg:x1="4.98cm" svg:y1="11.596cm" svg:x2="14.208cm" svg:y2="12.864cm" draw:start-shape="id23" draw:start-glue-point="10" draw:end-shape="id16" draw:end-glue-point="6" svg:d="M4980 11596l9228 1268" svg:viewBox="0 0 9229 1269">
          <text:p/>
        </draw:connector>
        <draw:custom-shape draw:style-name="gr1" draw:text-style-name="P1" xml:id="id24" draw:id="id24" draw:layer="layout" svg:width="1.23cm" svg:height="1.25cm" svg:x="3.73cm" svg:y="9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19cm" svg:y="9.633cm">
          <draw:text-box>
            <text:p text:style-name="P2"><text:span text:style-name="T1">rm</text:span></text:p>
          </draw:text-box>
        </draw:frame>
        <draw:connector draw:style-name="gr3" draw:text-style-name="P5" draw:layer="layout" draw:type="line" svg:x1="2.277cm" svg:y1="10.262cm" svg:x2="3.73cm" svg:y2="10.258cm" draw:end-shape="id24" draw:end-glue-point="6" svg:d="M2277 10262l1453-4" svg:viewBox="0 0 1454 5">
          <text:p/>
        </draw:connector>
        <draw:connector draw:style-name="gr3" draw:text-style-name="P5" draw:layer="layout" draw:type="line" svg:x1="4.96cm" svg:y1="10.258cm" svg:x2="14.208cm" svg:y2="11.542cm" draw:start-shape="id24" draw:start-glue-point="10" draw:end-shape="id6" draw:end-glue-point="6" svg:d="M4960 10258l9248 1284" svg:viewBox="0 0 9249 1285">
          <text:p/>
        </draw:connector>
        <draw:connector draw:style-name="gr3" draw:text-style-name="P5" draw:layer="layout" draw:type="line" svg:x1="4.96cm" svg:y1="10.258cm" svg:x2="14.208cm" svg:y2="10.231cm" draw:start-shape="id24" draw:start-glue-point="10" draw:end-shape="id7" draw:end-glue-point="6" svg:d="M4960 10258l9248-27" svg:viewBox="0 0 9249 28">
          <text:p/>
        </draw:connector>
        <draw:connector draw:style-name="gr3" draw:text-style-name="P5" draw:layer="layout" draw:type="line" svg:x1="4.96cm" svg:y1="10.258cm" svg:x2="14.208cm" svg:y2="8.924cm" draw:start-shape="id24" draw:start-glue-point="10" draw:end-shape="id8" draw:end-glue-point="6" svg:d="M4960 10258l9248-1334" svg:viewBox="0 0 9249 1335">
          <text:p/>
        </draw:connector>
        <draw:connector draw:style-name="gr3" draw:text-style-name="P5" draw:layer="layout" draw:type="line" svg:x1="4.96cm" svg:y1="10.258cm" svg:x2="14.208cm" svg:y2="7.598cm" draw:start-shape="id24" draw:start-glue-point="10" draw:end-shape="id9" draw:end-glue-point="6" svg:d="M4960 10258l9248-2660" svg:viewBox="0 0 9249 2661">
          <text:p/>
        </draw:connector>
        <draw:connector draw:style-name="gr3" draw:text-style-name="P5" draw:layer="layout" draw:type="line" svg:x1="4.96cm" svg:y1="10.258cm" svg:x2="14.208cm" svg:y2="6.288cm" draw:start-shape="id24" draw:start-glue-point="10" draw:end-shape="id10" draw:end-glue-point="6" svg:d="M4960 10258l9248-3970" svg:viewBox="0 0 9249 3971">
          <text:p/>
        </draw:connector>
        <draw:connector draw:style-name="gr3" draw:text-style-name="P5" draw:layer="layout" draw:type="line" svg:x1="4.96cm" svg:y1="10.258cm" svg:x2="14.208cm" svg:y2="4.976cm" draw:start-shape="id24" draw:start-glue-point="10" draw:end-shape="id2" draw:end-glue-point="6" svg:d="M4960 10258l9248-5282" svg:viewBox="0 0 9249 5283">
          <text:p/>
        </draw:connector>
        <draw:connector draw:style-name="gr3" draw:text-style-name="P5" draw:layer="layout" draw:type="line" svg:x1="4.96cm" svg:y1="10.258cm" svg:x2="14.208cm" svg:y2="3.665cm" draw:start-shape="id24" draw:start-glue-point="10" draw:end-shape="id4" draw:end-glue-point="6" svg:d="M4960 10258l9248-6593" svg:viewBox="0 0 9249 6594">
          <text:p/>
        </draw:connector>
        <draw:connector draw:style-name="gr3" draw:text-style-name="P5" draw:layer="layout" draw:type="line" svg:x1="4.96cm" svg:y1="10.258cm" svg:x2="14.207cm" svg:y2="2.363cm" draw:start-shape="id24" draw:start-glue-point="10" draw:end-shape="id5" draw:end-glue-point="6" svg:d="M4960 10258l9247-7895" svg:viewBox="0 0 9248 7896">
          <text:p/>
        </draw:connector>
        <draw:connector draw:style-name="gr3" draw:text-style-name="P5" draw:layer="layout" draw:type="line" svg:x1="4.96cm" svg:y1="10.258cm" svg:x2="14.21cm" svg:y2="19.938cm" draw:start-shape="id24" draw:start-glue-point="10" draw:end-shape="id11" draw:end-glue-point="6" svg:d="M4960 10258l9250 9680" svg:viewBox="0 0 9251 9681">
          <text:p/>
        </draw:connector>
        <draw:connector draw:style-name="gr3" draw:text-style-name="P5" draw:layer="layout" draw:type="line" svg:x1="4.96cm" svg:y1="10.258cm" svg:x2="14.209cm" svg:y2="18.153cm" draw:start-shape="id24" draw:start-glue-point="10" draw:end-shape="id12" draw:end-glue-point="6" svg:d="M4960 10258l9249 7895" svg:viewBox="0 0 9250 7896">
          <text:p/>
        </draw:connector>
        <draw:connector draw:style-name="gr3" draw:text-style-name="P5" draw:layer="layout" draw:type="line" svg:x1="4.96cm" svg:y1="10.258cm" svg:x2="14.207cm" svg:y2="16.825cm" draw:start-shape="id24" draw:start-glue-point="10" draw:end-shape="id13" draw:end-glue-point="6" svg:d="M4960 10258l9247 6567" svg:viewBox="0 0 9248 6568">
          <text:p/>
        </draw:connector>
        <draw:connector draw:style-name="gr3" draw:text-style-name="P5" draw:layer="layout" draw:type="line" svg:x1="4.96cm" svg:y1="10.258cm" svg:x2="14.208cm" svg:y2="15.509cm" draw:start-shape="id24" draw:start-glue-point="10" draw:end-shape="id14" draw:end-glue-point="6" svg:d="M4960 10258l9248 5251" svg:viewBox="0 0 9249 5252">
          <text:p/>
        </draw:connector>
        <draw:connector draw:style-name="gr3" draw:text-style-name="P5" draw:layer="layout" draw:type="line" svg:x1="4.96cm" svg:y1="10.258cm" svg:x2="14.208cm" svg:y2="14.187cm" draw:start-shape="id24" draw:start-glue-point="10" draw:end-shape="id15" draw:end-glue-point="6" svg:d="M4960 10258l9248 3929" svg:viewBox="0 0 9249 3930">
          <text:p/>
        </draw:connector>
        <draw:connector draw:style-name="gr3" draw:text-style-name="P5" draw:layer="layout" draw:type="line" svg:x1="4.96cm" svg:y1="10.258cm" svg:x2="14.208cm" svg:y2="12.864cm" draw:start-shape="id24" draw:start-glue-point="10" draw:end-shape="id16" draw:end-glue-point="6" svg:d="M4960 10258l9248 2606" svg:viewBox="0 0 9249 2607">
          <text:p/>
        </draw:connector>
        <draw:custom-shape draw:style-name="gr1" draw:text-style-name="P1" xml:id="id25" draw:id="id25" draw:layer="layout" svg:width="1.23cm" svg:height="1.25cm" svg:x="3.706cm" svg:y="8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166cm" svg:y="8.28cm">
          <draw:text-box>
            <text:p text:style-name="P2"><text:span text:style-name="T1">nox</text:span></text:p>
          </draw:text-box>
        </draw:frame>
        <draw:connector draw:style-name="gr3" draw:text-style-name="P5" draw:layer="layout" draw:type="line" svg:x1="2.253cm" svg:y1="8.909cm" svg:x2="3.706cm" svg:y2="8.905cm" draw:end-shape="id25" draw:end-glue-point="6" svg:d="M2253 8909l1453-4" svg:viewBox="0 0 1454 5">
          <text:p/>
        </draw:connector>
        <draw:connector draw:style-name="gr3" draw:text-style-name="P5" draw:layer="layout" draw:type="line" svg:x1="4.936cm" svg:y1="8.905cm" svg:x2="14.208cm" svg:y2="11.542cm" draw:start-shape="id25" draw:start-glue-point="10" draw:end-shape="id6" draw:end-glue-point="6" svg:d="M4936 8905l9272 2637" svg:viewBox="0 0 9273 2638">
          <text:p/>
        </draw:connector>
        <draw:connector draw:style-name="gr3" draw:text-style-name="P5" draw:layer="layout" draw:type="line" svg:x1="4.936cm" svg:y1="8.905cm" svg:x2="14.208cm" svg:y2="10.231cm" draw:start-shape="id25" draw:start-glue-point="10" draw:end-shape="id7" draw:end-glue-point="6" svg:d="M4936 8905l9272 1326" svg:viewBox="0 0 9273 1327">
          <text:p/>
        </draw:connector>
        <draw:connector draw:style-name="gr3" draw:text-style-name="P5" draw:layer="layout" draw:type="line" svg:x1="4.936cm" svg:y1="8.905cm" svg:x2="14.208cm" svg:y2="8.924cm" draw:start-shape="id25" draw:start-glue-point="10" draw:end-shape="id8" draw:end-glue-point="6" svg:d="M4936 8905l9272 19" svg:viewBox="0 0 9273 20">
          <text:p/>
        </draw:connector>
        <draw:connector draw:style-name="gr3" draw:text-style-name="P5" draw:layer="layout" draw:type="line" svg:x1="4.936cm" svg:y1="8.905cm" svg:x2="14.208cm" svg:y2="7.598cm" draw:start-shape="id25" draw:start-glue-point="10" draw:end-shape="id9" draw:end-glue-point="6" svg:d="M4936 8905l9272-1307" svg:viewBox="0 0 9273 1308">
          <text:p/>
        </draw:connector>
        <draw:connector draw:style-name="gr3" draw:text-style-name="P5" draw:layer="layout" draw:type="line" svg:x1="4.936cm" svg:y1="8.905cm" svg:x2="14.208cm" svg:y2="6.288cm" draw:start-shape="id25" draw:start-glue-point="10" draw:end-shape="id10" draw:end-glue-point="6" svg:d="M4936 8905l9272-2617" svg:viewBox="0 0 9273 2618">
          <text:p/>
        </draw:connector>
        <draw:connector draw:style-name="gr3" draw:text-style-name="P5" draw:layer="layout" draw:type="line" svg:x1="4.936cm" svg:y1="8.905cm" svg:x2="14.208cm" svg:y2="4.976cm" draw:start-shape="id25" draw:start-glue-point="10" draw:end-shape="id2" draw:end-glue-point="6" svg:d="M4936 8905l9272-3929" svg:viewBox="0 0 9273 3930">
          <text:p/>
        </draw:connector>
        <draw:connector draw:style-name="gr3" draw:text-style-name="P5" draw:layer="layout" draw:type="line" svg:x1="4.936cm" svg:y1="8.905cm" svg:x2="14.208cm" svg:y2="3.665cm" draw:start-shape="id25" draw:start-glue-point="10" draw:end-shape="id4" draw:end-glue-point="6" svg:d="M4936 8905l9272-5240" svg:viewBox="0 0 9273 5241">
          <text:p/>
        </draw:connector>
        <draw:connector draw:style-name="gr3" draw:text-style-name="P5" draw:layer="layout" draw:type="line" svg:x1="4.936cm" svg:y1="8.905cm" svg:x2="14.207cm" svg:y2="2.363cm" draw:start-shape="id25" draw:start-glue-point="10" draw:end-shape="id5" draw:end-glue-point="6" svg:d="M4936 8905l9271-6542" svg:viewBox="0 0 9272 6543">
          <text:p/>
        </draw:connector>
        <draw:connector draw:style-name="gr3" draw:text-style-name="P5" draw:layer="layout" draw:type="line" svg:x1="4.936cm" svg:y1="8.905cm" svg:x2="14.21cm" svg:y2="19.938cm" draw:start-shape="id25" draw:start-glue-point="10" draw:end-shape="id11" draw:end-glue-point="6" svg:d="M4936 8905l9274 11033" svg:viewBox="0 0 9275 11034">
          <text:p/>
        </draw:connector>
        <draw:connector draw:style-name="gr3" draw:text-style-name="P5" draw:layer="layout" draw:type="line" svg:x1="4.936cm" svg:y1="8.905cm" svg:x2="14.209cm" svg:y2="18.153cm" draw:start-shape="id25" draw:start-glue-point="10" draw:end-shape="id12" draw:end-glue-point="6" svg:d="M4936 8905l9273 9248" svg:viewBox="0 0 9274 9249">
          <text:p/>
        </draw:connector>
        <draw:connector draw:style-name="gr3" draw:text-style-name="P5" draw:layer="layout" draw:type="line" svg:x1="4.936cm" svg:y1="8.905cm" svg:x2="14.207cm" svg:y2="16.825cm" draw:start-shape="id25" draw:start-glue-point="10" draw:end-shape="id13" draw:end-glue-point="6" svg:d="M4936 8905l9271 7920" svg:viewBox="0 0 9272 7921">
          <text:p/>
        </draw:connector>
        <draw:connector draw:style-name="gr3" draw:text-style-name="P5" draw:layer="layout" draw:type="line" svg:x1="4.936cm" svg:y1="8.905cm" svg:x2="14.208cm" svg:y2="15.509cm" draw:start-shape="id25" draw:start-glue-point="10" draw:end-shape="id14" draw:end-glue-point="6" svg:d="M4936 8905l9272 6604" svg:viewBox="0 0 9273 6605">
          <text:p/>
        </draw:connector>
        <draw:connector draw:style-name="gr3" draw:text-style-name="P5" draw:layer="layout" draw:type="line" svg:x1="4.936cm" svg:y1="8.905cm" svg:x2="14.208cm" svg:y2="14.187cm" draw:start-shape="id25" draw:start-glue-point="10" draw:end-shape="id15" draw:end-glue-point="6" svg:d="M4936 8905l9272 5282" svg:viewBox="0 0 9273 5283">
          <text:p/>
        </draw:connector>
        <draw:connector draw:style-name="gr3" draw:text-style-name="P5" draw:layer="layout" draw:type="line" svg:x1="4.936cm" svg:y1="8.905cm" svg:x2="14.208cm" svg:y2="12.864cm" draw:start-shape="id25" draw:start-glue-point="10" draw:end-shape="id16" draw:end-glue-point="6" svg:d="M4936 8905l9272 3959" svg:viewBox="0 0 9273 3960">
          <text:p/>
        </draw:connector>
        <draw:custom-shape draw:style-name="gr1" draw:text-style-name="P1" xml:id="id26" draw:id="id26" draw:layer="layout" svg:width="1.23cm" svg:height="1.25cm" svg:x="3.709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2.169cm" svg:y="6.912cm">
          <draw:text-box>
            <text:p text:style-name="P2"><text:span text:style-name="T1">chas</text:span></text:p>
          </draw:text-box>
        </draw:frame>
        <draw:connector draw:style-name="gr3" draw:text-style-name="P5" draw:layer="layout" draw:type="line" svg:x1="2.256cm" svg:y1="7.541cm" svg:x2="3.709cm" svg:y2="7.537cm" draw:end-shape="id26" draw:end-glue-point="6" svg:d="M2256 7541l1453-4" svg:viewBox="0 0 1454 5">
          <text:p/>
        </draw:connector>
        <draw:connector draw:style-name="gr3" draw:text-style-name="P5" draw:layer="layout" draw:type="line" svg:x1="4.939cm" svg:y1="7.537cm" svg:x2="14.208cm" svg:y2="11.542cm" draw:start-shape="id26" draw:start-glue-point="10" draw:end-shape="id6" draw:end-glue-point="6" svg:d="M4939 7537l9269 4005" svg:viewBox="0 0 9270 4006">
          <text:p/>
        </draw:connector>
        <draw:connector draw:style-name="gr3" draw:text-style-name="P5" draw:layer="layout" draw:type="line" svg:x1="4.939cm" svg:y1="7.537cm" svg:x2="14.208cm" svg:y2="10.231cm" draw:start-shape="id26" draw:start-glue-point="10" draw:end-shape="id7" draw:end-glue-point="6" svg:d="M4939 7537l9269 2694" svg:viewBox="0 0 9270 2695">
          <text:p/>
        </draw:connector>
        <draw:connector draw:style-name="gr3" draw:text-style-name="P5" draw:layer="layout" draw:type="line" svg:x1="4.939cm" svg:y1="7.537cm" svg:x2="14.208cm" svg:y2="8.924cm" draw:start-shape="id26" draw:start-glue-point="10" draw:end-shape="id8" draw:end-glue-point="6" svg:d="M4939 7537l9269 1387" svg:viewBox="0 0 9270 1388">
          <text:p/>
        </draw:connector>
        <draw:connector draw:style-name="gr3" draw:text-style-name="P5" draw:layer="layout" draw:type="line" svg:x1="4.939cm" svg:y1="7.537cm" svg:x2="14.208cm" svg:y2="7.598cm" draw:start-shape="id26" draw:start-glue-point="10" draw:end-shape="id9" draw:end-glue-point="6" svg:d="M4939 7537l9269 61" svg:viewBox="0 0 9270 62">
          <text:p/>
        </draw:connector>
        <draw:connector draw:style-name="gr3" draw:text-style-name="P5" draw:layer="layout" draw:type="line" svg:x1="4.939cm" svg:y1="7.537cm" svg:x2="14.208cm" svg:y2="6.288cm" draw:start-shape="id26" draw:start-glue-point="10" draw:end-shape="id10" draw:end-glue-point="6" svg:d="M4939 7537l9269-1249" svg:viewBox="0 0 9270 1250">
          <text:p/>
        </draw:connector>
        <draw:connector draw:style-name="gr3" draw:text-style-name="P5" draw:layer="layout" draw:type="line" svg:x1="4.939cm" svg:y1="7.537cm" svg:x2="14.208cm" svg:y2="4.976cm" draw:start-shape="id26" draw:start-glue-point="10" draw:end-shape="id2" draw:end-glue-point="6" svg:d="M4939 7537l9269-2561" svg:viewBox="0 0 9270 2562">
          <text:p/>
        </draw:connector>
        <draw:connector draw:style-name="gr3" draw:text-style-name="P5" draw:layer="layout" draw:type="line" svg:x1="4.939cm" svg:y1="7.537cm" svg:x2="14.208cm" svg:y2="3.665cm" draw:start-shape="id26" draw:start-glue-point="10" draw:end-shape="id4" draw:end-glue-point="6" svg:d="M4939 7537l9269-3872" svg:viewBox="0 0 9270 3873">
          <text:p/>
        </draw:connector>
        <draw:connector draw:style-name="gr3" draw:text-style-name="P5" draw:layer="layout" draw:type="line" svg:x1="4.939cm" svg:y1="7.537cm" svg:x2="14.207cm" svg:y2="2.363cm" draw:start-shape="id26" draw:start-glue-point="10" draw:end-shape="id5" draw:end-glue-point="6" svg:d="M4939 7537l9268-5174" svg:viewBox="0 0 9269 5175">
          <text:p/>
        </draw:connector>
        <draw:connector draw:style-name="gr3" draw:text-style-name="P5" draw:layer="layout" draw:type="line" svg:x1="4.939cm" svg:y1="7.537cm" svg:x2="14.21cm" svg:y2="19.938cm" draw:start-shape="id26" draw:start-glue-point="10" draw:end-shape="id11" draw:end-glue-point="6" svg:d="M4939 7537l9271 12401" svg:viewBox="0 0 9272 12402">
          <text:p/>
        </draw:connector>
        <draw:connector draw:style-name="gr3" draw:text-style-name="P5" draw:layer="layout" draw:type="line" svg:x1="4.939cm" svg:y1="7.537cm" svg:x2="14.209cm" svg:y2="18.153cm" draw:start-shape="id26" draw:start-glue-point="10" draw:end-shape="id12" draw:end-glue-point="6" svg:d="M4939 7537l9270 10616" svg:viewBox="0 0 9271 10617">
          <text:p/>
        </draw:connector>
        <draw:connector draw:style-name="gr3" draw:text-style-name="P5" draw:layer="layout" draw:type="line" svg:x1="4.939cm" svg:y1="7.537cm" svg:x2="14.207cm" svg:y2="16.825cm" draw:start-shape="id26" draw:start-glue-point="10" draw:end-shape="id13" draw:end-glue-point="6" svg:d="M4939 7537l9268 9288" svg:viewBox="0 0 9269 9289">
          <text:p/>
        </draw:connector>
        <draw:connector draw:style-name="gr3" draw:text-style-name="P5" draw:layer="layout" draw:type="line" svg:x1="4.939cm" svg:y1="7.537cm" svg:x2="14.208cm" svg:y2="15.509cm" draw:start-shape="id26" draw:start-glue-point="10" draw:end-shape="id14" draw:end-glue-point="6" svg:d="M4939 7537l9269 7972" svg:viewBox="0 0 9270 7973">
          <text:p/>
        </draw:connector>
        <draw:connector draw:style-name="gr3" draw:text-style-name="P5" draw:layer="layout" draw:type="line" svg:x1="4.939cm" svg:y1="7.537cm" svg:x2="14.208cm" svg:y2="14.187cm" draw:start-shape="id26" draw:start-glue-point="10" draw:end-shape="id15" draw:end-glue-point="6" svg:d="M4939 7537l9269 6650" svg:viewBox="0 0 9270 6651">
          <text:p/>
        </draw:connector>
        <draw:connector draw:style-name="gr3" draw:text-style-name="P5" draw:layer="layout" draw:type="line" svg:x1="4.939cm" svg:y1="7.537cm" svg:x2="14.208cm" svg:y2="12.864cm" draw:start-shape="id26" draw:start-glue-point="10" draw:end-shape="id16" draw:end-glue-point="6" svg:d="M4939 7537l9269 5327" svg:viewBox="0 0 9270 5328">
          <text:p/>
        </draw:connector>
        <draw:custom-shape draw:style-name="gr1" draw:text-style-name="P1" xml:id="id27" draw:id="id27" draw:layer="layout" svg:width="1.23cm" svg:height="1.25cm" svg:x="3.7cm" svg:y="5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342cm" svg:height="1.039cm" svg:x="2.16cm" svg:y="5.421cm">
          <draw:text-box>
            <text:p text:style-name="P2"><text:span text:style-name="T1">indus</text:span></text:p>
          </draw:text-box>
        </draw:frame>
        <draw:connector draw:style-name="gr3" draw:text-style-name="P5" draw:layer="layout" draw:type="line" svg:x1="2.247cm" svg:y1="6.194cm" svg:x2="3.7cm" svg:y2="6.19cm" draw:end-shape="id27" draw:end-glue-point="6" svg:d="M2247 6194l1453-4" svg:viewBox="0 0 1454 5">
          <text:p/>
        </draw:connector>
        <draw:connector draw:style-name="gr3" draw:text-style-name="P5" draw:layer="layout" draw:type="line" svg:x1="4.93cm" svg:y1="6.19cm" svg:x2="14.208cm" svg:y2="11.542cm" draw:start-shape="id27" draw:start-glue-point="10" draw:end-shape="id6" draw:end-glue-point="6" svg:d="M4930 6190l9278 5352" svg:viewBox="0 0 9279 5353">
          <text:p/>
        </draw:connector>
        <draw:connector draw:style-name="gr3" draw:text-style-name="P5" draw:layer="layout" draw:type="line" svg:x1="4.93cm" svg:y1="6.19cm" svg:x2="14.208cm" svg:y2="10.231cm" draw:start-shape="id27" draw:start-glue-point="10" draw:end-shape="id7" draw:end-glue-point="6" svg:d="M4930 6190l9278 4041" svg:viewBox="0 0 9279 4042">
          <text:p/>
        </draw:connector>
        <draw:connector draw:style-name="gr3" draw:text-style-name="P5" draw:layer="layout" draw:type="line" svg:x1="4.93cm" svg:y1="6.19cm" svg:x2="14.208cm" svg:y2="8.924cm" draw:start-shape="id27" draw:start-glue-point="10" draw:end-shape="id8" draw:end-glue-point="6" svg:d="M4930 6190l9278 2734" svg:viewBox="0 0 9279 2735">
          <text:p/>
        </draw:connector>
        <draw:connector draw:style-name="gr3" draw:text-style-name="P5" draw:layer="layout" draw:type="line" svg:x1="4.93cm" svg:y1="6.19cm" svg:x2="14.208cm" svg:y2="7.598cm" draw:start-shape="id27" draw:start-glue-point="10" draw:end-shape="id9" draw:end-glue-point="6" svg:d="M4930 6190l9278 1408" svg:viewBox="0 0 9279 1409">
          <text:p/>
        </draw:connector>
        <draw:connector draw:style-name="gr3" draw:text-style-name="P5" draw:layer="layout" draw:type="line" svg:x1="4.93cm" svg:y1="6.19cm" svg:x2="14.208cm" svg:y2="6.288cm" draw:start-shape="id27" draw:start-glue-point="10" draw:end-shape="id10" draw:end-glue-point="6" svg:d="M4930 6190l9278 98" svg:viewBox="0 0 9279 99">
          <text:p/>
        </draw:connector>
        <draw:connector draw:style-name="gr3" draw:text-style-name="P5" draw:layer="layout" draw:type="line" svg:x1="4.93cm" svg:y1="6.19cm" svg:x2="14.208cm" svg:y2="4.976cm" draw:start-shape="id27" draw:start-glue-point="10" draw:end-shape="id2" draw:end-glue-point="6" svg:d="M4930 6190l9278-1214" svg:viewBox="0 0 9279 1215">
          <text:p/>
        </draw:connector>
        <draw:connector draw:style-name="gr3" draw:text-style-name="P5" draw:layer="layout" draw:type="line" svg:x1="4.93cm" svg:y1="6.19cm" svg:x2="14.208cm" svg:y2="3.665cm" draw:start-shape="id27" draw:start-glue-point="10" draw:end-shape="id4" draw:end-glue-point="6" svg:d="M4930 6190l9278-2525" svg:viewBox="0 0 9279 2526">
          <text:p/>
        </draw:connector>
        <draw:connector draw:style-name="gr3" draw:text-style-name="P5" draw:layer="layout" draw:type="line" svg:x1="4.93cm" svg:y1="6.19cm" svg:x2="14.207cm" svg:y2="2.363cm" draw:start-shape="id27" draw:start-glue-point="10" draw:end-shape="id5" draw:end-glue-point="6" svg:d="M4930 6190l9277-3827" svg:viewBox="0 0 9278 3828">
          <text:p/>
        </draw:connector>
        <draw:connector draw:style-name="gr3" draw:text-style-name="P5" draw:layer="layout" draw:type="line" svg:x1="4.93cm" svg:y1="6.19cm" svg:x2="14.21cm" svg:y2="19.938cm" draw:start-shape="id27" draw:start-glue-point="10" draw:end-shape="id11" draw:end-glue-point="6" svg:d="M4930 6190l9280 13748" svg:viewBox="0 0 9281 13749">
          <text:p/>
        </draw:connector>
        <draw:connector draw:style-name="gr3" draw:text-style-name="P5" draw:layer="layout" draw:type="line" svg:x1="4.93cm" svg:y1="6.19cm" svg:x2="14.209cm" svg:y2="18.153cm" draw:start-shape="id27" draw:start-glue-point="10" draw:end-shape="id12" draw:end-glue-point="6" svg:d="M4930 6190l9279 11963" svg:viewBox="0 0 9280 11964">
          <text:p/>
        </draw:connector>
        <draw:connector draw:style-name="gr3" draw:text-style-name="P5" draw:layer="layout" draw:type="line" svg:x1="4.93cm" svg:y1="6.19cm" svg:x2="14.207cm" svg:y2="16.825cm" draw:start-shape="id27" draw:start-glue-point="10" draw:end-shape="id13" draw:end-glue-point="6" svg:d="M4930 6190l9277 10635" svg:viewBox="0 0 9278 10636">
          <text:p/>
        </draw:connector>
        <draw:connector draw:style-name="gr3" draw:text-style-name="P5" draw:layer="layout" draw:type="line" svg:x1="4.93cm" svg:y1="6.19cm" svg:x2="14.208cm" svg:y2="15.509cm" draw:start-shape="id27" draw:start-glue-point="10" draw:end-shape="id14" draw:end-glue-point="6" svg:d="M4930 6190l9278 9319" svg:viewBox="0 0 9279 9320">
          <text:p/>
        </draw:connector>
        <draw:connector draw:style-name="gr3" draw:text-style-name="P5" draw:layer="layout" draw:type="line" svg:x1="4.93cm" svg:y1="6.19cm" svg:x2="14.208cm" svg:y2="14.187cm" draw:start-shape="id27" draw:start-glue-point="10" draw:end-shape="id15" draw:end-glue-point="6" svg:d="M4930 6190l9278 7997" svg:viewBox="0 0 9279 7998">
          <text:p/>
        </draw:connector>
        <draw:connector draw:style-name="gr3" draw:text-style-name="P5" draw:layer="layout" draw:type="line" svg:x1="4.93cm" svg:y1="6.19cm" svg:x2="14.208cm" svg:y2="12.864cm" draw:start-shape="id27" draw:start-glue-point="10" draw:end-shape="id16" draw:end-glue-point="6" svg:d="M4930 6190l9278 6674" svg:viewBox="0 0 9279 6675">
          <text:p/>
        </draw:connector>
        <draw:connector draw:style-name="gr8" draw:text-style-name="P9" draw:layer="layout" draw:type="line" svg:x1="14.825cm" svg:y1="19.313cm" svg:x2="14.824cm" svg:y2="18.778cm" draw:start-shape="id11" draw:start-glue-point="4" draw:end-shape="id12" svg:d="M14825 19313l-1-535" svg:viewBox="0 0 2 536">
          <text:p/>
        </draw:connector>
        <draw:custom-shape draw:style-name="gr1" draw:text-style-name="P1" xml:id="id28" draw:id="id28" draw:layer="layout" svg:width="1.23cm" svg:height="1.25cm" svg:x="7.462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5.922cm" svg:y="1.102cm">
          <draw:text-box>
            <text:p text:style-name="P2"><text:span text:style-name="T1">b1</text:span></text:p>
          </draw:text-box>
        </draw:frame>
        <draw:connector draw:style-name="gr3" draw:text-style-name="P5" draw:layer="layout" draw:type="line" svg:x1="5.797cm" svg:y1="1.72cm" svg:x2="7.462cm" svg:y2="1.727cm" draw:end-shape="id28" draw:end-glue-point="6" svg:d="M5797 1720l1665 7" svg:viewBox="0 0 1666 8">
          <text:p/>
        </draw:connector>
        <draw:custom-shape draw:style-name="gr9" draw:text-style-name="P10" xml:id="id29" draw:id="id29" draw:layer="layout" svg:width="1.23cm" svg:height="1.25cm" svg:x="18.063cm" svg:y="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6.523cm" svg:y="1.103cm">
          <draw:text-box>
            <text:p text:style-name="P2"><text:span text:style-name="T1">b2</text:span></text:p>
          </draw:text-box>
        </draw:frame>
        <draw:connector draw:style-name="gr3" draw:text-style-name="P5" draw:layer="layout" draw:type="line" svg:x1="16.192cm" svg:y1="1.716cm" svg:x2="18.063cm" svg:y2="1.728cm" draw:end-shape="id29" draw:end-glue-point="6" svg:d="M16192 1716l1871 12" svg:viewBox="0 0 1872 13">
          <text:p/>
        </draw:connector>
        <draw:connector draw:style-name="gr3" draw:text-style-name="P5" draw:layer="layout" draw:type="line" svg:x1="8.692cm" svg:y1="1.727cm" svg:x2="14.207cm" svg:y2="16.825cm" draw:start-shape="id28" draw:start-glue-point="10" draw:end-shape="id13" draw:end-glue-point="6" svg:d="M8692 1727l5515 15098" svg:viewBox="0 0 5516 15099">
          <text:p/>
        </draw:connector>
        <draw:connector draw:style-name="gr3" draw:text-style-name="P5" draw:layer="layout" draw:type="line" svg:x1="8.692cm" svg:y1="1.727cm" svg:x2="14.207cm" svg:y2="2.363cm" draw:start-shape="id28" draw:start-glue-point="10" draw:end-shape="id5" draw:end-glue-point="6" svg:d="M8692 1727l5515 636" svg:viewBox="0 0 5516 637">
          <text:p/>
        </draw:connector>
        <draw:connector draw:style-name="gr3" draw:text-style-name="P5" draw:layer="layout" draw:type="line" svg:x1="8.692cm" svg:y1="1.727cm" svg:x2="14.208cm" svg:y2="3.665cm" draw:start-shape="id28" draw:start-glue-point="10" draw:end-shape="id4" draw:end-glue-point="6" svg:d="M8692 1727l5516 1938" svg:viewBox="0 0 5517 1939">
          <text:p/>
        </draw:connector>
        <draw:connector draw:style-name="gr3" draw:text-style-name="P5" draw:layer="layout" draw:type="line" svg:x1="8.692cm" svg:y1="1.727cm" svg:x2="14.208cm" svg:y2="4.976cm" draw:start-shape="id28" draw:start-glue-point="10" draw:end-shape="id2" draw:end-glue-point="6" svg:d="M8692 1727l5516 3249" svg:viewBox="0 0 5517 3250">
          <text:p/>
        </draw:connector>
        <draw:connector draw:style-name="gr3" draw:text-style-name="P5" draw:layer="layout" draw:type="line" svg:x1="8.692cm" svg:y1="1.727cm" svg:x2="14.208cm" svg:y2="6.288cm" draw:start-shape="id28" draw:start-glue-point="10" draw:end-shape="id10" draw:end-glue-point="6" svg:d="M8692 1727l5516 4561" svg:viewBox="0 0 5517 4562">
          <text:p/>
        </draw:connector>
        <draw:connector draw:style-name="gr3" draw:text-style-name="P5" draw:layer="layout" draw:type="line" svg:x1="8.692cm" svg:y1="1.727cm" svg:x2="14.208cm" svg:y2="7.598cm" draw:start-shape="id28" draw:start-glue-point="10" draw:end-shape="id9" draw:end-glue-point="6" svg:d="M8692 1727l5516 5871" svg:viewBox="0 0 5517 5872">
          <text:p/>
        </draw:connector>
        <draw:connector draw:style-name="gr3" draw:text-style-name="P5" draw:layer="layout" draw:type="line" svg:x1="8.692cm" svg:y1="1.727cm" svg:x2="14.208cm" svg:y2="8.924cm" draw:start-shape="id28" draw:start-glue-point="10" draw:end-shape="id8" draw:end-glue-point="6" svg:d="M8692 1727l5516 7197" svg:viewBox="0 0 5517 7198">
          <text:p/>
        </draw:connector>
        <draw:connector draw:style-name="gr3" draw:text-style-name="P5" draw:layer="layout" draw:type="line" svg:x1="8.692cm" svg:y1="1.727cm" svg:x2="14.208cm" svg:y2="10.231cm" draw:start-shape="id28" draw:start-glue-point="10" draw:end-shape="id7" draw:end-glue-point="6" svg:d="M8692 1727l5516 8504" svg:viewBox="0 0 5517 8505">
          <text:p/>
        </draw:connector>
        <draw:connector draw:style-name="gr3" draw:text-style-name="P5" draw:layer="layout" draw:type="line" svg:x1="8.692cm" svg:y1="1.727cm" svg:x2="14.208cm" svg:y2="11.542cm" draw:start-shape="id28" draw:start-glue-point="10" draw:end-shape="id6" draw:end-glue-point="6" svg:d="M8692 1727l5516 9815" svg:viewBox="0 0 5517 9816">
          <text:p/>
        </draw:connector>
        <draw:connector draw:style-name="gr3" draw:text-style-name="P5" draw:layer="layout" draw:type="line" svg:x1="8.692cm" svg:y1="1.727cm" svg:x2="14.208cm" svg:y2="12.864cm" draw:start-shape="id28" draw:start-glue-point="10" draw:end-shape="id16" draw:end-glue-point="6" svg:d="M8692 1727l5516 11137" svg:viewBox="0 0 5517 11138">
          <text:p/>
        </draw:connector>
        <draw:connector draw:style-name="gr3" draw:text-style-name="P5" draw:layer="layout" draw:type="line" svg:x1="8.692cm" svg:y1="1.727cm" svg:x2="14.208cm" svg:y2="14.187cm" draw:start-shape="id28" draw:start-glue-point="10" draw:end-shape="id15" draw:end-glue-point="6" svg:d="M8692 1727l5516 12460" svg:viewBox="0 0 5517 12461">
          <text:p/>
        </draw:connector>
        <draw:connector draw:style-name="gr3" draw:text-style-name="P5" draw:layer="layout" draw:type="line" svg:x1="8.692cm" svg:y1="1.727cm" svg:x2="14.208cm" svg:y2="15.509cm" draw:start-shape="id28" draw:start-glue-point="10" draw:end-shape="id14" draw:end-glue-point="6" svg:d="M8692 1727l5516 13782" svg:viewBox="0 0 5517 13783">
          <text:p/>
        </draw:connector>
        <draw:connector draw:style-name="gr3" draw:text-style-name="P5" draw:layer="layout" draw:type="line" svg:x1="8.692cm" svg:y1="1.727cm" svg:x2="14.209cm" svg:y2="18.153cm" draw:start-shape="id28" draw:start-glue-point="10" draw:end-shape="id12" draw:end-glue-point="6" svg:d="M8692 1727l5517 16426" svg:viewBox="0 0 5518 16427">
          <text:p/>
        </draw:connector>
        <draw:connector draw:style-name="gr3" draw:text-style-name="P5" draw:layer="layout" draw:type="line" svg:x1="8.692cm" svg:y1="1.727cm" svg:x2="14.21cm" svg:y2="19.938cm" draw:start-shape="id28" draw:start-glue-point="10" draw:end-shape="id11" draw:end-glue-point="6" svg:d="M8692 1727l5518 18211" svg:viewBox="0 0 5519 18212">
          <text:p/>
        </draw:connector>
        <draw:connector draw:style-name="gr3" draw:text-style-name="P5" draw:layer="layout" draw:type="line" svg:x1="19.293cm" svg:y1="1.728cm" svg:x2="20.416cm" svg:y2="9.875cm" draw:start-shape="id29" draw:start-glue-point="10" draw:end-shape="id3" draw:end-glue-point="6" svg:d="M19293 1728l1123 8147" svg:viewBox="0 0 1124 8148">
          <text:p/>
        </draw:connector>
      </draw:page>
      <draw:page draw:name="page2" draw:style-name="dp1" draw:master-page-name="Predeterminado">
        <draw:custom-shape draw:style-name="gr1" draw:text-style-name="P1" xml:id="id30" draw:id="id30" draw:layer="layout" svg:width="1.23cm" svg:height="1.25cm" svg:x="2.56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2cm" svg:y="3.246cm">
          <draw:text-box>
            <text:p text:style-name="P2"><text:span text:style-name="T1">cri</text:span><text:span text:style-name="T1">m</text:span></text:p>
          </draw:text-box>
        </draw:frame>
        <draw:connector draw:style-name="gr3" draw:text-style-name="P5" draw:layer="layout" draw:type="line" svg:x1="1.107cm" svg:y1="3.875cm" svg:x2="2.56cm" svg:y2="3.871cm" draw:end-shape="id30" draw:end-glue-point="6" svg:d="M1107 3875l1453-4" svg:viewBox="0 0 1454 5">
          <text:p/>
        </draw:connector>
        <draw:custom-shape draw:style-name="gr10" draw:text-style-name="P11" xml:id="id42" draw:id="id42" draw:layer="layout" svg:width="1.23cm" svg:height="1.25cm" svg:x="10.519cm" svg:y="1.964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1" draw:id="id41" draw:layer="layout" svg:width="1.23cm" svg:height="1.25cm" svg:x="10.52cm" svg:y="3.266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0" draw:id="id40" draw:layer="layout" svg:width="1.23cm" svg:height="1.25cm" svg:x="10.52cm" svg:y="4.577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9" draw:id="id39" draw:layer="layout" svg:width="1.23cm" svg:height="1.25cm" svg:x="10.52cm" svg:y="5.889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8" draw:id="id38" draw:layer="layout" svg:width="1.23cm" svg:height="1.25cm" svg:x="10.52cm" svg:y="7.199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7" draw:id="id37" draw:layer="layout" svg:width="1.23cm" svg:height="1.25cm" svg:x="10.52cm" svg:y="8.525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6" draw:id="id36" draw:layer="layout" svg:width="1.23cm" svg:height="1.25cm" svg:x="10.52cm" svg:y="9.832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5" draw:id="id35" draw:layer="layout" svg:width="1.23cm" svg:height="1.25cm" svg:x="10.52cm" svg:y="11.143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8" draw:id="id48" draw:layer="layout" svg:width="1.23cm" svg:height="1.25cm" svg:x="10.52cm" svg:y="12.465cm">
          <text:p text:style-name="P6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7" draw:id="id47" draw:layer="layout" svg:width="1.23cm" svg:height="1.25cm" svg:x="10.52cm" svg:y="13.788cm">
          <text:p text:style-name="P6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6" draw:id="id46" draw:layer="layout" svg:width="1.23cm" svg:height="1.25cm" svg:x="10.52cm" svg:y="15.11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5" draw:id="id45" draw:layer="layout" svg:width="1.23cm" svg:height="1.25cm" svg:x="10.519cm" svg:y="16.426cm">
          <text:p text:style-name="P6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4" draw:id="id44" draw:layer="layout" svg:width="1.23cm" svg:height="1.25cm" svg:x="10.521cm" svg:y="17.754cm">
          <text:p text:style-name="P6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3" draw:id="id43" draw:layer="layout" svg:width="1.23cm" svg:height="1.25cm" svg:x="10.522cm" svg:y="19.559cm">
          <text:p text:style-name="P6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32" draw:id="id32" draw:layer="layout" svg:width="1.23cm" svg:height="1.25cm" svg:x="23.606cm" svg:y="9.496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9.906cm" svg:y1="5.23cm" svg:x2="23.606cm" svg:y2="10.121cm" draw:start-shape="id31" draw:start-glue-point="10" draw:end-shape="id32" draw:end-glue-point="6" svg:d="M19906 5230l3700 4891" svg:viewBox="0 0 3701 4892">
          <text:p/>
        </draw:connector>
        <draw:connector draw:style-name="gr3" draw:text-style-name="P5" draw:layer="layout" draw:type="line" svg:x1="19.906cm" svg:y1="3.919cm" svg:x2="23.606cm" svg:y2="10.121cm" draw:start-shape="id33" draw:start-glue-point="10" draw:end-shape="id32" draw:end-glue-point="6" svg:d="M19906 3919l3700 6202" svg:viewBox="0 0 3701 6203">
          <text:p/>
        </draw:connector>
        <draw:connector draw:style-name="gr3" draw:text-style-name="P5" draw:layer="layout" draw:type="line" svg:x1="19.905cm" svg:y1="2.617cm" svg:x2="23.606cm" svg:y2="10.121cm" draw:start-shape="id34" draw:start-glue-point="10" draw:end-shape="id32" draw:end-glue-point="6" svg:d="M19905 2617l3701 7504" svg:viewBox="0 0 3702 7505">
          <text:p/>
        </draw:connector>
        <draw:connector draw:style-name="gr3" draw:text-style-name="P5" draw:layer="layout" draw:type="line" svg:x1="3.79cm" svg:y1="3.871cm" svg:x2="10.52cm" svg:y2="11.768cm" draw:start-shape="id30" draw:start-glue-point="10" draw:end-shape="id35" draw:end-glue-point="6" svg:d="M3790 3871l6730 7897" svg:viewBox="0 0 6731 7898">
          <text:p/>
        </draw:connector>
        <draw:connector draw:style-name="gr3" draw:text-style-name="P5" draw:layer="layout" draw:type="line" svg:x1="3.79cm" svg:y1="3.871cm" svg:x2="10.52cm" svg:y2="10.457cm" draw:start-shape="id30" draw:start-glue-point="10" draw:end-shape="id36" draw:end-glue-point="6" svg:d="M3790 3871l6730 6586" svg:viewBox="0 0 6731 6587">
          <text:p/>
        </draw:connector>
        <draw:connector draw:style-name="gr3" draw:text-style-name="P5" draw:layer="layout" draw:type="line" svg:x1="3.79cm" svg:y1="3.871cm" svg:x2="10.52cm" svg:y2="9.15cm" draw:start-shape="id30" draw:start-glue-point="10" draw:end-shape="id37" draw:end-glue-point="6" svg:d="M3790 3871l6730 5279" svg:viewBox="0 0 6731 5280">
          <text:p/>
        </draw:connector>
        <draw:connector draw:style-name="gr3" draw:text-style-name="P5" draw:layer="layout" draw:type="line" svg:x1="3.79cm" svg:y1="3.871cm" svg:x2="10.52cm" svg:y2="7.824cm" draw:start-shape="id30" draw:start-glue-point="10" draw:end-shape="id38" draw:end-glue-point="6" svg:d="M3790 3871l6730 3953" svg:viewBox="0 0 6731 3954">
          <text:p/>
        </draw:connector>
        <draw:connector draw:style-name="gr3" draw:text-style-name="P5" draw:layer="layout" draw:type="line" svg:x1="3.79cm" svg:y1="3.871cm" svg:x2="10.52cm" svg:y2="6.514cm" draw:start-shape="id30" draw:start-glue-point="10" draw:end-shape="id39" draw:end-glue-point="6" svg:d="M3790 3871l6730 2643" svg:viewBox="0 0 6731 2644">
          <text:p/>
        </draw:connector>
        <draw:connector draw:style-name="gr3" draw:text-style-name="P5" draw:layer="layout" draw:type="line" svg:x1="3.79cm" svg:y1="3.871cm" svg:x2="10.52cm" svg:y2="5.202cm" draw:start-shape="id30" draw:start-glue-point="10" draw:end-shape="id40" draw:end-glue-point="6" svg:d="M3790 3871l6730 1331" svg:viewBox="0 0 6731 1332">
          <text:p/>
        </draw:connector>
        <draw:connector draw:style-name="gr3" draw:text-style-name="P5" draw:layer="layout" draw:type="line" svg:x1="3.79cm" svg:y1="3.871cm" svg:x2="10.52cm" svg:y2="3.891cm" draw:start-shape="id30" draw:start-glue-point="10" draw:end-shape="id41" draw:end-glue-point="6" svg:d="M3790 3871l6730 20" svg:viewBox="0 0 6731 21">
          <text:p/>
        </draw:connector>
        <draw:connector draw:style-name="gr3" draw:text-style-name="P5" draw:layer="layout" draw:type="line" svg:x1="3.79cm" svg:y1="3.871cm" svg:x2="10.519cm" svg:y2="2.589cm" draw:start-shape="id30" draw:start-glue-point="10" draw:end-shape="id42" draw:end-glue-point="6" svg:d="M3790 3871l6729-1282" svg:viewBox="0 0 6730 1283">
          <text:p/>
        </draw:connector>
        <draw:connector draw:style-name="gr3" draw:text-style-name="P5" draw:layer="layout" draw:type="line" svg:x1="3.79cm" svg:y1="3.871cm" svg:x2="10.522cm" svg:y2="20.184cm" draw:start-shape="id30" draw:start-glue-point="10" draw:end-shape="id43" draw:end-glue-point="6" svg:d="M3790 3871l6732 16313" svg:viewBox="0 0 6733 16314">
          <text:p/>
        </draw:connector>
        <draw:connector draw:style-name="gr3" draw:text-style-name="P5" draw:layer="layout" draw:type="line" svg:x1="3.79cm" svg:y1="3.871cm" svg:x2="10.521cm" svg:y2="18.379cm" draw:start-shape="id30" draw:start-glue-point="10" draw:end-shape="id44" draw:end-glue-point="6" svg:d="M3790 3871l6731 14508" svg:viewBox="0 0 6732 14509">
          <text:p/>
        </draw:connector>
        <draw:connector draw:style-name="gr3" draw:text-style-name="P5" draw:layer="layout" draw:type="line" svg:x1="3.79cm" svg:y1="3.871cm" svg:x2="10.519cm" svg:y2="17.051cm" draw:start-shape="id30" draw:start-glue-point="10" draw:end-shape="id45" draw:end-glue-point="6" svg:d="M3790 3871l6729 13180" svg:viewBox="0 0 6730 13181">
          <text:p/>
        </draw:connector>
        <draw:connector draw:style-name="gr3" draw:text-style-name="P5" draw:layer="layout" draw:type="line" svg:x1="3.79cm" svg:y1="3.871cm" svg:x2="10.52cm" svg:y2="15.735cm" draw:start-shape="id30" draw:start-glue-point="10" draw:end-shape="id46" draw:end-glue-point="6" svg:d="M3790 3871l6730 11864" svg:viewBox="0 0 6731 11865">
          <text:p/>
        </draw:connector>
        <draw:connector draw:style-name="gr3" draw:text-style-name="P5" draw:layer="layout" draw:type="line" svg:x1="3.79cm" svg:y1="3.871cm" svg:x2="10.52cm" svg:y2="14.413cm" draw:start-shape="id30" draw:start-glue-point="10" draw:end-shape="id47" draw:end-glue-point="6" svg:d="M3790 3871l6730 10542" svg:viewBox="0 0 6731 10543">
          <text:p/>
        </draw:connector>
        <draw:connector draw:style-name="gr3" draw:text-style-name="P5" draw:layer="layout" draw:type="line" svg:x1="3.79cm" svg:y1="3.871cm" svg:x2="10.52cm" svg:y2="13.09cm" draw:start-shape="id30" draw:start-glue-point="10" draw:end-shape="id48" draw:end-glue-point="6" svg:d="M3790 3871l6730 9219" svg:viewBox="0 0 6731 9220">
          <text:p/>
        </draw:connector>
        <draw:connector draw:style-name="gr3" draw:text-style-name="P5" draw:layer="layout" draw:type="line" svg:x1="19.908cm" svg:y1="20.184cm" svg:x2="23.606cm" svg:y2="10.121cm" draw:start-shape="id49" draw:start-glue-point="10" draw:end-shape="id32" draw:end-glue-point="6" svg:d="M19908 20184l3698-10063" svg:viewBox="0 0 3699 10064">
          <text:p/>
        </draw:connector>
        <draw:connector draw:style-name="gr3" draw:text-style-name="P5" draw:layer="layout" draw:type="line" svg:x1="19.907cm" svg:y1="18.407cm" svg:x2="23.606cm" svg:y2="10.121cm" draw:start-shape="id50" draw:start-glue-point="10" draw:end-shape="id32" draw:end-glue-point="6" svg:d="M19907 18407l3699-8286" svg:viewBox="0 0 3700 8287">
          <text:p/>
        </draw:connector>
        <draw:connector draw:style-name="gr3" draw:text-style-name="P5" draw:layer="layout" draw:type="line" svg:x1="19.905cm" svg:y1="17.079cm" svg:x2="23.606cm" svg:y2="10.121cm" draw:start-shape="id51" draw:start-glue-point="10" draw:end-shape="id32" draw:end-glue-point="6" svg:d="M19905 17079l3701-6958" svg:viewBox="0 0 3702 6959">
          <text:p/>
        </draw:connector>
        <draw:connector draw:style-name="gr3" draw:text-style-name="P5" draw:layer="layout" draw:type="line" svg:x1="19.906cm" svg:y1="15.763cm" svg:x2="23.606cm" svg:y2="10.121cm" draw:start-shape="id52" draw:start-glue-point="10" draw:end-shape="id32" draw:end-glue-point="6" svg:d="M19906 15763l3700-5642" svg:viewBox="0 0 3701 5643">
          <text:p/>
        </draw:connector>
        <draw:connector draw:style-name="gr3" draw:text-style-name="P5" draw:layer="layout" draw:type="line" svg:x1="19.906cm" svg:y1="14.441cm" svg:x2="23.606cm" svg:y2="10.121cm" draw:start-shape="id53" draw:start-glue-point="10" draw:end-shape="id32" draw:end-glue-point="6" svg:d="M19906 14441l3700-4320" svg:viewBox="0 0 3701 4321">
          <text:p/>
        </draw:connector>
        <draw:connector draw:style-name="gr3" draw:text-style-name="P5" draw:layer="layout" draw:type="line" svg:x1="19.906cm" svg:y1="13.118cm" svg:x2="23.606cm" svg:y2="10.121cm" draw:start-shape="id54" draw:start-glue-point="10" draw:end-shape="id32" draw:end-glue-point="6" svg:d="M19906 13118l3700-2997" svg:viewBox="0 0 3701 2998">
          <text:p/>
        </draw:connector>
        <draw:connector draw:style-name="gr3" draw:text-style-name="P5" draw:layer="layout" draw:type="line" svg:x1="19.906cm" svg:y1="11.796cm" svg:x2="23.606cm" svg:y2="10.121cm" draw:start-shape="id55" draw:start-glue-point="10" draw:end-shape="id32" draw:end-glue-point="6" svg:d="M19906 11796l3700-1675" svg:viewBox="0 0 3701 1676">
          <text:p/>
        </draw:connector>
        <draw:connector draw:style-name="gr3" draw:text-style-name="P5" draw:layer="layout" draw:type="line" svg:x1="19.906cm" svg:y1="10.485cm" svg:x2="23.606cm" svg:y2="10.121cm" draw:start-shape="id56" draw:start-glue-point="10" draw:end-shape="id32" draw:end-glue-point="6" svg:d="M19906 10485l3700-364" svg:viewBox="0 0 3701 365">
          <text:p/>
        </draw:connector>
        <draw:connector draw:style-name="gr3" draw:text-style-name="P5" draw:layer="layout" draw:type="line" svg:x1="19.906cm" svg:y1="9.178cm" svg:x2="23.606cm" svg:y2="10.121cm" draw:start-shape="id57" draw:start-glue-point="10" draw:end-shape="id32" draw:end-glue-point="6" svg:d="M19906 9178l3700 943" svg:viewBox="0 0 3701 944">
          <text:p/>
        </draw:connector>
        <draw:connector draw:style-name="gr3" draw:text-style-name="P5" draw:layer="layout" draw:type="line" svg:x1="19.906cm" svg:y1="7.852cm" svg:x2="23.606cm" svg:y2="10.121cm" draw:start-shape="id58" draw:start-glue-point="10" draw:end-shape="id32" draw:end-glue-point="6" svg:d="M19906 7852l3700 2269" svg:viewBox="0 0 3701 2270">
          <text:p/>
        </draw:connector>
        <draw:connector draw:style-name="gr3" draw:text-style-name="P5" draw:layer="layout" draw:type="line" svg:x1="19.906cm" svg:y1="6.542cm" svg:x2="23.606cm" svg:y2="10.121cm" draw:start-shape="id59" draw:start-glue-point="10" draw:end-shape="id32" draw:end-glue-point="6" svg:d="M19906 6542l3700 3579" svg:viewBox="0 0 3701 3580">
          <text:p/>
        </draw:connector>
        <draw:custom-shape draw:style-name="gr1" draw:text-style-name="P1" xml:id="id60" draw:id="id60" draw:layer="layout" svg:width="1.23cm" svg:height="1.25cm" svg:x="2.54cm" svg:y="4.5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3" draw:layer="layout" svg:width="1.27cm" svg:height="0.75cm" svg:x="1cm" svg:y="4.582cm">
          <draw:text-box>
            <text:p text:style-name="P2"><text:span text:style-name="T1">zn</text:span></text:p>
          </draw:text-box>
        </draw:frame>
        <draw:connector draw:style-name="gr3" draw:text-style-name="P5" draw:layer="layout" draw:type="line" svg:x1="1.087cm" svg:y1="5.211cm" svg:x2="2.54cm" svg:y2="5.207cm" draw:end-shape="id60" draw:end-glue-point="6" svg:d="M1087 5211l1453-4" svg:viewBox="0 0 1454 5">
          <text:p/>
        </draw:connector>
        <draw:connector draw:style-name="gr3" draw:text-style-name="P5" draw:layer="layout" draw:type="line" svg:x1="3.77cm" svg:y1="5.207cm" svg:x2="10.52cm" svg:y2="11.768cm" draw:start-shape="id60" draw:start-glue-point="10" draw:end-shape="id35" draw:end-glue-point="6" svg:d="M3770 5207l6750 6561" svg:viewBox="0 0 6751 6562">
          <text:p/>
        </draw:connector>
        <draw:connector draw:style-name="gr3" draw:text-style-name="P5" draw:layer="layout" draw:type="line" svg:x1="3.77cm" svg:y1="5.207cm" svg:x2="10.52cm" svg:y2="10.457cm" draw:start-shape="id60" draw:start-glue-point="10" draw:end-shape="id36" draw:end-glue-point="6" svg:d="M3770 5207l6750 5250" svg:viewBox="0 0 6751 5251">
          <text:p/>
        </draw:connector>
        <draw:connector draw:style-name="gr3" draw:text-style-name="P5" draw:layer="layout" draw:type="line" svg:x1="3.77cm" svg:y1="5.207cm" svg:x2="10.52cm" svg:y2="9.15cm" draw:start-shape="id60" draw:start-glue-point="10" draw:end-shape="id37" draw:end-glue-point="6" svg:d="M3770 5207l6750 3943" svg:viewBox="0 0 6751 3944">
          <text:p/>
        </draw:connector>
        <draw:connector draw:style-name="gr3" draw:text-style-name="P5" draw:layer="layout" draw:type="line" svg:x1="3.77cm" svg:y1="5.207cm" svg:x2="10.52cm" svg:y2="7.824cm" draw:start-shape="id60" draw:start-glue-point="10" draw:end-shape="id38" draw:end-glue-point="6" svg:d="M3770 5207l6750 2617" svg:viewBox="0 0 6751 2618">
          <text:p/>
        </draw:connector>
        <draw:connector draw:style-name="gr3" draw:text-style-name="P5" draw:layer="layout" draw:type="line" svg:x1="3.77cm" svg:y1="5.207cm" svg:x2="10.52cm" svg:y2="6.514cm" draw:start-shape="id60" draw:start-glue-point="10" draw:end-shape="id39" draw:end-glue-point="6" svg:d="M3770 5207l6750 1307" svg:viewBox="0 0 6751 1308">
          <text:p/>
        </draw:connector>
        <draw:connector draw:style-name="gr3" draw:text-style-name="P5" draw:layer="layout" draw:type="line" svg:x1="3.77cm" svg:y1="5.207cm" svg:x2="10.52cm" svg:y2="5.202cm" draw:start-shape="id60" draw:start-glue-point="10" draw:end-shape="id40" draw:end-glue-point="6" svg:d="M3770 5207l6750-5" svg:viewBox="0 0 6751 6">
          <text:p/>
        </draw:connector>
        <draw:connector draw:style-name="gr3" draw:text-style-name="P5" draw:layer="layout" draw:type="line" svg:x1="3.77cm" svg:y1="5.207cm" svg:x2="10.52cm" svg:y2="3.891cm" draw:start-shape="id60" draw:start-glue-point="10" draw:end-shape="id41" draw:end-glue-point="6" svg:d="M3770 5207l6750-1316" svg:viewBox="0 0 6751 1317">
          <text:p/>
        </draw:connector>
        <draw:connector draw:style-name="gr3" draw:text-style-name="P5" draw:layer="layout" draw:type="line" svg:x1="3.77cm" svg:y1="5.207cm" svg:x2="10.519cm" svg:y2="2.589cm" draw:start-shape="id60" draw:start-glue-point="10" draw:end-shape="id42" draw:end-glue-point="6" svg:d="M3770 5207l6749-2618" svg:viewBox="0 0 6750 2619">
          <text:p/>
        </draw:connector>
        <draw:connector draw:style-name="gr3" draw:text-style-name="P5" draw:layer="layout" draw:type="line" svg:x1="3.77cm" svg:y1="5.207cm" svg:x2="10.522cm" svg:y2="20.184cm" draw:start-shape="id60" draw:start-glue-point="10" draw:end-shape="id43" draw:end-glue-point="6" svg:d="M3770 5207l6752 14977" svg:viewBox="0 0 6753 14978">
          <text:p/>
        </draw:connector>
        <draw:connector draw:style-name="gr3" draw:text-style-name="P5" draw:layer="layout" draw:type="line" svg:x1="3.77cm" svg:y1="5.207cm" svg:x2="10.521cm" svg:y2="18.379cm" draw:start-shape="id60" draw:start-glue-point="10" draw:end-shape="id44" draw:end-glue-point="6" svg:d="M3770 5207l6751 13172" svg:viewBox="0 0 6752 13173">
          <text:p/>
        </draw:connector>
        <draw:connector draw:style-name="gr3" draw:text-style-name="P5" draw:layer="layout" draw:type="line" svg:x1="3.77cm" svg:y1="5.207cm" svg:x2="10.519cm" svg:y2="17.051cm" draw:start-shape="id60" draw:start-glue-point="10" draw:end-shape="id45" draw:end-glue-point="6" svg:d="M3770 5207l6749 11844" svg:viewBox="0 0 6750 11845">
          <text:p/>
        </draw:connector>
        <draw:connector draw:style-name="gr3" draw:text-style-name="P5" draw:layer="layout" draw:type="line" svg:x1="3.77cm" svg:y1="5.207cm" svg:x2="10.52cm" svg:y2="15.735cm" draw:start-shape="id60" draw:start-glue-point="10" draw:end-shape="id46" draw:end-glue-point="6" svg:d="M3770 5207l6750 10528" svg:viewBox="0 0 6751 10529">
          <text:p/>
        </draw:connector>
        <draw:connector draw:style-name="gr3" draw:text-style-name="P5" draw:layer="layout" draw:type="line" svg:x1="3.77cm" svg:y1="5.207cm" svg:x2="10.52cm" svg:y2="14.413cm" draw:start-shape="id60" draw:start-glue-point="10" draw:end-shape="id47" draw:end-glue-point="6" svg:d="M3770 5207l6750 9206" svg:viewBox="0 0 6751 9207">
          <text:p/>
        </draw:connector>
        <draw:connector draw:style-name="gr3" draw:text-style-name="P5" draw:layer="layout" draw:type="line" svg:x1="3.77cm" svg:y1="5.207cm" svg:x2="10.52cm" svg:y2="13.09cm" draw:start-shape="id60" draw:start-glue-point="10" draw:end-shape="id48" draw:end-glue-point="6" svg:d="M3770 5207l6750 7883" svg:viewBox="0 0 6751 7884">
          <text:p/>
        </draw:connector>
        <draw:frame draw:style-name="gr6" draw:text-style-name="P3" draw:layer="layout" svg:width="1.5cm" svg:height="0.645cm" svg:x="25.106cm" svg:y="9.601cm">
          <draw:text-box>
            <text:p text:style-name="P2"><text:span text:style-name="T1">medv</text:span></text:p>
          </draw:text-box>
        </draw:frame>
        <draw:connector draw:style-name="gr3" draw:text-style-name="P5" draw:layer="layout" draw:type="line" svg:x1="24.836cm" svg:y1="10.121cm" svg:x2="26.94cm" svg:y2="10.141cm" draw:start-shape="id32" draw:start-glue-point="10" svg:d="M24836 10121l2104 20" svg:viewBox="0 0 2105 21">
          <text:p/>
        </draw:connector>
        <draw:custom-shape draw:style-name="gr1" draw:text-style-name="P1" xml:id="id61" draw:id="id61" draw:layer="layout" svg:width="1.23cm" svg:height="1.25cm" svg:x="2.622cm" svg:y="18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82cm" svg:y="18.332cm">
          <draw:text-box>
            <text:p text:style-name="P2"><text:span text:style-name="T1">lstat</text:span></text:p>
          </draw:text-box>
        </draw:frame>
        <draw:connector draw:style-name="gr3" draw:text-style-name="P5" draw:layer="layout" draw:type="line" svg:x1="1.169cm" svg:y1="18.961cm" svg:x2="2.622cm" svg:y2="18.957cm" draw:end-shape="id61" draw:end-glue-point="6" svg:d="M1169 18961l1453-4" svg:viewBox="0 0 1454 5">
          <text:p/>
        </draw:connector>
        <draw:connector draw:style-name="gr3" draw:text-style-name="P5" draw:layer="layout" draw:type="line" svg:x1="3.852cm" svg:y1="18.957cm" svg:x2="10.52cm" svg:y2="11.768cm" draw:start-shape="id61" draw:start-glue-point="10" draw:end-shape="id35" draw:end-glue-point="6" svg:d="M3852 18957l6668-7189" svg:viewBox="0 0 6669 7190">
          <text:p/>
        </draw:connector>
        <draw:connector draw:style-name="gr3" draw:text-style-name="P5" draw:layer="layout" draw:type="line" svg:x1="3.852cm" svg:y1="18.957cm" svg:x2="10.52cm" svg:y2="10.457cm" draw:start-shape="id61" draw:start-glue-point="10" draw:end-shape="id36" draw:end-glue-point="6" svg:d="M3852 18957l6668-8500" svg:viewBox="0 0 6669 8501">
          <text:p/>
        </draw:connector>
        <draw:connector draw:style-name="gr3" draw:text-style-name="P5" draw:layer="layout" draw:type="line" svg:x1="3.852cm" svg:y1="18.957cm" svg:x2="10.52cm" svg:y2="9.15cm" draw:start-shape="id61" draw:start-glue-point="10" draw:end-shape="id37" draw:end-glue-point="6" svg:d="M3852 18957l6668-9807" svg:viewBox="0 0 6669 9808">
          <text:p/>
        </draw:connector>
        <draw:connector draw:style-name="gr3" draw:text-style-name="P5" draw:layer="layout" draw:type="line" svg:x1="3.852cm" svg:y1="18.957cm" svg:x2="10.52cm" svg:y2="7.824cm" draw:start-shape="id61" draw:start-glue-point="10" draw:end-shape="id38" draw:end-glue-point="6" svg:d="M3852 18957l6668-11133" svg:viewBox="0 0 6669 11134">
          <text:p/>
        </draw:connector>
        <draw:connector draw:style-name="gr3" draw:text-style-name="P5" draw:layer="layout" draw:type="line" svg:x1="3.852cm" svg:y1="18.957cm" svg:x2="10.52cm" svg:y2="6.514cm" draw:start-shape="id61" draw:start-glue-point="10" draw:end-shape="id39" draw:end-glue-point="6" svg:d="M3852 18957l6668-12443" svg:viewBox="0 0 6669 12444">
          <text:p/>
        </draw:connector>
        <draw:connector draw:style-name="gr3" draw:text-style-name="P5" draw:layer="layout" draw:type="line" svg:x1="3.852cm" svg:y1="18.957cm" svg:x2="10.52cm" svg:y2="5.202cm" draw:start-shape="id61" draw:start-glue-point="10" draw:end-shape="id40" draw:end-glue-point="6" svg:d="M3852 18957l6668-13755" svg:viewBox="0 0 6669 13756">
          <text:p/>
        </draw:connector>
        <draw:connector draw:style-name="gr3" draw:text-style-name="P5" draw:layer="layout" draw:type="line" svg:x1="3.852cm" svg:y1="18.957cm" svg:x2="10.52cm" svg:y2="3.891cm" draw:start-shape="id61" draw:start-glue-point="10" draw:end-shape="id41" draw:end-glue-point="6" svg:d="M3852 18957l6668-15066" svg:viewBox="0 0 6669 15067">
          <text:p/>
        </draw:connector>
        <draw:connector draw:style-name="gr3" draw:text-style-name="P5" draw:layer="layout" draw:type="line" svg:x1="3.852cm" svg:y1="18.957cm" svg:x2="10.519cm" svg:y2="2.589cm" draw:start-shape="id61" draw:start-glue-point="10" draw:end-shape="id42" draw:end-glue-point="6" svg:d="M3852 18957l6667-16368" svg:viewBox="0 0 6668 16369">
          <text:p/>
        </draw:connector>
        <draw:connector draw:style-name="gr3" draw:text-style-name="P5" draw:layer="layout" draw:type="line" svg:x1="3.852cm" svg:y1="18.957cm" svg:x2="10.522cm" svg:y2="20.184cm" draw:start-shape="id61" draw:start-glue-point="10" draw:end-shape="id43" draw:end-glue-point="6" svg:d="M3852 18957l6670 1227" svg:viewBox="0 0 6671 1228">
          <text:p/>
        </draw:connector>
        <draw:connector draw:style-name="gr3" draw:text-style-name="P5" draw:layer="layout" draw:type="line" svg:x1="3.852cm" svg:y1="18.957cm" svg:x2="10.521cm" svg:y2="18.379cm" draw:start-shape="id61" draw:start-glue-point="10" draw:end-shape="id44" draw:end-glue-point="6" svg:d="M3852 18957l6669-578" svg:viewBox="0 0 6670 579">
          <text:p/>
        </draw:connector>
        <draw:connector draw:style-name="gr3" draw:text-style-name="P5" draw:layer="layout" draw:type="line" svg:x1="3.852cm" svg:y1="18.957cm" svg:x2="10.519cm" svg:y2="17.051cm" draw:start-shape="id61" draw:start-glue-point="10" draw:end-shape="id45" draw:end-glue-point="6" svg:d="M3852 18957l6667-1906" svg:viewBox="0 0 6668 1907">
          <text:p/>
        </draw:connector>
        <draw:connector draw:style-name="gr3" draw:text-style-name="P5" draw:layer="layout" draw:type="line" svg:x1="3.852cm" svg:y1="18.957cm" svg:x2="10.52cm" svg:y2="15.735cm" draw:start-shape="id61" draw:start-glue-point="10" draw:end-shape="id46" draw:end-glue-point="6" svg:d="M3852 18957l6668-3222" svg:viewBox="0 0 6669 3223">
          <text:p/>
        </draw:connector>
        <draw:connector draw:style-name="gr3" draw:text-style-name="P5" draw:layer="layout" draw:type="line" svg:x1="3.852cm" svg:y1="18.957cm" svg:x2="10.52cm" svg:y2="14.413cm" draw:start-shape="id61" draw:start-glue-point="10" draw:end-shape="id47" draw:end-glue-point="6" svg:d="M3852 18957l6668-4544" svg:viewBox="0 0 6669 4545">
          <text:p/>
        </draw:connector>
        <draw:connector draw:style-name="gr3" draw:text-style-name="P5" draw:layer="layout" draw:type="line" svg:x1="3.852cm" svg:y1="18.957cm" svg:x2="10.52cm" svg:y2="13.09cm" draw:start-shape="id61" draw:start-glue-point="10" draw:end-shape="id48" draw:end-glue-point="6" svg:d="M3852 18957l6668-5867" svg:viewBox="0 0 6669 5868">
          <text:p/>
        </draw:connector>
        <draw:custom-shape draw:style-name="gr1" draw:text-style-name="P1" xml:id="id62" draw:id="id62" draw:layer="layout" svg:width="1.23cm" svg:height="1.25cm" svg:x="2.602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5cm" svg:height="1.039cm" svg:x="1.062cm" svg:y="16.726cm">
          <draw:text-box>
            <text:p text:style-name="P2"><text:span text:style-name="T1">ptratio</text:span></text:p>
          </draw:text-box>
        </draw:frame>
        <draw:connector draw:style-name="gr3" draw:text-style-name="P5" draw:layer="layout" draw:type="line" svg:x1="1.149cm" svg:y1="17.499cm" svg:x2="2.602cm" svg:y2="17.495cm" draw:end-shape="id62" draw:end-glue-point="6" svg:d="M1149 17499l1453-4" svg:viewBox="0 0 1454 5">
          <text:p/>
        </draw:connector>
        <draw:connector draw:style-name="gr3" draw:text-style-name="P5" draw:layer="layout" draw:type="line" svg:x1="3.832cm" svg:y1="17.495cm" svg:x2="10.52cm" svg:y2="11.768cm" draw:start-shape="id62" draw:start-glue-point="10" draw:end-shape="id35" draw:end-glue-point="6" svg:d="M3832 17495l6688-5727" svg:viewBox="0 0 6689 5728">
          <text:p/>
        </draw:connector>
        <draw:connector draw:style-name="gr3" draw:text-style-name="P5" draw:layer="layout" draw:type="line" svg:x1="3.832cm" svg:y1="17.495cm" svg:x2="10.52cm" svg:y2="10.457cm" draw:start-shape="id62" draw:start-glue-point="10" draw:end-shape="id36" draw:end-glue-point="6" svg:d="M3832 17495l6688-7038" svg:viewBox="0 0 6689 7039">
          <text:p/>
        </draw:connector>
        <draw:connector draw:style-name="gr3" draw:text-style-name="P5" draw:layer="layout" draw:type="line" svg:x1="3.832cm" svg:y1="17.495cm" svg:x2="10.52cm" svg:y2="9.15cm" draw:start-shape="id62" draw:start-glue-point="10" draw:end-shape="id37" draw:end-glue-point="6" svg:d="M3832 17495l6688-8345" svg:viewBox="0 0 6689 8346">
          <text:p/>
        </draw:connector>
        <draw:connector draw:style-name="gr3" draw:text-style-name="P5" draw:layer="layout" draw:type="line" svg:x1="3.832cm" svg:y1="17.495cm" svg:x2="10.52cm" svg:y2="7.824cm" draw:start-shape="id62" draw:start-glue-point="10" draw:end-shape="id38" draw:end-glue-point="6" svg:d="M3832 17495l6688-9671" svg:viewBox="0 0 6689 9672">
          <text:p/>
        </draw:connector>
        <draw:connector draw:style-name="gr3" draw:text-style-name="P5" draw:layer="layout" draw:type="line" svg:x1="3.832cm" svg:y1="17.495cm" svg:x2="10.52cm" svg:y2="6.514cm" draw:start-shape="id62" draw:start-glue-point="10" draw:end-shape="id39" draw:end-glue-point="6" svg:d="M3832 17495l6688-10981" svg:viewBox="0 0 6689 10982">
          <text:p/>
        </draw:connector>
        <draw:connector draw:style-name="gr3" draw:text-style-name="P5" draw:layer="layout" draw:type="line" svg:x1="3.832cm" svg:y1="17.495cm" svg:x2="10.52cm" svg:y2="5.202cm" draw:start-shape="id62" draw:start-glue-point="10" draw:end-shape="id40" draw:end-glue-point="6" svg:d="M3832 17495l6688-12293" svg:viewBox="0 0 6689 12294">
          <text:p/>
        </draw:connector>
        <draw:connector draw:style-name="gr3" draw:text-style-name="P5" draw:layer="layout" draw:type="line" svg:x1="3.832cm" svg:y1="17.495cm" svg:x2="10.52cm" svg:y2="3.891cm" draw:start-shape="id62" draw:start-glue-point="10" draw:end-shape="id41" draw:end-glue-point="6" svg:d="M3832 17495l6688-13604" svg:viewBox="0 0 6689 13605">
          <text:p/>
        </draw:connector>
        <draw:connector draw:style-name="gr3" draw:text-style-name="P5" draw:layer="layout" draw:type="line" svg:x1="3.832cm" svg:y1="17.495cm" svg:x2="10.519cm" svg:y2="2.589cm" draw:start-shape="id62" draw:start-glue-point="10" draw:end-shape="id42" draw:end-glue-point="6" svg:d="M3832 17495l6687-14906" svg:viewBox="0 0 6688 14907">
          <text:p/>
        </draw:connector>
        <draw:connector draw:style-name="gr3" draw:text-style-name="P5" draw:layer="layout" draw:type="line" svg:x1="3.832cm" svg:y1="17.495cm" svg:x2="10.522cm" svg:y2="20.184cm" draw:start-shape="id62" draw:start-glue-point="10" draw:end-shape="id43" draw:end-glue-point="6" svg:d="M3832 17495l6690 2689" svg:viewBox="0 0 6691 2690">
          <text:p/>
        </draw:connector>
        <draw:connector draw:style-name="gr3" draw:text-style-name="P5" draw:layer="layout" draw:type="line" svg:x1="3.832cm" svg:y1="17.495cm" svg:x2="10.521cm" svg:y2="18.379cm" draw:start-shape="id62" draw:start-glue-point="10" draw:end-shape="id44" draw:end-glue-point="6" svg:d="M3832 17495l6689 884" svg:viewBox="0 0 6690 885">
          <text:p/>
        </draw:connector>
        <draw:connector draw:style-name="gr3" draw:text-style-name="P5" draw:layer="layout" draw:type="line" svg:x1="3.832cm" svg:y1="17.495cm" svg:x2="10.519cm" svg:y2="17.051cm" draw:start-shape="id62" draw:start-glue-point="10" draw:end-shape="id45" draw:end-glue-point="6" svg:d="M3832 17495l6687-444" svg:viewBox="0 0 6688 445">
          <text:p/>
        </draw:connector>
        <draw:connector draw:style-name="gr3" draw:text-style-name="P5" draw:layer="layout" draw:type="line" svg:x1="3.832cm" svg:y1="17.495cm" svg:x2="10.52cm" svg:y2="15.735cm" draw:start-shape="id62" draw:start-glue-point="10" draw:end-shape="id46" draw:end-glue-point="6" svg:d="M3832 17495l6688-1760" svg:viewBox="0 0 6689 1761">
          <text:p/>
        </draw:connector>
        <draw:connector draw:style-name="gr3" draw:text-style-name="P5" draw:layer="layout" draw:type="line" svg:x1="3.832cm" svg:y1="17.495cm" svg:x2="10.52cm" svg:y2="14.413cm" draw:start-shape="id62" draw:start-glue-point="10" draw:end-shape="id47" draw:end-glue-point="6" svg:d="M3832 17495l6688-3082" svg:viewBox="0 0 6689 3083">
          <text:p/>
        </draw:connector>
        <draw:connector draw:style-name="gr3" draw:text-style-name="P5" draw:layer="layout" draw:type="line" svg:x1="3.832cm" svg:y1="17.495cm" svg:x2="10.52cm" svg:y2="13.09cm" draw:start-shape="id62" draw:start-glue-point="10" draw:end-shape="id48" draw:end-glue-point="6" svg:d="M3832 17495l6688-4405" svg:viewBox="0 0 6689 4406">
          <text:p/>
        </draw:connector>
        <draw:custom-shape draw:style-name="gr1" draw:text-style-name="P1" xml:id="id63" draw:id="id63" draw:layer="layout" svg:width="1.23cm" svg:height="1.25cm" svg:x="2.602cm" svg:y="15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62cm" svg:y="15.452cm">
          <draw:text-box>
            <text:p text:style-name="P2"><text:span text:style-name="T1">tax</text:span></text:p>
          </draw:text-box>
        </draw:frame>
        <draw:connector draw:style-name="gr3" draw:text-style-name="P5" draw:layer="layout" draw:type="line" svg:x1="1.149cm" svg:y1="16.081cm" svg:x2="2.602cm" svg:y2="16.077cm" draw:end-shape="id63" draw:end-glue-point="6" svg:d="M1149 16081l1453-4" svg:viewBox="0 0 1454 5">
          <text:p/>
        </draw:connector>
        <draw:connector draw:style-name="gr3" draw:text-style-name="P5" draw:layer="layout" draw:type="line" svg:x1="3.832cm" svg:y1="16.077cm" svg:x2="10.52cm" svg:y2="11.768cm" draw:start-shape="id63" draw:start-glue-point="10" draw:end-shape="id35" draw:end-glue-point="6" svg:d="M3832 16077l6688-4309" svg:viewBox="0 0 6689 4310">
          <text:p/>
        </draw:connector>
        <draw:connector draw:style-name="gr3" draw:text-style-name="P5" draw:layer="layout" draw:type="line" svg:x1="3.832cm" svg:y1="16.077cm" svg:x2="10.52cm" svg:y2="10.457cm" draw:start-shape="id63" draw:start-glue-point="10" draw:end-shape="id36" draw:end-glue-point="6" svg:d="M3832 16077l6688-5620" svg:viewBox="0 0 6689 5621">
          <text:p/>
        </draw:connector>
        <draw:connector draw:style-name="gr3" draw:text-style-name="P5" draw:layer="layout" draw:type="line" svg:x1="3.832cm" svg:y1="16.077cm" svg:x2="10.52cm" svg:y2="9.15cm" draw:start-shape="id63" draw:start-glue-point="10" draw:end-shape="id37" draw:end-glue-point="6" svg:d="M3832 16077l6688-6927" svg:viewBox="0 0 6689 6928">
          <text:p/>
        </draw:connector>
        <draw:connector draw:style-name="gr3" draw:text-style-name="P5" draw:layer="layout" draw:type="line" svg:x1="3.832cm" svg:y1="16.077cm" svg:x2="10.52cm" svg:y2="7.824cm" draw:start-shape="id63" draw:start-glue-point="10" draw:end-shape="id38" draw:end-glue-point="6" svg:d="M3832 16077l6688-8253" svg:viewBox="0 0 6689 8254">
          <text:p/>
        </draw:connector>
        <draw:connector draw:style-name="gr3" draw:text-style-name="P5" draw:layer="layout" draw:type="line" svg:x1="3.832cm" svg:y1="16.077cm" svg:x2="10.52cm" svg:y2="6.514cm" draw:start-shape="id63" draw:start-glue-point="10" draw:end-shape="id39" draw:end-glue-point="6" svg:d="M3832 16077l6688-9563" svg:viewBox="0 0 6689 9564">
          <text:p/>
        </draw:connector>
        <draw:connector draw:style-name="gr3" draw:text-style-name="P5" draw:layer="layout" draw:type="line" svg:x1="3.832cm" svg:y1="16.077cm" svg:x2="10.52cm" svg:y2="5.202cm" draw:start-shape="id63" draw:start-glue-point="10" draw:end-shape="id40" draw:end-glue-point="6" svg:d="M3832 16077l6688-10875" svg:viewBox="0 0 6689 10876">
          <text:p/>
        </draw:connector>
        <draw:connector draw:style-name="gr3" draw:text-style-name="P5" draw:layer="layout" draw:type="line" svg:x1="3.832cm" svg:y1="16.077cm" svg:x2="10.52cm" svg:y2="3.891cm" draw:start-shape="id63" draw:start-glue-point="10" draw:end-shape="id41" draw:end-glue-point="6" svg:d="M3832 16077l6688-12186" svg:viewBox="0 0 6689 12187">
          <text:p/>
        </draw:connector>
        <draw:connector draw:style-name="gr3" draw:text-style-name="P5" draw:layer="layout" draw:type="line" svg:x1="3.832cm" svg:y1="16.077cm" svg:x2="10.519cm" svg:y2="2.589cm" draw:start-shape="id63" draw:start-glue-point="10" draw:end-shape="id42" draw:end-glue-point="6" svg:d="M3832 16077l6687-13488" svg:viewBox="0 0 6688 13489">
          <text:p/>
        </draw:connector>
        <draw:connector draw:style-name="gr3" draw:text-style-name="P5" draw:layer="layout" draw:type="line" svg:x1="3.832cm" svg:y1="16.077cm" svg:x2="10.522cm" svg:y2="20.184cm" draw:start-shape="id63" draw:start-glue-point="10" draw:end-shape="id43" draw:end-glue-point="6" svg:d="M3832 16077l6690 4107" svg:viewBox="0 0 6691 4108">
          <text:p/>
        </draw:connector>
        <draw:connector draw:style-name="gr3" draw:text-style-name="P5" draw:layer="layout" draw:type="line" svg:x1="3.832cm" svg:y1="16.077cm" svg:x2="10.521cm" svg:y2="18.379cm" draw:start-shape="id63" draw:start-glue-point="10" draw:end-shape="id44" draw:end-glue-point="6" svg:d="M3832 16077l6689 2302" svg:viewBox="0 0 6690 2303">
          <text:p/>
        </draw:connector>
        <draw:connector draw:style-name="gr3" draw:text-style-name="P5" draw:layer="layout" draw:type="line" svg:x1="3.832cm" svg:y1="16.077cm" svg:x2="10.519cm" svg:y2="17.051cm" draw:start-shape="id63" draw:start-glue-point="10" draw:end-shape="id45" draw:end-glue-point="6" svg:d="M3832 16077l6687 974" svg:viewBox="0 0 6688 975">
          <text:p/>
        </draw:connector>
        <draw:connector draw:style-name="gr3" draw:text-style-name="P5" draw:layer="layout" draw:type="line" svg:x1="3.832cm" svg:y1="16.077cm" svg:x2="10.52cm" svg:y2="15.735cm" draw:start-shape="id63" draw:start-glue-point="10" draw:end-shape="id46" draw:end-glue-point="6" svg:d="M3832 16077l6688-342" svg:viewBox="0 0 6689 343">
          <text:p/>
        </draw:connector>
        <draw:connector draw:style-name="gr3" draw:text-style-name="P5" draw:layer="layout" draw:type="line" svg:x1="3.832cm" svg:y1="16.077cm" svg:x2="10.52cm" svg:y2="14.413cm" draw:start-shape="id63" draw:start-glue-point="10" draw:end-shape="id47" draw:end-glue-point="6" svg:d="M3832 16077l6688-1664" svg:viewBox="0 0 6689 1665">
          <text:p/>
        </draw:connector>
        <draw:connector draw:style-name="gr3" draw:text-style-name="P5" draw:layer="layout" draw:type="line" svg:x1="3.832cm" svg:y1="16.077cm" svg:x2="10.52cm" svg:y2="13.09cm" draw:start-shape="id63" draw:start-glue-point="10" draw:end-shape="id48" draw:end-glue-point="6" svg:d="M3832 16077l6688-2987" svg:viewBox="0 0 6689 2988">
          <text:p/>
        </draw:connector>
        <draw:custom-shape draw:style-name="gr1" draw:text-style-name="P1" xml:id="id64" draw:id="id64" draw:layer="layout" svg:width="1.23cm" svg:height="1.25cm" svg:x="2.602cm" svg:y="1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62cm" svg:y="14.048cm">
          <draw:text-box>
            <text:p text:style-name="P2"><text:span text:style-name="T1">rad</text:span></text:p>
          </draw:text-box>
        </draw:frame>
        <draw:connector draw:style-name="gr3" draw:text-style-name="P5" draw:layer="layout" draw:type="line" svg:x1="1.149cm" svg:y1="14.677cm" svg:x2="2.602cm" svg:y2="14.673cm" draw:end-shape="id64" draw:end-glue-point="6" svg:d="M1149 14677l1453-4" svg:viewBox="0 0 1454 5">
          <text:p/>
        </draw:connector>
        <draw:connector draw:style-name="gr3" draw:text-style-name="P5" draw:layer="layout" draw:type="line" svg:x1="3.832cm" svg:y1="14.673cm" svg:x2="10.52cm" svg:y2="11.768cm" draw:start-shape="id64" draw:start-glue-point="10" draw:end-shape="id35" draw:end-glue-point="6" svg:d="M3832 14673l6688-2905" svg:viewBox="0 0 6689 2906">
          <text:p/>
        </draw:connector>
        <draw:connector draw:style-name="gr3" draw:text-style-name="P5" draw:layer="layout" draw:type="line" svg:x1="3.832cm" svg:y1="14.673cm" svg:x2="10.52cm" svg:y2="10.457cm" draw:start-shape="id64" draw:start-glue-point="10" draw:end-shape="id36" draw:end-glue-point="6" svg:d="M3832 14673l6688-4216" svg:viewBox="0 0 6689 4217">
          <text:p/>
        </draw:connector>
        <draw:connector draw:style-name="gr3" draw:text-style-name="P5" draw:layer="layout" draw:type="line" svg:x1="3.832cm" svg:y1="14.673cm" svg:x2="10.52cm" svg:y2="9.15cm" draw:start-shape="id64" draw:start-glue-point="10" draw:end-shape="id37" draw:end-glue-point="6" svg:d="M3832 14673l6688-5523" svg:viewBox="0 0 6689 5524">
          <text:p/>
        </draw:connector>
        <draw:connector draw:style-name="gr3" draw:text-style-name="P5" draw:layer="layout" draw:type="line" svg:x1="3.832cm" svg:y1="14.673cm" svg:x2="10.52cm" svg:y2="7.824cm" draw:start-shape="id64" draw:start-glue-point="10" draw:end-shape="id38" draw:end-glue-point="6" svg:d="M3832 14673l6688-6849" svg:viewBox="0 0 6689 6850">
          <text:p/>
        </draw:connector>
        <draw:connector draw:style-name="gr3" draw:text-style-name="P5" draw:layer="layout" draw:type="line" svg:x1="3.832cm" svg:y1="14.673cm" svg:x2="10.52cm" svg:y2="6.514cm" draw:start-shape="id64" draw:start-glue-point="10" draw:end-shape="id39" draw:end-glue-point="6" svg:d="M3832 14673l6688-8159" svg:viewBox="0 0 6689 8160">
          <text:p/>
        </draw:connector>
        <draw:connector draw:style-name="gr3" draw:text-style-name="P5" draw:layer="layout" draw:type="line" svg:x1="3.832cm" svg:y1="14.673cm" svg:x2="10.52cm" svg:y2="5.202cm" draw:start-shape="id64" draw:start-glue-point="10" draw:end-shape="id40" draw:end-glue-point="6" svg:d="M3832 14673l6688-9471" svg:viewBox="0 0 6689 9472">
          <text:p/>
        </draw:connector>
        <draw:connector draw:style-name="gr3" draw:text-style-name="P5" draw:layer="layout" draw:type="line" svg:x1="3.832cm" svg:y1="14.673cm" svg:x2="10.52cm" svg:y2="3.891cm" draw:start-shape="id64" draw:start-glue-point="10" draw:end-shape="id41" draw:end-glue-point="6" svg:d="M3832 14673l6688-10782" svg:viewBox="0 0 6689 10783">
          <text:p/>
        </draw:connector>
        <draw:connector draw:style-name="gr3" draw:text-style-name="P5" draw:layer="layout" draw:type="line" svg:x1="3.832cm" svg:y1="14.673cm" svg:x2="10.519cm" svg:y2="2.589cm" draw:start-shape="id64" draw:start-glue-point="10" draw:end-shape="id42" draw:end-glue-point="6" svg:d="M3832 14673l6687-12084" svg:viewBox="0 0 6688 12085">
          <text:p/>
        </draw:connector>
        <draw:connector draw:style-name="gr3" draw:text-style-name="P5" draw:layer="layout" draw:type="line" svg:x1="3.832cm" svg:y1="14.673cm" svg:x2="10.522cm" svg:y2="20.184cm" draw:start-shape="id64" draw:start-glue-point="10" draw:end-shape="id43" draw:end-glue-point="6" svg:d="M3832 14673l6690 5511" svg:viewBox="0 0 6691 5512">
          <text:p/>
        </draw:connector>
        <draw:connector draw:style-name="gr3" draw:text-style-name="P5" draw:layer="layout" draw:type="line" svg:x1="3.832cm" svg:y1="14.673cm" svg:x2="10.521cm" svg:y2="18.379cm" draw:start-shape="id64" draw:start-glue-point="10" draw:end-shape="id44" draw:end-glue-point="6" svg:d="M3832 14673l6689 3706" svg:viewBox="0 0 6690 3707">
          <text:p/>
        </draw:connector>
        <draw:connector draw:style-name="gr3" draw:text-style-name="P5" draw:layer="layout" draw:type="line" svg:x1="3.832cm" svg:y1="14.673cm" svg:x2="10.519cm" svg:y2="17.051cm" draw:start-shape="id64" draw:start-glue-point="10" draw:end-shape="id45" draw:end-glue-point="6" svg:d="M3832 14673l6687 2378" svg:viewBox="0 0 6688 2379">
          <text:p/>
        </draw:connector>
        <draw:connector draw:style-name="gr3" draw:text-style-name="P5" draw:layer="layout" draw:type="line" svg:x1="3.832cm" svg:y1="14.673cm" svg:x2="10.52cm" svg:y2="15.735cm" draw:start-shape="id64" draw:start-glue-point="10" draw:end-shape="id46" draw:end-glue-point="6" svg:d="M3832 14673l6688 1062" svg:viewBox="0 0 6689 1063">
          <text:p/>
        </draw:connector>
        <draw:connector draw:style-name="gr3" draw:text-style-name="P5" draw:layer="layout" draw:type="line" svg:x1="3.832cm" svg:y1="14.673cm" svg:x2="10.52cm" svg:y2="14.413cm" draw:start-shape="id64" draw:start-glue-point="10" draw:end-shape="id47" draw:end-glue-point="6" svg:d="M3832 14673l6688-260" svg:viewBox="0 0 6689 261">
          <text:p/>
        </draw:connector>
        <draw:connector draw:style-name="gr3" draw:text-style-name="P5" draw:layer="layout" draw:type="line" svg:x1="3.832cm" svg:y1="14.673cm" svg:x2="10.52cm" svg:y2="13.09cm" draw:start-shape="id64" draw:start-glue-point="10" draw:end-shape="id48" draw:end-glue-point="6" svg:d="M3832 14673l6688-1583" svg:viewBox="0 0 6689 1584">
          <text:p/>
        </draw:connector>
        <draw:custom-shape draw:style-name="gr1" draw:text-style-name="P1" xml:id="id65" draw:id="id65" draw:layer="layout" svg:width="1.23cm" svg:height="1.25cm" svg:x="2.602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62cm" svg:y="12.676cm">
          <draw:text-box>
            <text:p text:style-name="P2"><text:span text:style-name="T1">dis</text:span></text:p>
          </draw:text-box>
        </draw:frame>
        <draw:connector draw:style-name="gr3" draw:text-style-name="P5" draw:layer="layout" draw:type="line" svg:x1="1.149cm" svg:y1="13.305cm" svg:x2="2.602cm" svg:y2="13.301cm" draw:end-shape="id65" draw:end-glue-point="6" svg:d="M1149 13305l1453-4" svg:viewBox="0 0 1454 5">
          <text:p/>
        </draw:connector>
        <draw:connector draw:style-name="gr3" draw:text-style-name="P5" draw:layer="layout" draw:type="line" svg:x1="3.832cm" svg:y1="13.301cm" svg:x2="10.52cm" svg:y2="11.768cm" draw:start-shape="id65" draw:start-glue-point="10" draw:end-shape="id35" draw:end-glue-point="6" svg:d="M3832 13301l6688-1533" svg:viewBox="0 0 6689 1534">
          <text:p/>
        </draw:connector>
        <draw:connector draw:style-name="gr3" draw:text-style-name="P5" draw:layer="layout" draw:type="line" svg:x1="3.832cm" svg:y1="13.301cm" svg:x2="10.52cm" svg:y2="10.457cm" draw:start-shape="id65" draw:start-glue-point="10" draw:end-shape="id36" draw:end-glue-point="6" svg:d="M3832 13301l6688-2844" svg:viewBox="0 0 6689 2845">
          <text:p/>
        </draw:connector>
        <draw:connector draw:style-name="gr3" draw:text-style-name="P5" draw:layer="layout" draw:type="line" svg:x1="3.832cm" svg:y1="13.301cm" svg:x2="10.52cm" svg:y2="9.15cm" draw:start-shape="id65" draw:start-glue-point="10" draw:end-shape="id37" draw:end-glue-point="6" svg:d="M3832 13301l6688-4151" svg:viewBox="0 0 6689 4152">
          <text:p/>
        </draw:connector>
        <draw:connector draw:style-name="gr3" draw:text-style-name="P5" draw:layer="layout" draw:type="line" svg:x1="3.832cm" svg:y1="13.301cm" svg:x2="10.52cm" svg:y2="7.824cm" draw:start-shape="id65" draw:start-glue-point="10" draw:end-shape="id38" draw:end-glue-point="6" svg:d="M3832 13301l6688-5477" svg:viewBox="0 0 6689 5478">
          <text:p/>
        </draw:connector>
        <draw:connector draw:style-name="gr3" draw:text-style-name="P5" draw:layer="layout" draw:type="line" svg:x1="3.832cm" svg:y1="13.301cm" svg:x2="10.52cm" svg:y2="6.514cm" draw:start-shape="id65" draw:start-glue-point="10" draw:end-shape="id39" draw:end-glue-point="6" svg:d="M3832 13301l6688-6787" svg:viewBox="0 0 6689 6788">
          <text:p/>
        </draw:connector>
        <draw:connector draw:style-name="gr3" draw:text-style-name="P5" draw:layer="layout" draw:type="line" svg:x1="3.832cm" svg:y1="13.301cm" svg:x2="10.52cm" svg:y2="5.202cm" draw:start-shape="id65" draw:start-glue-point="10" draw:end-shape="id40" draw:end-glue-point="6" svg:d="M3832 13301l6688-8099" svg:viewBox="0 0 6689 8100">
          <text:p/>
        </draw:connector>
        <draw:connector draw:style-name="gr3" draw:text-style-name="P5" draw:layer="layout" draw:type="line" svg:x1="3.832cm" svg:y1="13.301cm" svg:x2="10.52cm" svg:y2="3.891cm" draw:start-shape="id65" draw:start-glue-point="10" draw:end-shape="id41" draw:end-glue-point="6" svg:d="M3832 13301l6688-9410" svg:viewBox="0 0 6689 9411">
          <text:p/>
        </draw:connector>
        <draw:connector draw:style-name="gr3" draw:text-style-name="P5" draw:layer="layout" draw:type="line" svg:x1="3.832cm" svg:y1="13.301cm" svg:x2="10.519cm" svg:y2="2.589cm" draw:start-shape="id65" draw:start-glue-point="10" draw:end-shape="id42" draw:end-glue-point="6" svg:d="M3832 13301l6687-10712" svg:viewBox="0 0 6688 10713">
          <text:p/>
        </draw:connector>
        <draw:connector draw:style-name="gr3" draw:text-style-name="P5" draw:layer="layout" draw:type="line" svg:x1="3.832cm" svg:y1="13.301cm" svg:x2="10.522cm" svg:y2="20.184cm" draw:start-shape="id65" draw:start-glue-point="10" draw:end-shape="id43" draw:end-glue-point="6" svg:d="M3832 13301l6690 6883" svg:viewBox="0 0 6691 6884">
          <text:p/>
        </draw:connector>
        <draw:connector draw:style-name="gr3" draw:text-style-name="P5" draw:layer="layout" draw:type="line" svg:x1="3.832cm" svg:y1="13.301cm" svg:x2="10.521cm" svg:y2="18.379cm" draw:start-shape="id65" draw:start-glue-point="10" draw:end-shape="id44" draw:end-glue-point="6" svg:d="M3832 13301l6689 5078" svg:viewBox="0 0 6690 5079">
          <text:p/>
        </draw:connector>
        <draw:connector draw:style-name="gr3" draw:text-style-name="P5" draw:layer="layout" draw:type="line" svg:x1="3.832cm" svg:y1="13.301cm" svg:x2="10.519cm" svg:y2="17.051cm" draw:start-shape="id65" draw:start-glue-point="10" draw:end-shape="id45" draw:end-glue-point="6" svg:d="M3832 13301l6687 3750" svg:viewBox="0 0 6688 3751">
          <text:p/>
        </draw:connector>
        <draw:connector draw:style-name="gr3" draw:text-style-name="P5" draw:layer="layout" draw:type="line" svg:x1="3.832cm" svg:y1="13.301cm" svg:x2="10.52cm" svg:y2="15.735cm" draw:start-shape="id65" draw:start-glue-point="10" draw:end-shape="id46" draw:end-glue-point="6" svg:d="M3832 13301l6688 2434" svg:viewBox="0 0 6689 2435">
          <text:p/>
        </draw:connector>
        <draw:connector draw:style-name="gr3" draw:text-style-name="P5" draw:layer="layout" draw:type="line" svg:x1="3.832cm" svg:y1="13.301cm" svg:x2="10.52cm" svg:y2="14.413cm" draw:start-shape="id65" draw:start-glue-point="10" draw:end-shape="id47" draw:end-glue-point="6" svg:d="M3832 13301l6688 1112" svg:viewBox="0 0 6689 1113">
          <text:p/>
        </draw:connector>
        <draw:connector draw:style-name="gr3" draw:text-style-name="P5" draw:layer="layout" draw:type="line" svg:x1="3.832cm" svg:y1="13.301cm" svg:x2="10.52cm" svg:y2="13.09cm" draw:start-shape="id65" draw:start-glue-point="10" draw:end-shape="id48" draw:end-glue-point="6" svg:d="M3832 13301l6688-211" svg:viewBox="0 0 6689 212">
          <text:p/>
        </draw:connector>
        <draw:custom-shape draw:style-name="gr1" draw:text-style-name="P1" xml:id="id66" draw:id="id66" draw:layer="layout" svg:width="1.23cm" svg:height="1.25cm" svg:x="2.602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62cm" svg:y="11.303cm">
          <draw:text-box>
            <text:p text:style-name="P2"><text:span text:style-name="T1">age</text:span></text:p>
          </draw:text-box>
        </draw:frame>
        <draw:connector draw:style-name="gr3" draw:text-style-name="P5" draw:layer="layout" draw:type="line" svg:x1="1.149cm" svg:y1="11.932cm" svg:x2="2.602cm" svg:y2="11.928cm" draw:end-shape="id66" draw:end-glue-point="6" svg:d="M1149 11932l1453-4" svg:viewBox="0 0 1454 5">
          <text:p/>
        </draw:connector>
        <draw:connector draw:style-name="gr3" draw:text-style-name="P5" draw:layer="layout" draw:type="line" svg:x1="3.832cm" svg:y1="11.928cm" svg:x2="10.52cm" svg:y2="11.768cm" draw:start-shape="id66" draw:start-glue-point="10" draw:end-shape="id35" draw:end-glue-point="6" svg:d="M3832 11928l6688-160" svg:viewBox="0 0 6689 161">
          <text:p/>
        </draw:connector>
        <draw:connector draw:style-name="gr3" draw:text-style-name="P5" draw:layer="layout" draw:type="line" svg:x1="3.832cm" svg:y1="11.928cm" svg:x2="10.52cm" svg:y2="10.457cm" draw:start-shape="id66" draw:start-glue-point="10" draw:end-shape="id36" draw:end-glue-point="6" svg:d="M3832 11928l6688-1471" svg:viewBox="0 0 6689 1472">
          <text:p/>
        </draw:connector>
        <draw:connector draw:style-name="gr3" draw:text-style-name="P5" draw:layer="layout" draw:type="line" svg:x1="3.832cm" svg:y1="11.928cm" svg:x2="10.52cm" svg:y2="9.15cm" draw:start-shape="id66" draw:start-glue-point="10" draw:end-shape="id37" draw:end-glue-point="6" svg:d="M3832 11928l6688-2778" svg:viewBox="0 0 6689 2779">
          <text:p/>
        </draw:connector>
        <draw:connector draw:style-name="gr3" draw:text-style-name="P5" draw:layer="layout" draw:type="line" svg:x1="3.832cm" svg:y1="11.928cm" svg:x2="10.52cm" svg:y2="7.824cm" draw:start-shape="id66" draw:start-glue-point="10" draw:end-shape="id38" draw:end-glue-point="6" svg:d="M3832 11928l6688-4104" svg:viewBox="0 0 6689 4105">
          <text:p/>
        </draw:connector>
        <draw:connector draw:style-name="gr3" draw:text-style-name="P5" draw:layer="layout" draw:type="line" svg:x1="3.832cm" svg:y1="11.928cm" svg:x2="10.52cm" svg:y2="6.514cm" draw:start-shape="id66" draw:start-glue-point="10" draw:end-shape="id39" draw:end-glue-point="6" svg:d="M3832 11928l6688-5414" svg:viewBox="0 0 6689 5415">
          <text:p/>
        </draw:connector>
        <draw:connector draw:style-name="gr3" draw:text-style-name="P5" draw:layer="layout" draw:type="line" svg:x1="3.832cm" svg:y1="11.928cm" svg:x2="10.52cm" svg:y2="5.202cm" draw:start-shape="id66" draw:start-glue-point="10" draw:end-shape="id40" draw:end-glue-point="6" svg:d="M3832 11928l6688-6726" svg:viewBox="0 0 6689 6727">
          <text:p/>
        </draw:connector>
        <draw:connector draw:style-name="gr3" draw:text-style-name="P5" draw:layer="layout" draw:type="line" svg:x1="3.832cm" svg:y1="11.928cm" svg:x2="10.52cm" svg:y2="3.891cm" draw:start-shape="id66" draw:start-glue-point="10" draw:end-shape="id41" draw:end-glue-point="6" svg:d="M3832 11928l6688-8037" svg:viewBox="0 0 6689 8038">
          <text:p/>
        </draw:connector>
        <draw:connector draw:style-name="gr3" draw:text-style-name="P5" draw:layer="layout" draw:type="line" svg:x1="3.832cm" svg:y1="11.928cm" svg:x2="10.519cm" svg:y2="2.589cm" draw:start-shape="id66" draw:start-glue-point="10" draw:end-shape="id42" draw:end-glue-point="6" svg:d="M3832 11928l6687-9339" svg:viewBox="0 0 6688 9340">
          <text:p/>
        </draw:connector>
        <draw:connector draw:style-name="gr3" draw:text-style-name="P5" draw:layer="layout" draw:type="line" svg:x1="3.832cm" svg:y1="11.928cm" svg:x2="10.522cm" svg:y2="20.184cm" draw:start-shape="id66" draw:start-glue-point="10" draw:end-shape="id43" draw:end-glue-point="6" svg:d="M3832 11928l6690 8256" svg:viewBox="0 0 6691 8257">
          <text:p/>
        </draw:connector>
        <draw:connector draw:style-name="gr3" draw:text-style-name="P5" draw:layer="layout" draw:type="line" svg:x1="3.832cm" svg:y1="11.928cm" svg:x2="10.521cm" svg:y2="18.379cm" draw:start-shape="id66" draw:start-glue-point="10" draw:end-shape="id44" draw:end-glue-point="6" svg:d="M3832 11928l6689 6451" svg:viewBox="0 0 6690 6452">
          <text:p/>
        </draw:connector>
        <draw:connector draw:style-name="gr3" draw:text-style-name="P5" draw:layer="layout" draw:type="line" svg:x1="3.832cm" svg:y1="11.928cm" svg:x2="10.519cm" svg:y2="17.051cm" draw:start-shape="id66" draw:start-glue-point="10" draw:end-shape="id45" draw:end-glue-point="6" svg:d="M3832 11928l6687 5123" svg:viewBox="0 0 6688 5124">
          <text:p/>
        </draw:connector>
        <draw:connector draw:style-name="gr3" draw:text-style-name="P5" draw:layer="layout" draw:type="line" svg:x1="3.832cm" svg:y1="11.928cm" svg:x2="10.52cm" svg:y2="15.735cm" draw:start-shape="id66" draw:start-glue-point="10" draw:end-shape="id46" draw:end-glue-point="6" svg:d="M3832 11928l6688 3807" svg:viewBox="0 0 6689 3808">
          <text:p/>
        </draw:connector>
        <draw:connector draw:style-name="gr3" draw:text-style-name="P5" draw:layer="layout" draw:type="line" svg:x1="3.832cm" svg:y1="11.928cm" svg:x2="10.52cm" svg:y2="14.413cm" draw:start-shape="id66" draw:start-glue-point="10" draw:end-shape="id47" draw:end-glue-point="6" svg:d="M3832 11928l6688 2485" svg:viewBox="0 0 6689 2486">
          <text:p/>
        </draw:connector>
        <draw:connector draw:style-name="gr3" draw:text-style-name="P5" draw:layer="layout" draw:type="line" svg:x1="3.832cm" svg:y1="11.928cm" svg:x2="10.52cm" svg:y2="13.09cm" draw:start-shape="id66" draw:start-glue-point="10" draw:end-shape="id48" draw:end-glue-point="6" svg:d="M3832 11928l6688 1162" svg:viewBox="0 0 6689 1163">
          <text:p/>
        </draw:connector>
        <draw:custom-shape draw:style-name="gr1" draw:text-style-name="P1" xml:id="id67" draw:id="id67" draw:layer="layout" svg:width="1.23cm" svg:height="1.25cm" svg:x="2.582cm" svg:y="9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42cm" svg:y="9.965cm">
          <draw:text-box>
            <text:p text:style-name="P2"><text:span text:style-name="T1">rm</text:span></text:p>
          </draw:text-box>
        </draw:frame>
        <draw:connector draw:style-name="gr3" draw:text-style-name="P5" draw:layer="layout" draw:type="line" svg:x1="1.129cm" svg:y1="10.594cm" svg:x2="2.582cm" svg:y2="10.59cm" draw:end-shape="id67" draw:end-glue-point="6" svg:d="M1129 10594l1453-4" svg:viewBox="0 0 1454 5">
          <text:p/>
        </draw:connector>
        <draw:connector draw:style-name="gr3" draw:text-style-name="P5" draw:layer="layout" draw:type="line" svg:x1="3.812cm" svg:y1="10.59cm" svg:x2="10.52cm" svg:y2="11.768cm" draw:start-shape="id67" draw:start-glue-point="10" draw:end-shape="id35" draw:end-glue-point="6" svg:d="M3812 10590l6708 1178" svg:viewBox="0 0 6709 1179">
          <text:p/>
        </draw:connector>
        <draw:connector draw:style-name="gr3" draw:text-style-name="P5" draw:layer="layout" draw:type="line" svg:x1="3.812cm" svg:y1="10.59cm" svg:x2="10.52cm" svg:y2="10.457cm" draw:start-shape="id67" draw:start-glue-point="10" draw:end-shape="id36" draw:end-glue-point="6" svg:d="M3812 10590l6708-133" svg:viewBox="0 0 6709 134">
          <text:p/>
        </draw:connector>
        <draw:connector draw:style-name="gr3" draw:text-style-name="P5" draw:layer="layout" draw:type="line" svg:x1="3.812cm" svg:y1="10.59cm" svg:x2="10.52cm" svg:y2="9.15cm" draw:start-shape="id67" draw:start-glue-point="10" draw:end-shape="id37" draw:end-glue-point="6" svg:d="M3812 10590l6708-1440" svg:viewBox="0 0 6709 1441">
          <text:p/>
        </draw:connector>
        <draw:connector draw:style-name="gr3" draw:text-style-name="P5" draw:layer="layout" draw:type="line" svg:x1="3.812cm" svg:y1="10.59cm" svg:x2="10.52cm" svg:y2="7.824cm" draw:start-shape="id67" draw:start-glue-point="10" draw:end-shape="id38" draw:end-glue-point="6" svg:d="M3812 10590l6708-2766" svg:viewBox="0 0 6709 2767">
          <text:p/>
        </draw:connector>
        <draw:connector draw:style-name="gr3" draw:text-style-name="P5" draw:layer="layout" draw:type="line" svg:x1="3.812cm" svg:y1="10.59cm" svg:x2="10.52cm" svg:y2="6.514cm" draw:start-shape="id67" draw:start-glue-point="10" draw:end-shape="id39" draw:end-glue-point="6" svg:d="M3812 10590l6708-4076" svg:viewBox="0 0 6709 4077">
          <text:p/>
        </draw:connector>
        <draw:connector draw:style-name="gr3" draw:text-style-name="P5" draw:layer="layout" draw:type="line" svg:x1="3.812cm" svg:y1="10.59cm" svg:x2="10.52cm" svg:y2="5.202cm" draw:start-shape="id67" draw:start-glue-point="10" draw:end-shape="id40" draw:end-glue-point="6" svg:d="M3812 10590l6708-5388" svg:viewBox="0 0 6709 5389">
          <text:p/>
        </draw:connector>
        <draw:connector draw:style-name="gr3" draw:text-style-name="P5" draw:layer="layout" draw:type="line" svg:x1="3.812cm" svg:y1="10.59cm" svg:x2="10.52cm" svg:y2="3.891cm" draw:start-shape="id67" draw:start-glue-point="10" draw:end-shape="id41" draw:end-glue-point="6" svg:d="M3812 10590l6708-6699" svg:viewBox="0 0 6709 6700">
          <text:p/>
        </draw:connector>
        <draw:connector draw:style-name="gr3" draw:text-style-name="P5" draw:layer="layout" draw:type="line" svg:x1="3.812cm" svg:y1="10.59cm" svg:x2="10.519cm" svg:y2="2.589cm" draw:start-shape="id67" draw:start-glue-point="10" draw:end-shape="id42" draw:end-glue-point="6" svg:d="M3812 10590l6707-8001" svg:viewBox="0 0 6708 8002">
          <text:p/>
        </draw:connector>
        <draw:connector draw:style-name="gr3" draw:text-style-name="P5" draw:layer="layout" draw:type="line" svg:x1="3.812cm" svg:y1="10.59cm" svg:x2="10.522cm" svg:y2="20.184cm" draw:start-shape="id67" draw:start-glue-point="10" draw:end-shape="id43" draw:end-glue-point="6" svg:d="M3812 10590l6710 9594" svg:viewBox="0 0 6711 9595">
          <text:p/>
        </draw:connector>
        <draw:connector draw:style-name="gr3" draw:text-style-name="P5" draw:layer="layout" draw:type="line" svg:x1="3.812cm" svg:y1="10.59cm" svg:x2="10.521cm" svg:y2="18.379cm" draw:start-shape="id67" draw:start-glue-point="10" draw:end-shape="id44" draw:end-glue-point="6" svg:d="M3812 10590l6709 7789" svg:viewBox="0 0 6710 7790">
          <text:p/>
        </draw:connector>
        <draw:connector draw:style-name="gr3" draw:text-style-name="P5" draw:layer="layout" draw:type="line" svg:x1="3.812cm" svg:y1="10.59cm" svg:x2="10.519cm" svg:y2="17.051cm" draw:start-shape="id67" draw:start-glue-point="10" draw:end-shape="id45" draw:end-glue-point="6" svg:d="M3812 10590l6707 6461" svg:viewBox="0 0 6708 6462">
          <text:p/>
        </draw:connector>
        <draw:connector draw:style-name="gr3" draw:text-style-name="P5" draw:layer="layout" draw:type="line" svg:x1="3.812cm" svg:y1="10.59cm" svg:x2="10.52cm" svg:y2="15.735cm" draw:start-shape="id67" draw:start-glue-point="10" draw:end-shape="id46" draw:end-glue-point="6" svg:d="M3812 10590l6708 5145" svg:viewBox="0 0 6709 5146">
          <text:p/>
        </draw:connector>
        <draw:connector draw:style-name="gr3" draw:text-style-name="P5" draw:layer="layout" draw:type="line" svg:x1="3.812cm" svg:y1="10.59cm" svg:x2="10.52cm" svg:y2="14.413cm" draw:start-shape="id67" draw:start-glue-point="10" draw:end-shape="id47" draw:end-glue-point="6" svg:d="M3812 10590l6708 3823" svg:viewBox="0 0 6709 3824">
          <text:p/>
        </draw:connector>
        <draw:connector draw:style-name="gr3" draw:text-style-name="P5" draw:layer="layout" draw:type="line" svg:x1="3.812cm" svg:y1="10.59cm" svg:x2="10.52cm" svg:y2="13.09cm" draw:start-shape="id67" draw:start-glue-point="10" draw:end-shape="id48" draw:end-glue-point="6" svg:d="M3812 10590l6708 2500" svg:viewBox="0 0 6709 2501">
          <text:p/>
        </draw:connector>
        <draw:custom-shape draw:style-name="gr1" draw:text-style-name="P1" xml:id="id68" draw:id="id68" draw:layer="layout" svg:width="1.23cm" svg:height="1.25cm" svg:x="2.558cm" svg:y="8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18cm" svg:y="8.612cm">
          <draw:text-box>
            <text:p text:style-name="P2"><text:span text:style-name="T1">nox</text:span></text:p>
          </draw:text-box>
        </draw:frame>
        <draw:connector draw:style-name="gr3" draw:text-style-name="P5" draw:layer="layout" draw:type="line" svg:x1="1.105cm" svg:y1="9.241cm" svg:x2="2.558cm" svg:y2="9.237cm" draw:end-shape="id68" draw:end-glue-point="6" svg:d="M1105 9241l1453-4" svg:viewBox="0 0 1454 5">
          <text:p/>
        </draw:connector>
        <draw:connector draw:style-name="gr3" draw:text-style-name="P5" draw:layer="layout" draw:type="line" svg:x1="3.788cm" svg:y1="9.237cm" svg:x2="10.52cm" svg:y2="11.768cm" draw:start-shape="id68" draw:start-glue-point="10" draw:end-shape="id35" draw:end-glue-point="6" svg:d="M3788 9237l6732 2531" svg:viewBox="0 0 6733 2532">
          <text:p/>
        </draw:connector>
        <draw:connector draw:style-name="gr3" draw:text-style-name="P5" draw:layer="layout" draw:type="line" svg:x1="3.788cm" svg:y1="9.237cm" svg:x2="10.52cm" svg:y2="10.457cm" draw:start-shape="id68" draw:start-glue-point="10" draw:end-shape="id36" draw:end-glue-point="6" svg:d="M3788 9237l6732 1220" svg:viewBox="0 0 6733 1221">
          <text:p/>
        </draw:connector>
        <draw:connector draw:style-name="gr3" draw:text-style-name="P5" draw:layer="layout" draw:type="line" svg:x1="3.788cm" svg:y1="9.237cm" svg:x2="10.52cm" svg:y2="9.15cm" draw:start-shape="id68" draw:start-glue-point="10" draw:end-shape="id37" draw:end-glue-point="6" svg:d="M3788 9237l6732-87" svg:viewBox="0 0 6733 88">
          <text:p/>
        </draw:connector>
        <draw:connector draw:style-name="gr3" draw:text-style-name="P5" draw:layer="layout" draw:type="line" svg:x1="3.788cm" svg:y1="9.237cm" svg:x2="10.52cm" svg:y2="7.824cm" draw:start-shape="id68" draw:start-glue-point="10" draw:end-shape="id38" draw:end-glue-point="6" svg:d="M3788 9237l6732-1413" svg:viewBox="0 0 6733 1414">
          <text:p/>
        </draw:connector>
        <draw:connector draw:style-name="gr3" draw:text-style-name="P5" draw:layer="layout" draw:type="line" svg:x1="3.788cm" svg:y1="9.237cm" svg:x2="10.52cm" svg:y2="6.514cm" draw:start-shape="id68" draw:start-glue-point="10" draw:end-shape="id39" draw:end-glue-point="6" svg:d="M3788 9237l6732-2723" svg:viewBox="0 0 6733 2724">
          <text:p/>
        </draw:connector>
        <draw:connector draw:style-name="gr3" draw:text-style-name="P5" draw:layer="layout" draw:type="line" svg:x1="3.788cm" svg:y1="9.237cm" svg:x2="10.52cm" svg:y2="5.202cm" draw:start-shape="id68" draw:start-glue-point="10" draw:end-shape="id40" draw:end-glue-point="6" svg:d="M3788 9237l6732-4035" svg:viewBox="0 0 6733 4036">
          <text:p/>
        </draw:connector>
        <draw:connector draw:style-name="gr3" draw:text-style-name="P5" draw:layer="layout" draw:type="line" svg:x1="3.788cm" svg:y1="9.237cm" svg:x2="10.52cm" svg:y2="3.891cm" draw:start-shape="id68" draw:start-glue-point="10" draw:end-shape="id41" draw:end-glue-point="6" svg:d="M3788 9237l6732-5346" svg:viewBox="0 0 6733 5347">
          <text:p/>
        </draw:connector>
        <draw:connector draw:style-name="gr3" draw:text-style-name="P5" draw:layer="layout" draw:type="line" svg:x1="3.788cm" svg:y1="9.237cm" svg:x2="10.519cm" svg:y2="2.589cm" draw:start-shape="id68" draw:start-glue-point="10" draw:end-shape="id42" draw:end-glue-point="6" svg:d="M3788 9237l6731-6648" svg:viewBox="0 0 6732 6649">
          <text:p/>
        </draw:connector>
        <draw:connector draw:style-name="gr3" draw:text-style-name="P5" draw:layer="layout" draw:type="line" svg:x1="3.788cm" svg:y1="9.237cm" svg:x2="10.522cm" svg:y2="20.184cm" draw:start-shape="id68" draw:start-glue-point="10" draw:end-shape="id43" draw:end-glue-point="6" svg:d="M3788 9237l6734 10947" svg:viewBox="0 0 6735 10948">
          <text:p/>
        </draw:connector>
        <draw:connector draw:style-name="gr3" draw:text-style-name="P5" draw:layer="layout" draw:type="line" svg:x1="3.788cm" svg:y1="9.237cm" svg:x2="10.521cm" svg:y2="18.379cm" draw:start-shape="id68" draw:start-glue-point="10" draw:end-shape="id44" draw:end-glue-point="6" svg:d="M3788 9237l6733 9142" svg:viewBox="0 0 6734 9143">
          <text:p/>
        </draw:connector>
        <draw:connector draw:style-name="gr3" draw:text-style-name="P5" draw:layer="layout" draw:type="line" svg:x1="3.788cm" svg:y1="9.237cm" svg:x2="10.519cm" svg:y2="17.051cm" draw:start-shape="id68" draw:start-glue-point="10" draw:end-shape="id45" draw:end-glue-point="6" svg:d="M3788 9237l6731 7814" svg:viewBox="0 0 6732 7815">
          <text:p/>
        </draw:connector>
        <draw:connector draw:style-name="gr3" draw:text-style-name="P5" draw:layer="layout" draw:type="line" svg:x1="3.788cm" svg:y1="9.237cm" svg:x2="10.52cm" svg:y2="15.735cm" draw:start-shape="id68" draw:start-glue-point="10" draw:end-shape="id46" draw:end-glue-point="6" svg:d="M3788 9237l6732 6498" svg:viewBox="0 0 6733 6499">
          <text:p/>
        </draw:connector>
        <draw:connector draw:style-name="gr3" draw:text-style-name="P5" draw:layer="layout" draw:type="line" svg:x1="3.788cm" svg:y1="9.237cm" svg:x2="10.52cm" svg:y2="14.413cm" draw:start-shape="id68" draw:start-glue-point="10" draw:end-shape="id47" draw:end-glue-point="6" svg:d="M3788 9237l6732 5176" svg:viewBox="0 0 6733 5177">
          <text:p/>
        </draw:connector>
        <draw:connector draw:style-name="gr3" draw:text-style-name="P5" draw:layer="layout" draw:type="line" svg:x1="3.788cm" svg:y1="9.237cm" svg:x2="10.52cm" svg:y2="13.09cm" draw:start-shape="id68" draw:start-glue-point="10" draw:end-shape="id48" draw:end-glue-point="6" svg:d="M3788 9237l6732 3853" svg:viewBox="0 0 6733 3854">
          <text:p/>
        </draw:connector>
        <draw:custom-shape draw:style-name="gr1" draw:text-style-name="P1" xml:id="id69" draw:id="id69" draw:layer="layout" svg:width="1.23cm" svg:height="1.25cm" svg:x="2.561cm" svg:y="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.021cm" svg:y="7.244cm">
          <draw:text-box>
            <text:p text:style-name="P2"><text:span text:style-name="T1">chas</text:span></text:p>
          </draw:text-box>
        </draw:frame>
        <draw:connector draw:style-name="gr3" draw:text-style-name="P5" draw:layer="layout" draw:type="line" svg:x1="1.108cm" svg:y1="7.873cm" svg:x2="2.561cm" svg:y2="7.869cm" draw:end-shape="id69" draw:end-glue-point="6" svg:d="M1108 7873l1453-4" svg:viewBox="0 0 1454 5">
          <text:p/>
        </draw:connector>
        <draw:connector draw:style-name="gr3" draw:text-style-name="P5" draw:layer="layout" draw:type="line" svg:x1="3.791cm" svg:y1="7.869cm" svg:x2="10.52cm" svg:y2="11.768cm" draw:start-shape="id69" draw:start-glue-point="10" draw:end-shape="id35" draw:end-glue-point="6" svg:d="M3791 7869l6729 3899" svg:viewBox="0 0 6730 3900">
          <text:p/>
        </draw:connector>
        <draw:connector draw:style-name="gr3" draw:text-style-name="P5" draw:layer="layout" draw:type="line" svg:x1="3.791cm" svg:y1="7.869cm" svg:x2="10.52cm" svg:y2="10.457cm" draw:start-shape="id69" draw:start-glue-point="10" draw:end-shape="id36" draw:end-glue-point="6" svg:d="M3791 7869l6729 2588" svg:viewBox="0 0 6730 2589">
          <text:p/>
        </draw:connector>
        <draw:connector draw:style-name="gr3" draw:text-style-name="P5" draw:layer="layout" draw:type="line" svg:x1="3.791cm" svg:y1="7.869cm" svg:x2="10.52cm" svg:y2="9.15cm" draw:start-shape="id69" draw:start-glue-point="10" draw:end-shape="id37" draw:end-glue-point="6" svg:d="M3791 7869l6729 1281" svg:viewBox="0 0 6730 1282">
          <text:p/>
        </draw:connector>
        <draw:connector draw:style-name="gr3" draw:text-style-name="P5" draw:layer="layout" draw:type="line" svg:x1="3.791cm" svg:y1="7.869cm" svg:x2="10.52cm" svg:y2="7.824cm" draw:start-shape="id69" draw:start-glue-point="10" draw:end-shape="id38" draw:end-glue-point="6" svg:d="M3791 7869l6729-45" svg:viewBox="0 0 6730 46">
          <text:p/>
        </draw:connector>
        <draw:connector draw:style-name="gr3" draw:text-style-name="P5" draw:layer="layout" draw:type="line" svg:x1="3.791cm" svg:y1="7.869cm" svg:x2="10.52cm" svg:y2="6.514cm" draw:start-shape="id69" draw:start-glue-point="10" draw:end-shape="id39" draw:end-glue-point="6" svg:d="M3791 7869l6729-1355" svg:viewBox="0 0 6730 1356">
          <text:p/>
        </draw:connector>
        <draw:connector draw:style-name="gr3" draw:text-style-name="P5" draw:layer="layout" draw:type="line" svg:x1="3.791cm" svg:y1="7.869cm" svg:x2="10.52cm" svg:y2="5.202cm" draw:start-shape="id69" draw:start-glue-point="10" draw:end-shape="id40" draw:end-glue-point="6" svg:d="M3791 7869l6729-2667" svg:viewBox="0 0 6730 2668">
          <text:p/>
        </draw:connector>
        <draw:connector draw:style-name="gr3" draw:text-style-name="P5" draw:layer="layout" draw:type="line" svg:x1="3.791cm" svg:y1="7.869cm" svg:x2="10.52cm" svg:y2="3.891cm" draw:start-shape="id69" draw:start-glue-point="10" draw:end-shape="id41" draw:end-glue-point="6" svg:d="M3791 7869l6729-3978" svg:viewBox="0 0 6730 3979">
          <text:p/>
        </draw:connector>
        <draw:connector draw:style-name="gr3" draw:text-style-name="P5" draw:layer="layout" draw:type="line" svg:x1="3.791cm" svg:y1="7.869cm" svg:x2="10.519cm" svg:y2="2.589cm" draw:start-shape="id69" draw:start-glue-point="10" draw:end-shape="id42" draw:end-glue-point="6" svg:d="M3791 7869l6728-5280" svg:viewBox="0 0 6729 5281">
          <text:p/>
        </draw:connector>
        <draw:connector draw:style-name="gr3" draw:text-style-name="P5" draw:layer="layout" draw:type="line" svg:x1="3.791cm" svg:y1="7.869cm" svg:x2="10.522cm" svg:y2="20.184cm" draw:start-shape="id69" draw:start-glue-point="10" draw:end-shape="id43" draw:end-glue-point="6" svg:d="M3791 7869l6731 12315" svg:viewBox="0 0 6732 12316">
          <text:p/>
        </draw:connector>
        <draw:connector draw:style-name="gr3" draw:text-style-name="P5" draw:layer="layout" draw:type="line" svg:x1="3.791cm" svg:y1="7.869cm" svg:x2="10.521cm" svg:y2="18.379cm" draw:start-shape="id69" draw:start-glue-point="10" draw:end-shape="id44" draw:end-glue-point="6" svg:d="M3791 7869l6730 10510" svg:viewBox="0 0 6731 10511">
          <text:p/>
        </draw:connector>
        <draw:connector draw:style-name="gr3" draw:text-style-name="P5" draw:layer="layout" draw:type="line" svg:x1="3.791cm" svg:y1="7.869cm" svg:x2="10.519cm" svg:y2="17.051cm" draw:start-shape="id69" draw:start-glue-point="10" draw:end-shape="id45" draw:end-glue-point="6" svg:d="M3791 7869l6728 9182" svg:viewBox="0 0 6729 9183">
          <text:p/>
        </draw:connector>
        <draw:connector draw:style-name="gr3" draw:text-style-name="P5" draw:layer="layout" draw:type="line" svg:x1="3.791cm" svg:y1="7.869cm" svg:x2="10.52cm" svg:y2="15.735cm" draw:start-shape="id69" draw:start-glue-point="10" draw:end-shape="id46" draw:end-glue-point="6" svg:d="M3791 7869l6729 7866" svg:viewBox="0 0 6730 7867">
          <text:p/>
        </draw:connector>
        <draw:connector draw:style-name="gr3" draw:text-style-name="P5" draw:layer="layout" draw:type="line" svg:x1="3.791cm" svg:y1="7.869cm" svg:x2="10.52cm" svg:y2="14.413cm" draw:start-shape="id69" draw:start-glue-point="10" draw:end-shape="id47" draw:end-glue-point="6" svg:d="M3791 7869l6729 6544" svg:viewBox="0 0 6730 6545">
          <text:p/>
        </draw:connector>
        <draw:connector draw:style-name="gr3" draw:text-style-name="P5" draw:layer="layout" draw:type="line" svg:x1="3.791cm" svg:y1="7.869cm" svg:x2="10.52cm" svg:y2="13.09cm" draw:start-shape="id69" draw:start-glue-point="10" draw:end-shape="id48" draw:end-glue-point="6" svg:d="M3791 7869l6729 5221" svg:viewBox="0 0 6730 5222">
          <text:p/>
        </draw:connector>
        <draw:custom-shape draw:style-name="gr1" draw:text-style-name="P1" xml:id="id70" draw:id="id70" draw:layer="layout" svg:width="1.23cm" svg:height="1.25cm" svg:x="2.552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342cm" svg:height="1.039cm" svg:x="1.012cm" svg:y="5.753cm">
          <draw:text-box>
            <text:p text:style-name="P2"><text:span text:style-name="T1">indus</text:span></text:p>
          </draw:text-box>
        </draw:frame>
        <draw:connector draw:style-name="gr3" draw:text-style-name="P5" draw:layer="layout" draw:type="line" svg:x1="1.099cm" svg:y1="6.526cm" svg:x2="2.552cm" svg:y2="6.522cm" draw:end-shape="id70" draw:end-glue-point="6" svg:d="M1099 6526l1453-4" svg:viewBox="0 0 1454 5">
          <text:p/>
        </draw:connector>
        <draw:connector draw:style-name="gr3" draw:text-style-name="P5" draw:layer="layout" draw:type="line" svg:x1="3.782cm" svg:y1="6.522cm" svg:x2="10.52cm" svg:y2="11.768cm" draw:start-shape="id70" draw:start-glue-point="10" draw:end-shape="id35" draw:end-glue-point="6" svg:d="M3782 6522l6738 5246" svg:viewBox="0 0 6739 5247">
          <text:p/>
        </draw:connector>
        <draw:connector draw:style-name="gr3" draw:text-style-name="P5" draw:layer="layout" draw:type="line" svg:x1="3.782cm" svg:y1="6.522cm" svg:x2="10.52cm" svg:y2="10.457cm" draw:start-shape="id70" draw:start-glue-point="10" draw:end-shape="id36" draw:end-glue-point="6" svg:d="M3782 6522l6738 3935" svg:viewBox="0 0 6739 3936">
          <text:p/>
        </draw:connector>
        <draw:connector draw:style-name="gr3" draw:text-style-name="P5" draw:layer="layout" draw:type="line" svg:x1="3.782cm" svg:y1="6.522cm" svg:x2="10.52cm" svg:y2="9.15cm" draw:start-shape="id70" draw:start-glue-point="10" draw:end-shape="id37" draw:end-glue-point="6" svg:d="M3782 6522l6738 2628" svg:viewBox="0 0 6739 2629">
          <text:p/>
        </draw:connector>
        <draw:connector draw:style-name="gr3" draw:text-style-name="P5" draw:layer="layout" draw:type="line" svg:x1="3.782cm" svg:y1="6.522cm" svg:x2="10.52cm" svg:y2="7.824cm" draw:start-shape="id70" draw:start-glue-point="10" draw:end-shape="id38" draw:end-glue-point="6" svg:d="M3782 6522l6738 1302" svg:viewBox="0 0 6739 1303">
          <text:p/>
        </draw:connector>
        <draw:connector draw:style-name="gr3" draw:text-style-name="P5" draw:layer="layout" draw:type="line" svg:x1="3.782cm" svg:y1="6.522cm" svg:x2="10.52cm" svg:y2="6.514cm" draw:start-shape="id70" draw:start-glue-point="10" draw:end-shape="id39" draw:end-glue-point="6" svg:d="M3782 6522l6738-8" svg:viewBox="0 0 6739 9">
          <text:p/>
        </draw:connector>
        <draw:connector draw:style-name="gr3" draw:text-style-name="P5" draw:layer="layout" draw:type="line" svg:x1="3.782cm" svg:y1="6.522cm" svg:x2="10.52cm" svg:y2="5.202cm" draw:start-shape="id70" draw:start-glue-point="10" draw:end-shape="id40" draw:end-glue-point="6" svg:d="M3782 6522l6738-1320" svg:viewBox="0 0 6739 1321">
          <text:p/>
        </draw:connector>
        <draw:connector draw:style-name="gr3" draw:text-style-name="P5" draw:layer="layout" draw:type="line" svg:x1="3.782cm" svg:y1="6.522cm" svg:x2="10.52cm" svg:y2="3.891cm" draw:start-shape="id70" draw:start-glue-point="10" draw:end-shape="id41" draw:end-glue-point="6" svg:d="M3782 6522l6738-2631" svg:viewBox="0 0 6739 2632">
          <text:p/>
        </draw:connector>
        <draw:connector draw:style-name="gr3" draw:text-style-name="P5" draw:layer="layout" draw:type="line" svg:x1="3.782cm" svg:y1="6.522cm" svg:x2="10.519cm" svg:y2="2.589cm" draw:start-shape="id70" draw:start-glue-point="10" draw:end-shape="id42" draw:end-glue-point="6" svg:d="M3782 6522l6737-3933" svg:viewBox="0 0 6738 3934">
          <text:p/>
        </draw:connector>
        <draw:connector draw:style-name="gr3" draw:text-style-name="P5" draw:layer="layout" draw:type="line" svg:x1="3.782cm" svg:y1="6.522cm" svg:x2="10.522cm" svg:y2="20.184cm" draw:start-shape="id70" draw:start-glue-point="10" draw:end-shape="id43" draw:end-glue-point="6" svg:d="M3782 6522l6740 13662" svg:viewBox="0 0 6741 13663">
          <text:p/>
        </draw:connector>
        <draw:connector draw:style-name="gr3" draw:text-style-name="P5" draw:layer="layout" draw:type="line" svg:x1="3.782cm" svg:y1="6.522cm" svg:x2="10.521cm" svg:y2="18.379cm" draw:start-shape="id70" draw:start-glue-point="10" draw:end-shape="id44" draw:end-glue-point="6" svg:d="M3782 6522l6739 11857" svg:viewBox="0 0 6740 11858">
          <text:p/>
        </draw:connector>
        <draw:connector draw:style-name="gr3" draw:text-style-name="P5" draw:layer="layout" draw:type="line" svg:x1="3.782cm" svg:y1="6.522cm" svg:x2="10.519cm" svg:y2="17.051cm" draw:start-shape="id70" draw:start-glue-point="10" draw:end-shape="id45" draw:end-glue-point="6" svg:d="M3782 6522l6737 10529" svg:viewBox="0 0 6738 10530">
          <text:p/>
        </draw:connector>
        <draw:connector draw:style-name="gr3" draw:text-style-name="P5" draw:layer="layout" draw:type="line" svg:x1="3.782cm" svg:y1="6.522cm" svg:x2="10.52cm" svg:y2="15.735cm" draw:start-shape="id70" draw:start-glue-point="10" draw:end-shape="id46" draw:end-glue-point="6" svg:d="M3782 6522l6738 9213" svg:viewBox="0 0 6739 9214">
          <text:p/>
        </draw:connector>
        <draw:connector draw:style-name="gr3" draw:text-style-name="P5" draw:layer="layout" draw:type="line" svg:x1="3.782cm" svg:y1="6.522cm" svg:x2="10.52cm" svg:y2="14.413cm" draw:start-shape="id70" draw:start-glue-point="10" draw:end-shape="id47" draw:end-glue-point="6" svg:d="M3782 6522l6738 7891" svg:viewBox="0 0 6739 7892">
          <text:p/>
        </draw:connector>
        <draw:connector draw:style-name="gr3" draw:text-style-name="P5" draw:layer="layout" draw:type="line" svg:x1="3.782cm" svg:y1="6.522cm" svg:x2="10.52cm" svg:y2="13.09cm" draw:start-shape="id70" draw:start-glue-point="10" draw:end-shape="id48" draw:end-glue-point="6" svg:d="M3782 6522l6738 6568" svg:viewBox="0 0 6739 6569">
          <text:p/>
        </draw:connector>
        <draw:custom-shape draw:style-name="gr10" draw:text-style-name="P11" xml:id="id34" draw:id="id34" draw:layer="layout" svg:width="1.23cm" svg:height="1.25cm" svg:x="18.675cm" svg:y="1.992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3" draw:id="id33" draw:layer="layout" svg:width="1.23cm" svg:height="1.25cm" svg:x="18.676cm" svg:y="3.294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31" draw:id="id31" draw:layer="layout" svg:width="1.23cm" svg:height="1.25cm" svg:x="18.676cm" svg:y="4.605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9" draw:id="id59" draw:layer="layout" svg:width="1.23cm" svg:height="1.25cm" svg:x="18.676cm" svg:y="5.917cm">
          <text:p text:style-name="P6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8" draw:id="id58" draw:layer="layout" svg:width="1.23cm" svg:height="1.25cm" svg:x="18.676cm" svg:y="7.227cm">
          <text:p text:style-name="P6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7" draw:id="id57" draw:layer="layout" svg:width="1.23cm" svg:height="1.25cm" svg:x="18.676cm" svg:y="8.553cm">
          <text:p text:style-name="P6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6" draw:id="id56" draw:layer="layout" svg:width="1.23cm" svg:height="1.25cm" svg:x="18.676cm" svg:y="9.86cm">
          <text:p text:style-name="P6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5" draw:id="id55" draw:layer="layout" svg:width="1.23cm" svg:height="1.25cm" svg:x="18.676cm" svg:y="11.171cm">
          <text:p text:style-name="P6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4" draw:id="id54" draw:layer="layout" svg:width="1.23cm" svg:height="1.25cm" svg:x="18.676cm" svg:y="12.493cm">
          <text:p text:style-name="P6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3" draw:id="id53" draw:layer="layout" svg:width="1.23cm" svg:height="1.25cm" svg:x="18.676cm" svg:y="13.816cm">
          <text:p text:style-name="P6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2" draw:id="id52" draw:layer="layout" svg:width="1.23cm" svg:height="1.25cm" svg:x="18.676cm" svg:y="15.138cm">
          <text:p text:style-name="P6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1" draw:id="id51" draw:layer="layout" svg:width="1.23cm" svg:height="1.25cm" svg:x="18.675cm" svg:y="16.454cm">
          <text:p text:style-name="P6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50" draw:id="id50" draw:layer="layout" svg:width="1.23cm" svg:height="1.25cm" svg:x="18.677cm" svg:y="17.782cm">
          <text:p text:style-name="P6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49" draw:id="id49" draw:layer="layout" svg:width="1.23cm" svg:height="1.25cm" svg:x="18.678cm" svg:y="19.559cm">
          <text:p text:style-name="P6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1.752cm" svg:y1="20.184cm" svg:x2="18.676cm" svg:y2="10.485cm" draw:start-shape="id43" draw:start-glue-point="10" draw:end-shape="id56" draw:end-glue-point="6" svg:d="M11752 20184l6924-9699" svg:viewBox="0 0 6925 9700">
          <text:p/>
        </draw:connector>
        <draw:connector draw:style-name="gr3" draw:text-style-name="P5" draw:layer="layout" draw:type="line" svg:x1="11.75cm" svg:y1="13.09cm" svg:x2="18.676cm" svg:y2="9.178cm" draw:start-shape="id48" draw:start-glue-point="10" draw:end-shape="id57" draw:end-glue-point="6" svg:d="M11750 13090l6926-3912" svg:viewBox="0 0 6927 3913">
          <text:p/>
        </draw:connector>
        <draw:connector draw:style-name="gr3" draw:text-style-name="P5" draw:layer="layout" draw:type="line" svg:x1="11.75cm" svg:y1="14.413cm" svg:x2="18.676cm" svg:y2="15.763cm" draw:start-shape="id47" draw:start-glue-point="10" draw:end-shape="id52" draw:end-glue-point="6" svg:d="M11750 14413l6926 1350" svg:viewBox="0 0 6927 1351">
          <text:p/>
        </draw:connector>
        <draw:connector draw:style-name="gr3" draw:text-style-name="P5" draw:layer="layout" draw:type="line" svg:x1="11.75cm" svg:y1="14.413cm" svg:x2="18.675cm" svg:y2="17.079cm" draw:start-shape="id47" draw:start-glue-point="10" draw:end-shape="id51" draw:end-glue-point="6" svg:d="M11750 14413l6925 2666" svg:viewBox="0 0 6926 2667">
          <text:p/>
        </draw:connector>
        <draw:connector draw:style-name="gr3" draw:text-style-name="P5" draw:layer="layout" draw:type="line" svg:x1="11.75cm" svg:y1="14.413cm" svg:x2="18.677cm" svg:y2="18.407cm" draw:start-shape="id47" draw:start-glue-point="10" draw:end-shape="id50" draw:end-glue-point="6" svg:d="M11750 14413l6927 3994" svg:viewBox="0 0 6928 3995">
          <text:p/>
        </draw:connector>
        <draw:connector draw:style-name="gr3" draw:text-style-name="P5" draw:layer="layout" draw:type="line" svg:x1="11.75cm" svg:y1="14.413cm" svg:x2="18.678cm" svg:y2="20.184cm" draw:start-shape="id47" draw:start-glue-point="10" draw:end-shape="id49" draw:end-glue-point="6" svg:d="M11750 14413l6928 5771" svg:viewBox="0 0 6929 5772">
          <text:p/>
        </draw:connector>
        <draw:connector draw:style-name="gr3" draw:text-style-name="P5" draw:layer="layout" draw:type="line" svg:x1="11.75cm" svg:y1="15.735cm" svg:x2="18.675cm" svg:y2="2.617cm" draw:start-shape="id46" draw:start-glue-point="10" draw:end-shape="id34" draw:end-glue-point="6" svg:d="M11750 15735l6925-13118" svg:viewBox="0 0 6926 13119">
          <text:p/>
        </draw:connector>
        <draw:connector draw:style-name="gr3" draw:text-style-name="P5" draw:layer="layout" draw:type="line" svg:x1="11.75cm" svg:y1="15.735cm" svg:x2="18.676cm" svg:y2="3.919cm" draw:start-shape="id46" draw:start-glue-point="10" draw:end-shape="id33" draw:end-glue-point="6" svg:d="M11750 15735l6926-11816" svg:viewBox="0 0 6927 11817">
          <text:p/>
        </draw:connector>
        <draw:connector draw:style-name="gr3" draw:text-style-name="P5" draw:layer="layout" draw:type="line" svg:x1="11.75cm" svg:y1="15.735cm" svg:x2="18.676cm" svg:y2="5.23cm" draw:start-shape="id46" draw:start-glue-point="10" draw:end-shape="id31" draw:end-glue-point="6" svg:d="M11750 15735l6926-10505" svg:viewBox="0 0 6927 10506">
          <text:p/>
        </draw:connector>
        <draw:connector draw:style-name="gr3" draw:text-style-name="P5" draw:layer="layout" draw:type="line" svg:x1="11.75cm" svg:y1="15.735cm" svg:x2="18.676cm" svg:y2="6.542cm" draw:start-shape="id46" draw:start-glue-point="10" draw:end-shape="id59" draw:end-glue-point="6" svg:d="M11750 15735l6926-9193" svg:viewBox="0 0 6927 9194">
          <text:p/>
        </draw:connector>
        <draw:connector draw:style-name="gr3" draw:text-style-name="P5" draw:layer="layout" draw:type="line" svg:x1="11.75cm" svg:y1="15.735cm" svg:x2="18.676cm" svg:y2="7.852cm" draw:start-shape="id46" draw:start-glue-point="10" draw:end-shape="id58" draw:end-glue-point="6" svg:d="M11750 15735l6926-7883" svg:viewBox="0 0 6927 7884">
          <text:p/>
        </draw:connector>
        <draw:connector draw:style-name="gr3" draw:text-style-name="P5" draw:layer="layout" draw:type="line" svg:x1="11.75cm" svg:y1="15.735cm" svg:x2="18.676cm" svg:y2="9.178cm" draw:start-shape="id46" draw:start-glue-point="10" draw:end-shape="id57" draw:end-glue-point="6" svg:d="M11750 15735l6926-6557" svg:viewBox="0 0 6927 6558">
          <text:p/>
        </draw:connector>
        <draw:connector draw:style-name="gr3" draw:text-style-name="P5" draw:layer="layout" draw:type="line" svg:x1="11.75cm" svg:y1="15.735cm" svg:x2="18.676cm" svg:y2="10.485cm" draw:start-shape="id46" draw:start-glue-point="10" draw:end-shape="id56" draw:end-glue-point="6" svg:d="M11750 15735l6926-5250" svg:viewBox="0 0 6927 5251">
          <text:p/>
        </draw:connector>
        <draw:connector draw:style-name="gr3" draw:text-style-name="P5" draw:layer="layout" draw:type="line" svg:x1="11.75cm" svg:y1="15.735cm" svg:x2="18.676cm" svg:y2="11.796cm" draw:start-shape="id46" draw:start-glue-point="10" draw:end-shape="id55" draw:end-glue-point="6" svg:d="M11750 15735l6926-3939" svg:viewBox="0 0 6927 3940">
          <text:p/>
        </draw:connector>
        <draw:connector draw:style-name="gr3" draw:text-style-name="P5" draw:layer="layout" draw:type="line" svg:x1="11.75cm" svg:y1="15.735cm" svg:x2="18.676cm" svg:y2="13.118cm" draw:start-shape="id46" draw:start-glue-point="10" draw:end-shape="id54" draw:end-glue-point="6" svg:d="M11750 15735l6926-2617" svg:viewBox="0 0 6927 2618">
          <text:p/>
        </draw:connector>
        <draw:connector draw:style-name="gr3" draw:text-style-name="P5" draw:layer="layout" draw:type="line" svg:x1="11.75cm" svg:y1="15.735cm" svg:x2="18.676cm" svg:y2="14.441cm" draw:start-shape="id46" draw:start-glue-point="10" draw:end-shape="id53" draw:end-glue-point="6" svg:d="M11750 15735l6926-1294" svg:viewBox="0 0 6927 1295">
          <text:p/>
        </draw:connector>
        <draw:connector draw:style-name="gr3" draw:text-style-name="P5" draw:layer="layout" draw:type="line" svg:x1="11.75cm" svg:y1="15.735cm" svg:x2="18.676cm" svg:y2="15.763cm" draw:start-shape="id46" draw:start-glue-point="10" draw:end-shape="id52" draw:end-glue-point="6" svg:d="M11750 15735l6926 28" svg:viewBox="0 0 6927 29">
          <text:p/>
        </draw:connector>
        <draw:connector draw:style-name="gr3" draw:text-style-name="P5" draw:layer="layout" draw:type="line" svg:x1="11.75cm" svg:y1="15.735cm" svg:x2="18.675cm" svg:y2="17.079cm" draw:start-shape="id46" draw:start-glue-point="10" draw:end-shape="id51" draw:end-glue-point="6" svg:d="M11750 15735l6925 1344" svg:viewBox="0 0 6926 1345">
          <text:p/>
        </draw:connector>
        <draw:connector draw:style-name="gr3" draw:text-style-name="P5" draw:layer="layout" draw:type="line" svg:x1="11.75cm" svg:y1="15.735cm" svg:x2="18.677cm" svg:y2="18.407cm" draw:start-shape="id46" draw:start-glue-point="10" draw:end-shape="id50" draw:end-glue-point="6" svg:d="M11750 15735l6927 2672" svg:viewBox="0 0 6928 2673">
          <text:p/>
        </draw:connector>
        <draw:connector draw:style-name="gr3" draw:text-style-name="P5" draw:layer="layout" draw:type="line" svg:x1="11.75cm" svg:y1="15.735cm" svg:x2="18.678cm" svg:y2="20.184cm" draw:start-shape="id46" draw:start-glue-point="10" draw:end-shape="id49" draw:end-glue-point="6" svg:d="M11750 15735l6928 4449" svg:viewBox="0 0 6929 4450">
          <text:p/>
        </draw:connector>
        <draw:connector draw:style-name="gr3" draw:text-style-name="P5" draw:layer="layout" draw:type="line" svg:x1="11.749cm" svg:y1="17.051cm" svg:x2="18.675cm" svg:y2="2.617cm" draw:start-shape="id45" draw:start-glue-point="10" draw:end-shape="id34" draw:end-glue-point="6" svg:d="M11749 17051l6926-14434" svg:viewBox="0 0 6927 14435">
          <text:p/>
        </draw:connector>
        <draw:connector draw:style-name="gr3" draw:text-style-name="P5" draw:layer="layout" draw:type="line" svg:x1="11.749cm" svg:y1="17.051cm" svg:x2="18.676cm" svg:y2="3.919cm" draw:start-shape="id45" draw:start-glue-point="10" draw:end-shape="id33" draw:end-glue-point="6" svg:d="M11749 17051l6927-13132" svg:viewBox="0 0 6928 13133">
          <text:p/>
        </draw:connector>
        <draw:connector draw:style-name="gr3" draw:text-style-name="P5" draw:layer="layout" draw:type="line" svg:x1="11.749cm" svg:y1="17.051cm" svg:x2="18.676cm" svg:y2="5.23cm" draw:start-shape="id45" draw:start-glue-point="10" draw:end-shape="id31" draw:end-glue-point="6" svg:d="M11749 17051l6927-11821" svg:viewBox="0 0 6928 11822">
          <text:p/>
        </draw:connector>
        <draw:connector draw:style-name="gr3" draw:text-style-name="P5" draw:layer="layout" draw:type="line" svg:x1="11.749cm" svg:y1="17.051cm" svg:x2="18.676cm" svg:y2="6.542cm" draw:start-shape="id45" draw:start-glue-point="10" draw:end-shape="id59" draw:end-glue-point="6" svg:d="M11749 17051l6927-10509" svg:viewBox="0 0 6928 10510">
          <text:p/>
        </draw:connector>
        <draw:connector draw:style-name="gr3" draw:text-style-name="P5" draw:layer="layout" draw:type="line" svg:x1="11.749cm" svg:y1="17.051cm" svg:x2="18.676cm" svg:y2="7.852cm" draw:start-shape="id45" draw:start-glue-point="10" draw:end-shape="id58" draw:end-glue-point="6" svg:d="M11749 17051l6927-9199" svg:viewBox="0 0 6928 9200">
          <text:p/>
        </draw:connector>
        <draw:connector draw:style-name="gr3" draw:text-style-name="P5" draw:layer="layout" draw:type="line" svg:x1="11.749cm" svg:y1="17.051cm" svg:x2="18.676cm" svg:y2="9.178cm" draw:start-shape="id45" draw:start-glue-point="10" draw:end-shape="id57" draw:end-glue-point="6" svg:d="M11749 17051l6927-7873" svg:viewBox="0 0 6928 7874">
          <text:p/>
        </draw:connector>
        <draw:connector draw:style-name="gr3" draw:text-style-name="P5" draw:layer="layout" draw:type="line" svg:x1="11.749cm" svg:y1="17.051cm" svg:x2="18.676cm" svg:y2="11.796cm" draw:start-shape="id45" draw:start-glue-point="10" draw:end-shape="id55" draw:end-glue-point="6" svg:d="M11749 17051l6927-5255" svg:viewBox="0 0 6928 5256">
          <text:p/>
        </draw:connector>
        <draw:connector draw:style-name="gr3" draw:text-style-name="P5" draw:layer="layout" draw:type="line" svg:x1="11.749cm" svg:y1="17.051cm" svg:x2="18.676cm" svg:y2="13.118cm" draw:start-shape="id45" draw:start-glue-point="10" draw:end-shape="id54" draw:end-glue-point="6" svg:d="M11749 17051l6927-3933" svg:viewBox="0 0 6928 3934">
          <text:p/>
        </draw:connector>
        <draw:connector draw:style-name="gr3" draw:text-style-name="P5" draw:layer="layout" draw:type="line" svg:x1="11.749cm" svg:y1="17.051cm" svg:x2="18.676cm" svg:y2="10.485cm" draw:start-shape="id45" draw:start-glue-point="10" draw:end-shape="id56" draw:end-glue-point="6" svg:d="M11749 17051l6927-6566" svg:viewBox="0 0 6928 6567">
          <text:p/>
        </draw:connector>
        <draw:connector draw:style-name="gr3" draw:text-style-name="P5" draw:layer="layout" draw:type="line" svg:x1="11.749cm" svg:y1="17.051cm" svg:x2="18.676cm" svg:y2="14.441cm" draw:start-shape="id45" draw:start-glue-point="10" draw:end-shape="id53" draw:end-glue-point="6" svg:d="M11749 17051l6927-2610" svg:viewBox="0 0 6928 2611">
          <text:p/>
        </draw:connector>
        <draw:connector draw:style-name="gr3" draw:text-style-name="P5" draw:layer="layout" draw:type="line" svg:x1="11.749cm" svg:y1="17.051cm" svg:x2="18.676cm" svg:y2="15.763cm" draw:start-shape="id45" draw:start-glue-point="10" draw:end-shape="id52" draw:end-glue-point="6" svg:d="M11749 17051l6927-1288" svg:viewBox="0 0 6928 1289">
          <text:p/>
        </draw:connector>
        <draw:connector draw:style-name="gr3" draw:text-style-name="P5" draw:layer="layout" draw:type="line" svg:x1="11.749cm" svg:y1="17.051cm" svg:x2="18.677cm" svg:y2="18.407cm" draw:start-shape="id45" draw:start-glue-point="10" draw:end-shape="id50" draw:end-glue-point="6" svg:d="M11749 17051l6928 1356" svg:viewBox="0 0 6929 1357">
          <text:p/>
        </draw:connector>
        <draw:connector draw:style-name="gr3" draw:text-style-name="P5" draw:layer="layout" draw:type="line" svg:x1="11.749cm" svg:y1="17.051cm" svg:x2="18.678cm" svg:y2="20.184cm" draw:start-shape="id45" draw:start-glue-point="10" draw:end-shape="id49" draw:end-glue-point="6" svg:d="M11749 17051l6929 3133" svg:viewBox="0 0 6930 3134">
          <text:p/>
        </draw:connector>
        <draw:connector draw:style-name="gr3" draw:text-style-name="P5" draw:layer="layout" draw:type="line" svg:x1="11.751cm" svg:y1="18.379cm" svg:x2="18.675cm" svg:y2="2.617cm" draw:start-shape="id44" draw:start-glue-point="10" draw:end-shape="id34" draw:end-glue-point="6" svg:d="M11751 18379l6924-15762" svg:viewBox="0 0 6925 15763">
          <text:p/>
        </draw:connector>
        <draw:connector draw:style-name="gr3" draw:text-style-name="P5" draw:layer="layout" draw:type="line" svg:x1="11.751cm" svg:y1="18.379cm" svg:x2="18.676cm" svg:y2="3.919cm" draw:start-shape="id44" draw:start-glue-point="10" draw:end-shape="id33" draw:end-glue-point="6" svg:d="M11751 18379l6925-14460" svg:viewBox="0 0 6926 14461">
          <text:p/>
        </draw:connector>
        <draw:connector draw:style-name="gr3" draw:text-style-name="P5" draw:layer="layout" draw:type="line" svg:x1="11.751cm" svg:y1="18.379cm" svg:x2="18.676cm" svg:y2="5.23cm" draw:start-shape="id44" draw:start-glue-point="10" draw:end-shape="id31" draw:end-glue-point="6" svg:d="M11751 18379l6925-13149" svg:viewBox="0 0 6926 13150">
          <text:p/>
        </draw:connector>
        <draw:connector draw:style-name="gr3" draw:text-style-name="P5" draw:layer="layout" draw:type="line" svg:x1="11.751cm" svg:y1="18.379cm" svg:x2="18.676cm" svg:y2="6.542cm" draw:start-shape="id44" draw:start-glue-point="10" draw:end-shape="id59" draw:end-glue-point="6" svg:d="M11751 18379l6925-11837" svg:viewBox="0 0 6926 11838">
          <text:p/>
        </draw:connector>
        <draw:connector draw:style-name="gr3" draw:text-style-name="P5" draw:layer="layout" draw:type="line" svg:x1="11.751cm" svg:y1="18.379cm" svg:x2="18.676cm" svg:y2="7.852cm" draw:start-shape="id44" draw:start-glue-point="10" draw:end-shape="id58" draw:end-glue-point="6" svg:d="M11751 18379l6925-10527" svg:viewBox="0 0 6926 10528">
          <text:p/>
        </draw:connector>
        <draw:connector draw:style-name="gr3" draw:text-style-name="P5" draw:layer="layout" draw:type="line" svg:x1="11.751cm" svg:y1="18.379cm" svg:x2="18.676cm" svg:y2="9.178cm" draw:start-shape="id44" draw:start-glue-point="10" draw:end-shape="id57" draw:end-glue-point="6" svg:d="M11751 18379l6925-9201" svg:viewBox="0 0 6926 9202">
          <text:p/>
        </draw:connector>
        <draw:connector draw:style-name="gr3" draw:text-style-name="P5" draw:layer="layout" draw:type="line" svg:x1="11.751cm" svg:y1="18.379cm" svg:x2="18.676cm" svg:y2="10.485cm" draw:start-shape="id44" draw:start-glue-point="10" draw:end-shape="id56" draw:end-glue-point="6" svg:d="M11751 18379l6925-7894" svg:viewBox="0 0 6926 7895">
          <text:p/>
        </draw:connector>
        <draw:connector draw:style-name="gr3" draw:text-style-name="P5" draw:layer="layout" draw:type="line" svg:x1="11.751cm" svg:y1="18.379cm" svg:x2="18.676cm" svg:y2="11.796cm" draw:start-shape="id44" draw:start-glue-point="10" draw:end-shape="id55" draw:end-glue-point="6" svg:d="M11751 18379l6925-6583" svg:viewBox="0 0 6926 6584">
          <text:p/>
        </draw:connector>
        <draw:connector draw:style-name="gr3" draw:text-style-name="P5" draw:layer="layout" draw:type="line" svg:x1="11.751cm" svg:y1="18.379cm" svg:x2="18.676cm" svg:y2="13.118cm" draw:start-shape="id44" draw:start-glue-point="10" draw:end-shape="id54" draw:end-glue-point="6" svg:d="M11751 18379l6925-5261" svg:viewBox="0 0 6926 5262">
          <text:p/>
        </draw:connector>
        <draw:connector draw:style-name="gr3" draw:text-style-name="P5" draw:layer="layout" draw:type="line" svg:x1="11.751cm" svg:y1="18.379cm" svg:x2="18.676cm" svg:y2="14.441cm" draw:start-shape="id44" draw:start-glue-point="10" draw:end-shape="id53" draw:end-glue-point="6" svg:d="M11751 18379l6925-3938" svg:viewBox="0 0 6926 3939">
          <text:p/>
        </draw:connector>
        <draw:connector draw:style-name="gr3" draw:text-style-name="P5" draw:layer="layout" draw:type="line" svg:x1="11.751cm" svg:y1="18.379cm" svg:x2="18.676cm" svg:y2="15.763cm" draw:start-shape="id44" draw:start-glue-point="10" draw:end-shape="id52" draw:end-glue-point="6" svg:d="M11751 18379l6925-2616" svg:viewBox="0 0 6926 2617">
          <text:p/>
        </draw:connector>
        <draw:connector draw:style-name="gr3" draw:text-style-name="P5" draw:layer="layout" draw:type="line" svg:x1="11.751cm" svg:y1="18.379cm" svg:x2="18.675cm" svg:y2="17.079cm" draw:start-shape="id44" draw:start-glue-point="10" draw:end-shape="id51" draw:end-glue-point="6" svg:d="M11751 18379l6924-1300" svg:viewBox="0 0 6925 1301">
          <text:p/>
        </draw:connector>
        <draw:connector draw:style-name="gr3" draw:text-style-name="P5" draw:layer="layout" draw:type="line" svg:x1="11.751cm" svg:y1="18.379cm" svg:x2="18.677cm" svg:y2="18.407cm" draw:start-shape="id44" draw:start-glue-point="10" draw:end-shape="id50" draw:end-glue-point="6" svg:d="M11751 18379l6926 28" svg:viewBox="0 0 6927 29">
          <text:p/>
        </draw:connector>
        <draw:connector draw:style-name="gr3" draw:text-style-name="P5" draw:layer="layout" draw:type="line" svg:x1="11.751cm" svg:y1="18.379cm" svg:x2="18.678cm" svg:y2="20.184cm" draw:start-shape="id44" draw:start-glue-point="10" draw:end-shape="id49" draw:end-glue-point="6" svg:d="M11751 18379l6927 1805" svg:viewBox="0 0 6928 1806">
          <text:p/>
        </draw:connector>
        <draw:connector draw:style-name="gr3" draw:text-style-name="P5" draw:layer="layout" draw:type="line" svg:x1="11.752cm" svg:y1="20.184cm" svg:x2="18.675cm" svg:y2="2.617cm" draw:start-shape="id43" draw:start-glue-point="10" draw:end-shape="id34" draw:end-glue-point="6" svg:d="M11752 20184l6923-17567" svg:viewBox="0 0 6924 17568">
          <text:p/>
        </draw:connector>
        <draw:connector draw:style-name="gr3" draw:text-style-name="P5" draw:layer="layout" draw:type="line" svg:x1="11.752cm" svg:y1="20.184cm" svg:x2="18.676cm" svg:y2="3.919cm" draw:start-shape="id43" draw:start-glue-point="10" draw:end-shape="id33" draw:end-glue-point="6" svg:d="M11752 20184l6924-16265" svg:viewBox="0 0 6925 16266">
          <text:p/>
        </draw:connector>
        <draw:connector draw:style-name="gr3" draw:text-style-name="P5" draw:layer="layout" draw:type="line" svg:x1="11.752cm" svg:y1="20.184cm" svg:x2="18.676cm" svg:y2="5.23cm" draw:start-shape="id43" draw:start-glue-point="10" draw:end-shape="id31" draw:end-glue-point="6" svg:d="M11752 20184l6924-14954" svg:viewBox="0 0 6925 14955">
          <text:p/>
        </draw:connector>
        <draw:connector draw:style-name="gr3" draw:text-style-name="P5" draw:layer="layout" draw:type="line" svg:x1="11.752cm" svg:y1="20.184cm" svg:x2="18.676cm" svg:y2="6.542cm" draw:start-shape="id43" draw:start-glue-point="10" draw:end-shape="id59" draw:end-glue-point="6" svg:d="M11752 20184l6924-13642" svg:viewBox="0 0 6925 13643">
          <text:p/>
        </draw:connector>
        <draw:connector draw:style-name="gr3" draw:text-style-name="P5" draw:layer="layout" draw:type="line" svg:x1="11.752cm" svg:y1="20.184cm" svg:x2="18.676cm" svg:y2="7.852cm" draw:start-shape="id43" draw:start-glue-point="10" draw:end-shape="id58" draw:end-glue-point="6" svg:d="M11752 20184l6924-12332" svg:viewBox="0 0 6925 12333">
          <text:p/>
        </draw:connector>
        <draw:connector draw:style-name="gr3" draw:text-style-name="P5" draw:layer="layout" draw:type="line" svg:x1="11.752cm" svg:y1="20.184cm" svg:x2="18.676cm" svg:y2="9.178cm" draw:start-shape="id43" draw:start-glue-point="10" draw:end-shape="id57" draw:end-glue-point="6" svg:d="M11752 20184l6924-11006" svg:viewBox="0 0 6925 11007">
          <text:p/>
        </draw:connector>
        <draw:connector draw:style-name="gr3" draw:text-style-name="P5" draw:layer="layout" draw:type="line" svg:x1="11.752cm" svg:y1="20.184cm" svg:x2="18.676cm" svg:y2="11.796cm" draw:start-shape="id43" draw:start-glue-point="10" draw:end-shape="id55" draw:end-glue-point="6" svg:d="M11752 20184l6924-8388" svg:viewBox="0 0 6925 8389">
          <text:p/>
        </draw:connector>
        <draw:connector draw:style-name="gr3" draw:text-style-name="P5" draw:layer="layout" draw:type="line" svg:x1="11.752cm" svg:y1="20.184cm" svg:x2="18.676cm" svg:y2="13.118cm" draw:start-shape="id43" draw:start-glue-point="10" draw:end-shape="id54" draw:end-glue-point="6" svg:d="M11752 20184l6924-7066" svg:viewBox="0 0 6925 7067">
          <text:p/>
        </draw:connector>
        <draw:connector draw:style-name="gr3" draw:text-style-name="P5" draw:layer="layout" draw:type="line" svg:x1="11.752cm" svg:y1="20.184cm" svg:x2="18.676cm" svg:y2="14.441cm" draw:start-shape="id43" draw:start-glue-point="10" draw:end-shape="id53" draw:end-glue-point="6" svg:d="M11752 20184l6924-5743" svg:viewBox="0 0 6925 5744">
          <text:p/>
        </draw:connector>
        <draw:connector draw:style-name="gr3" draw:text-style-name="P5" draw:layer="layout" draw:type="line" svg:x1="11.752cm" svg:y1="20.184cm" svg:x2="18.676cm" svg:y2="15.763cm" draw:start-shape="id43" draw:start-glue-point="10" draw:end-shape="id52" draw:end-glue-point="6" svg:d="M11752 20184l6924-4421" svg:viewBox="0 0 6925 4422">
          <text:p/>
        </draw:connector>
        <draw:connector draw:style-name="gr3" draw:text-style-name="P5" draw:layer="layout" draw:type="line" svg:x1="11.752cm" svg:y1="20.184cm" svg:x2="18.675cm" svg:y2="17.079cm" draw:start-shape="id43" draw:start-glue-point="10" draw:end-shape="id51" draw:end-glue-point="6" svg:d="M11752 20184l6923-3105" svg:viewBox="0 0 6924 3106">
          <text:p/>
        </draw:connector>
        <draw:connector draw:style-name="gr3" draw:text-style-name="P5" draw:layer="layout" draw:type="line" svg:x1="11.752cm" svg:y1="20.184cm" svg:x2="18.677cm" svg:y2="18.407cm" draw:start-shape="id43" draw:start-glue-point="10" draw:end-shape="id50" draw:end-glue-point="6" svg:d="M11752 20184l6925-1777" svg:viewBox="0 0 6926 1778">
          <text:p/>
        </draw:connector>
        <draw:connector draw:style-name="gr3" draw:text-style-name="P13" draw:layer="layout" draw:type="line" svg:x1="11.752cm" svg:y1="20.184cm" svg:x2="18.678cm" svg:y2="20.184cm" draw:start-shape="id43" draw:start-glue-point="10" draw:end-shape="id49" draw:end-glue-point="6" svg:d="M11752 20184h6926" svg:viewBox="0 0 6927 1">
          <text:p/>
        </draw:connector>
        <draw:connector draw:style-name="gr3" draw:text-style-name="P5" draw:layer="layout" draw:type="line" svg:x1="11.75cm" svg:y1="10.457cm" svg:x2="18.676cm" svg:y2="15.763cm" draw:start-shape="id36" draw:start-glue-point="10" draw:end-shape="id52" draw:end-glue-point="6" svg:d="M11750 10457l6926 5306" svg:viewBox="0 0 6927 5307">
          <text:p/>
        </draw:connector>
        <draw:connector draw:style-name="gr3" draw:text-style-name="P5" draw:layer="layout" draw:type="line" svg:x1="11.75cm" svg:y1="10.457cm" svg:x2="18.676cm" svg:y2="7.852cm" draw:start-shape="id36" draw:start-glue-point="10" draw:end-shape="id58" draw:end-glue-point="6" svg:d="M11750 10457l6926-2605" svg:viewBox="0 0 6927 2606">
          <text:p/>
        </draw:connector>
        <draw:connector draw:style-name="gr3" draw:text-style-name="P5" draw:layer="layout" draw:type="line" svg:x1="11.75cm" svg:y1="10.457cm" svg:x2="18.676cm" svg:y2="6.542cm" draw:start-shape="id36" draw:start-glue-point="10" draw:end-shape="id59" draw:end-glue-point="6" svg:d="M11750 10457l6926-3915" svg:viewBox="0 0 6927 3916">
          <text:p/>
        </draw:connector>
        <draw:connector draw:style-name="gr3" draw:text-style-name="P5" draw:layer="layout" draw:type="line" svg:x1="11.75cm" svg:y1="10.457cm" svg:x2="18.676cm" svg:y2="5.23cm" draw:start-shape="id36" draw:start-glue-point="10" draw:end-shape="id31" draw:end-glue-point="6" svg:d="M11750 10457l6926-5227" svg:viewBox="0 0 6927 5228">
          <text:p/>
        </draw:connector>
        <draw:connector draw:style-name="gr3" draw:text-style-name="P5" draw:layer="layout" draw:type="line" svg:x1="11.75cm" svg:y1="10.457cm" svg:x2="18.676cm" svg:y2="3.919cm" draw:start-shape="id36" draw:start-glue-point="10" draw:end-shape="id33" draw:end-glue-point="6" svg:d="M11750 10457l6926-6538" svg:viewBox="0 0 6927 6539">
          <text:p/>
        </draw:connector>
        <draw:connector draw:style-name="gr3" draw:text-style-name="P5" draw:layer="layout" draw:type="line" svg:x1="11.75cm" svg:y1="10.457cm" svg:x2="18.675cm" svg:y2="2.617cm" draw:start-shape="id36" draw:start-glue-point="10" draw:end-shape="id34" draw:end-glue-point="6" svg:d="M11750 10457l6925-7840" svg:viewBox="0 0 6926 7841">
          <text:p/>
        </draw:connector>
        <draw:connector draw:style-name="gr3" draw:text-style-name="P5" draw:layer="layout" draw:type="line" svg:x1="11.75cm" svg:y1="11.768cm" svg:x2="18.675cm" svg:y2="2.617cm" draw:start-shape="id35" draw:start-glue-point="10" draw:end-shape="id34" draw:end-glue-point="6" svg:d="M11750 11768l6925-9151" svg:viewBox="0 0 6926 9152">
          <text:p/>
        </draw:connector>
        <draw:connector draw:style-name="gr3" draw:text-style-name="P5" draw:layer="layout" draw:type="line" svg:x1="11.75cm" svg:y1="11.768cm" svg:x2="18.676cm" svg:y2="3.919cm" draw:start-shape="id35" draw:start-glue-point="10" draw:end-shape="id33" draw:end-glue-point="6" svg:d="M11750 11768l6926-7849" svg:viewBox="0 0 6927 7850">
          <text:p/>
        </draw:connector>
        <draw:connector draw:style-name="gr3" draw:text-style-name="P5" draw:layer="layout" draw:type="line" svg:x1="11.75cm" svg:y1="11.768cm" svg:x2="18.676cm" svg:y2="5.23cm" draw:start-shape="id35" draw:start-glue-point="10" draw:end-shape="id31" draw:end-glue-point="6" svg:d="M11750 11768l6926-6538" svg:viewBox="0 0 6927 6539">
          <text:p/>
        </draw:connector>
        <draw:connector draw:style-name="gr3" draw:text-style-name="P5" draw:layer="layout" draw:type="line" svg:x1="11.75cm" svg:y1="11.768cm" svg:x2="18.676cm" svg:y2="6.542cm" draw:start-shape="id35" draw:start-glue-point="10" draw:end-shape="id59" draw:end-glue-point="6" svg:d="M11750 11768l6926-5226" svg:viewBox="0 0 6927 5227">
          <text:p/>
        </draw:connector>
        <draw:connector draw:style-name="gr3" draw:text-style-name="P5" draw:layer="layout" draw:type="line" svg:x1="11.75cm" svg:y1="11.768cm" svg:x2="18.676cm" svg:y2="7.852cm" draw:start-shape="id35" draw:start-glue-point="10" draw:end-shape="id58" draw:end-glue-point="6" svg:d="M11750 11768l6926-3916" svg:viewBox="0 0 6927 3917">
          <text:p/>
        </draw:connector>
        <draw:connector draw:style-name="gr3" draw:text-style-name="P5" draw:layer="layout" draw:type="line" svg:x1="11.75cm" svg:y1="11.768cm" svg:x2="18.676cm" svg:y2="9.178cm" draw:start-shape="id35" draw:start-glue-point="10" draw:end-shape="id57" draw:end-glue-point="6" svg:d="M11750 11768l6926-2590" svg:viewBox="0 0 6927 2591">
          <text:p/>
        </draw:connector>
        <draw:connector draw:style-name="gr3" draw:text-style-name="P5" draw:layer="layout" draw:type="line" svg:x1="11.75cm" svg:y1="11.768cm" svg:x2="18.676cm" svg:y2="10.485cm" draw:start-shape="id35" draw:start-glue-point="10" draw:end-shape="id56" draw:end-glue-point="6" svg:d="M11750 11768l6926-1283" svg:viewBox="0 0 6927 1284">
          <text:p/>
        </draw:connector>
        <draw:connector draw:style-name="gr3" draw:text-style-name="P5" draw:layer="layout" draw:type="line" svg:x1="11.75cm" svg:y1="11.768cm" svg:x2="18.676cm" svg:y2="11.796cm" draw:start-shape="id35" draw:start-glue-point="10" draw:end-shape="id55" draw:end-glue-point="6" svg:d="M11750 11768l6926 28" svg:viewBox="0 0 6927 29">
          <text:p/>
        </draw:connector>
        <draw:connector draw:style-name="gr3" draw:text-style-name="P5" draw:layer="layout" draw:type="line" svg:x1="11.75cm" svg:y1="11.768cm" svg:x2="18.676cm" svg:y2="13.118cm" draw:start-shape="id35" draw:start-glue-point="10" draw:end-shape="id54" draw:end-glue-point="6" svg:d="M11750 11768l6926 1350" svg:viewBox="0 0 6927 1351">
          <text:p/>
        </draw:connector>
        <draw:connector draw:style-name="gr3" draw:text-style-name="P5" draw:layer="layout" draw:type="line" svg:x1="11.75cm" svg:y1="11.768cm" svg:x2="18.676cm" svg:y2="14.441cm" draw:start-shape="id35" draw:start-glue-point="10" draw:end-shape="id53" draw:end-glue-point="6" svg:d="M11750 11768l6926 2673" svg:viewBox="0 0 6927 2674">
          <text:p/>
        </draw:connector>
        <draw:connector draw:style-name="gr3" draw:text-style-name="P5" draw:layer="layout" draw:type="line" svg:x1="11.75cm" svg:y1="11.768cm" svg:x2="18.676cm" svg:y2="15.763cm" draw:start-shape="id35" draw:start-glue-point="10" draw:end-shape="id52" draw:end-glue-point="6" svg:d="M11750 11768l6926 3995" svg:viewBox="0 0 6927 3996">
          <text:p/>
        </draw:connector>
        <draw:connector draw:style-name="gr3" draw:text-style-name="P5" draw:layer="layout" draw:type="line" svg:x1="11.75cm" svg:y1="11.768cm" svg:x2="18.675cm" svg:y2="17.079cm" draw:start-shape="id35" draw:start-glue-point="10" draw:end-shape="id51" draw:end-glue-point="6" svg:d="M11750 11768l6925 5311" svg:viewBox="0 0 6926 5312">
          <text:p/>
        </draw:connector>
        <draw:connector draw:style-name="gr3" draw:text-style-name="P5" draw:layer="layout" draw:type="line" svg:x1="11.75cm" svg:y1="11.768cm" svg:x2="18.677cm" svg:y2="18.407cm" draw:start-shape="id35" draw:start-glue-point="10" draw:end-shape="id50" draw:end-glue-point="6" svg:d="M11750 11768l6927 6639" svg:viewBox="0 0 6928 6640">
          <text:p/>
        </draw:connector>
        <draw:connector draw:style-name="gr3" draw:text-style-name="P5" draw:layer="layout" draw:type="line" svg:x1="11.75cm" svg:y1="11.768cm" svg:x2="18.678cm" svg:y2="20.184cm" draw:start-shape="id35" draw:start-glue-point="10" draw:end-shape="id49" draw:end-glue-point="6" svg:d="M11750 11768l6928 8416" svg:viewBox="0 0 6929 8417">
          <text:p/>
        </draw:connector>
        <draw:connector draw:style-name="gr3" draw:text-style-name="P5" draw:layer="layout" draw:type="line" svg:x1="11.75cm" svg:y1="13.09cm" svg:x2="18.675cm" svg:y2="2.617cm" draw:start-shape="id48" draw:start-glue-point="10" draw:end-shape="id34" draw:end-glue-point="6" svg:d="M11750 13090l6925-10473" svg:viewBox="0 0 6926 10474">
          <text:p/>
        </draw:connector>
        <draw:connector draw:style-name="gr3" draw:text-style-name="P5" draw:layer="layout" draw:type="line" svg:x1="11.75cm" svg:y1="13.09cm" svg:x2="18.676cm" svg:y2="3.919cm" draw:start-shape="id48" draw:start-glue-point="10" draw:end-shape="id33" draw:end-glue-point="6" svg:d="M11750 13090l6926-9171" svg:viewBox="0 0 6927 9172">
          <text:p/>
        </draw:connector>
        <draw:connector draw:style-name="gr3" draw:text-style-name="P5" draw:layer="layout" draw:type="line" svg:x1="11.75cm" svg:y1="13.09cm" svg:x2="18.676cm" svg:y2="5.23cm" draw:start-shape="id48" draw:start-glue-point="10" draw:end-shape="id31" draw:end-glue-point="6" svg:d="M11750 13090l6926-7860" svg:viewBox="0 0 6927 7861">
          <text:p/>
        </draw:connector>
        <draw:connector draw:style-name="gr3" draw:text-style-name="P5" draw:layer="layout" draw:type="line" svg:x1="11.75cm" svg:y1="13.09cm" svg:x2="18.676cm" svg:y2="6.542cm" draw:start-shape="id48" draw:start-glue-point="10" draw:end-shape="id59" draw:end-glue-point="6" svg:d="M11750 13090l6926-6548" svg:viewBox="0 0 6927 6549">
          <text:p/>
        </draw:connector>
        <draw:connector draw:style-name="gr3" draw:text-style-name="P5" draw:layer="layout" draw:type="line" svg:x1="11.75cm" svg:y1="13.09cm" svg:x2="18.676cm" svg:y2="7.852cm" draw:start-shape="id48" draw:start-glue-point="10" draw:end-shape="id58" draw:end-glue-point="6" svg:d="M11750 13090l6926-5238" svg:viewBox="0 0 6927 5239">
          <text:p/>
        </draw:connector>
        <draw:connector draw:style-name="gr3" draw:text-style-name="P5" draw:layer="layout" draw:type="line" svg:x1="11.75cm" svg:y1="13.09cm" svg:x2="18.676cm" svg:y2="10.485cm" draw:start-shape="id48" draw:start-glue-point="10" draw:end-shape="id56" draw:end-glue-point="6" svg:d="M11750 13090l6926-2605" svg:viewBox="0 0 6927 2606">
          <text:p/>
        </draw:connector>
        <draw:connector draw:style-name="gr3" draw:text-style-name="P5" draw:layer="layout" draw:type="line" svg:x1="11.75cm" svg:y1="13.09cm" svg:x2="18.676cm" svg:y2="11.796cm" draw:start-shape="id48" draw:start-glue-point="10" draw:end-shape="id55" draw:end-glue-point="6" svg:d="M11750 13090l6926-1294" svg:viewBox="0 0 6927 1295">
          <text:p/>
        </draw:connector>
        <draw:connector draw:style-name="gr3" draw:text-style-name="P5" draw:layer="layout" draw:type="line" svg:x1="11.75cm" svg:y1="13.09cm" svg:x2="18.676cm" svg:y2="13.118cm" draw:start-shape="id48" draw:start-glue-point="10" draw:end-shape="id54" draw:end-glue-point="6" svg:d="M11750 13090l6926 28" svg:viewBox="0 0 6927 29">
          <text:p/>
        </draw:connector>
        <draw:connector draw:style-name="gr3" draw:text-style-name="P5" draw:layer="layout" draw:type="line" svg:x1="11.75cm" svg:y1="13.09cm" svg:x2="18.676cm" svg:y2="14.441cm" draw:start-shape="id48" draw:start-glue-point="10" draw:end-shape="id53" draw:end-glue-point="6" svg:d="M11750 13090l6926 1351" svg:viewBox="0 0 6927 1352">
          <text:p/>
        </draw:connector>
        <draw:connector draw:style-name="gr3" draw:text-style-name="P5" draw:layer="layout" draw:type="line" svg:x1="11.75cm" svg:y1="13.09cm" svg:x2="18.676cm" svg:y2="15.763cm" draw:start-shape="id48" draw:start-glue-point="10" draw:end-shape="id52" draw:end-glue-point="6" svg:d="M11750 13090l6926 2673" svg:viewBox="0 0 6927 2674">
          <text:p/>
        </draw:connector>
        <draw:connector draw:style-name="gr3" draw:text-style-name="P5" draw:layer="layout" draw:type="line" svg:x1="11.75cm" svg:y1="13.09cm" svg:x2="18.675cm" svg:y2="17.079cm" draw:start-shape="id48" draw:start-glue-point="10" draw:end-shape="id51" draw:end-glue-point="6" svg:d="M11750 13090l6925 3989" svg:viewBox="0 0 6926 3990">
          <text:p/>
        </draw:connector>
        <draw:connector draw:style-name="gr3" draw:text-style-name="P5" draw:layer="layout" draw:type="line" svg:x1="11.75cm" svg:y1="13.09cm" svg:x2="18.677cm" svg:y2="18.407cm" draw:start-shape="id48" draw:start-glue-point="10" draw:end-shape="id50" draw:end-glue-point="6" svg:d="M11750 13090l6927 5317" svg:viewBox="0 0 6928 5318">
          <text:p/>
        </draw:connector>
        <draw:connector draw:style-name="gr3" draw:text-style-name="P5" draw:layer="layout" draw:type="line" svg:x1="11.75cm" svg:y1="13.09cm" svg:x2="18.678cm" svg:y2="20.184cm" draw:start-shape="id48" draw:start-glue-point="10" draw:end-shape="id49" draw:end-glue-point="6" svg:d="M11750 13090l6928 7094" svg:viewBox="0 0 6929 7095">
          <text:p/>
        </draw:connector>
        <draw:connector draw:style-name="gr3" draw:text-style-name="P5" draw:layer="layout" draw:type="line" svg:x1="11.75cm" svg:y1="14.413cm" svg:x2="18.675cm" svg:y2="2.617cm" draw:start-shape="id47" draw:start-glue-point="10" draw:end-shape="id34" draw:end-glue-point="6" svg:d="M11750 14413l6925-11796" svg:viewBox="0 0 6926 11797">
          <text:p/>
        </draw:connector>
        <draw:connector draw:style-name="gr3" draw:text-style-name="P5" draw:layer="layout" draw:type="line" svg:x1="11.75cm" svg:y1="14.413cm" svg:x2="18.676cm" svg:y2="3.919cm" draw:start-shape="id47" draw:start-glue-point="10" draw:end-shape="id33" draw:end-glue-point="6" svg:d="M11750 14413l6926-10494" svg:viewBox="0 0 6927 10495">
          <text:p/>
        </draw:connector>
        <draw:connector draw:style-name="gr3" draw:text-style-name="P5" draw:layer="layout" draw:type="line" svg:x1="11.75cm" svg:y1="14.413cm" svg:x2="18.676cm" svg:y2="5.23cm" draw:start-shape="id47" draw:start-glue-point="10" draw:end-shape="id31" draw:end-glue-point="6" svg:d="M11750 14413l6926-9183" svg:viewBox="0 0 6927 9184">
          <text:p/>
        </draw:connector>
        <draw:connector draw:style-name="gr3" draw:text-style-name="P5" draw:layer="layout" draw:type="line" svg:x1="11.75cm" svg:y1="14.413cm" svg:x2="18.676cm" svg:y2="6.542cm" draw:start-shape="id47" draw:start-glue-point="10" draw:end-shape="id59" draw:end-glue-point="6" svg:d="M11750 14413l6926-7871" svg:viewBox="0 0 6927 7872">
          <text:p/>
        </draw:connector>
        <draw:connector draw:style-name="gr3" draw:text-style-name="P5" draw:layer="layout" draw:type="line" svg:x1="11.75cm" svg:y1="14.413cm" svg:x2="18.676cm" svg:y2="7.852cm" draw:start-shape="id47" draw:start-glue-point="10" draw:end-shape="id58" draw:end-glue-point="6" svg:d="M11750 14413l6926-6561" svg:viewBox="0 0 6927 6562">
          <text:p/>
        </draw:connector>
        <draw:connector draw:style-name="gr3" draw:text-style-name="P5" draw:layer="layout" draw:type="line" svg:x1="11.75cm" svg:y1="14.413cm" svg:x2="18.676cm" svg:y2="9.178cm" draw:start-shape="id47" draw:start-glue-point="10" draw:end-shape="id57" draw:end-glue-point="6" svg:d="M11750 14413l6926-5235" svg:viewBox="0 0 6927 5236">
          <text:p/>
        </draw:connector>
        <draw:connector draw:style-name="gr3" draw:text-style-name="P5" draw:layer="layout" draw:type="line" svg:x1="11.75cm" svg:y1="14.413cm" svg:x2="18.676cm" svg:y2="10.485cm" draw:start-shape="id47" draw:start-glue-point="10" draw:end-shape="id56" draw:end-glue-point="6" svg:d="M11750 14413l6926-3928" svg:viewBox="0 0 6927 3929">
          <text:p/>
        </draw:connector>
        <draw:connector draw:style-name="gr3" draw:text-style-name="P5" draw:layer="layout" draw:type="line" svg:x1="11.75cm" svg:y1="14.413cm" svg:x2="18.676cm" svg:y2="11.796cm" draw:start-shape="id47" draw:start-glue-point="10" draw:end-shape="id55" draw:end-glue-point="6" svg:d="M11750 14413l6926-2617" svg:viewBox="0 0 6927 2618">
          <text:p/>
        </draw:connector>
        <draw:connector draw:style-name="gr3" draw:text-style-name="P5" draw:layer="layout" draw:type="line" svg:x1="11.75cm" svg:y1="14.413cm" svg:x2="18.676cm" svg:y2="13.118cm" draw:start-shape="id47" draw:start-glue-point="10" draw:end-shape="id54" draw:end-glue-point="6" svg:d="M11750 14413l6926-1295" svg:viewBox="0 0 6927 1296">
          <text:p/>
        </draw:connector>
        <draw:connector draw:style-name="gr3" draw:text-style-name="P5" draw:layer="layout" draw:type="line" svg:x1="11.75cm" svg:y1="14.413cm" svg:x2="18.676cm" svg:y2="14.441cm" draw:start-shape="id47" draw:start-glue-point="10" draw:end-shape="id53" draw:end-glue-point="6" svg:d="M11750 14413l6926 28" svg:viewBox="0 0 6927 29">
          <text:p/>
        </draw:connector>
        <draw:connector draw:style-name="gr3" draw:text-style-name="P5" draw:layer="layout" draw:type="line" svg:x1="11.75cm" svg:y1="5.202cm" svg:x2="18.676cm" svg:y2="13.118cm" draw:start-shape="id40" draw:start-glue-point="10" draw:end-shape="id54" draw:end-glue-point="6" svg:d="M11750 5202l6926 7916" svg:viewBox="0 0 6927 7917">
          <text:p/>
        </draw:connector>
        <draw:connector draw:style-name="gr3" draw:text-style-name="P5" draw:layer="layout" draw:type="line" svg:x1="11.75cm" svg:y1="5.202cm" svg:x2="18.676cm" svg:y2="14.441cm" draw:start-shape="id40" draw:start-glue-point="10" draw:end-shape="id53" draw:end-glue-point="6" svg:d="M11750 5202l6926 9239" svg:viewBox="0 0 6927 9240">
          <text:p/>
        </draw:connector>
        <draw:connector draw:style-name="gr3" draw:text-style-name="P5" draw:layer="layout" draw:type="line" svg:x1="11.75cm" svg:y1="5.202cm" svg:x2="18.676cm" svg:y2="15.763cm" draw:start-shape="id40" draw:start-glue-point="10" draw:end-shape="id52" draw:end-glue-point="6" svg:d="M11750 5202l6926 10561" svg:viewBox="0 0 6927 10562">
          <text:p/>
        </draw:connector>
        <draw:connector draw:style-name="gr3" draw:text-style-name="P5" draw:layer="layout" draw:type="line" svg:x1="11.75cm" svg:y1="5.202cm" svg:x2="18.675cm" svg:y2="17.079cm" draw:start-shape="id40" draw:start-glue-point="10" draw:end-shape="id51" draw:end-glue-point="6" svg:d="M11750 5202l6925 11877" svg:viewBox="0 0 6926 11878">
          <text:p/>
        </draw:connector>
        <draw:connector draw:style-name="gr3" draw:text-style-name="P5" draw:layer="layout" draw:type="line" svg:x1="11.75cm" svg:y1="5.202cm" svg:x2="18.677cm" svg:y2="18.407cm" draw:start-shape="id40" draw:start-glue-point="10" draw:end-shape="id50" draw:end-glue-point="6" svg:d="M11750 5202l6927 13205" svg:viewBox="0 0 6928 13206">
          <text:p/>
        </draw:connector>
        <draw:connector draw:style-name="gr3" draw:text-style-name="P5" draw:layer="layout" draw:type="line" svg:x1="11.75cm" svg:y1="5.202cm" svg:x2="18.678cm" svg:y2="20.184cm" draw:start-shape="id40" draw:start-glue-point="10" draw:end-shape="id49" draw:end-glue-point="6" svg:d="M11750 5202l6928 14982" svg:viewBox="0 0 6929 14983">
          <text:p/>
        </draw:connector>
        <draw:connector draw:style-name="gr3" draw:text-style-name="P5" draw:layer="layout" draw:type="line" svg:x1="11.75cm" svg:y1="6.514cm" svg:x2="18.675cm" svg:y2="2.617cm" draw:start-shape="id39" draw:start-glue-point="10" draw:end-shape="id34" draw:end-glue-point="6" svg:d="M11750 6514l6925-3897" svg:viewBox="0 0 6926 3898">
          <text:p/>
        </draw:connector>
        <draw:connector draw:style-name="gr3" draw:text-style-name="P5" draw:layer="layout" draw:type="line" svg:x1="11.75cm" svg:y1="6.514cm" svg:x2="18.676cm" svg:y2="3.919cm" draw:start-shape="id39" draw:start-glue-point="10" draw:end-shape="id33" draw:end-glue-point="6" svg:d="M11750 6514l6926-2595" svg:viewBox="0 0 6927 2596">
          <text:p/>
        </draw:connector>
        <draw:connector draw:style-name="gr3" draw:text-style-name="P5" draw:layer="layout" draw:type="line" svg:x1="11.75cm" svg:y1="6.514cm" svg:x2="18.676cm" svg:y2="5.23cm" draw:start-shape="id39" draw:start-glue-point="10" draw:end-shape="id31" draw:end-glue-point="6" svg:d="M11750 6514l6926-1284" svg:viewBox="0 0 6927 1285">
          <text:p/>
        </draw:connector>
        <draw:connector draw:style-name="gr3" draw:text-style-name="P5" draw:layer="layout" draw:type="line" svg:x1="11.75cm" svg:y1="6.514cm" svg:x2="18.676cm" svg:y2="6.542cm" draw:start-shape="id39" draw:start-glue-point="10" draw:end-shape="id59" draw:end-glue-point="6" svg:d="M11750 6514l6926 28" svg:viewBox="0 0 6927 29">
          <text:p/>
        </draw:connector>
        <draw:connector draw:style-name="gr3" draw:text-style-name="P5" draw:layer="layout" draw:type="line" svg:x1="11.75cm" svg:y1="6.514cm" svg:x2="18.676cm" svg:y2="7.852cm" draw:start-shape="id39" draw:start-glue-point="10" draw:end-shape="id58" draw:end-glue-point="6" svg:d="M11750 6514l6926 1338" svg:viewBox="0 0 6927 1339">
          <text:p/>
        </draw:connector>
        <draw:connector draw:style-name="gr3" draw:text-style-name="P5" draw:layer="layout" draw:type="line" svg:x1="11.75cm" svg:y1="6.514cm" svg:x2="18.676cm" svg:y2="9.178cm" draw:start-shape="id39" draw:start-glue-point="10" draw:end-shape="id57" draw:end-glue-point="6" svg:d="M11750 6514l6926 2664" svg:viewBox="0 0 6927 2665">
          <text:p/>
        </draw:connector>
        <draw:connector draw:style-name="gr3" draw:text-style-name="P5" draw:layer="layout" draw:type="line" svg:x1="11.75cm" svg:y1="6.514cm" svg:x2="18.676cm" svg:y2="10.485cm" draw:start-shape="id39" draw:start-glue-point="10" draw:end-shape="id56" draw:end-glue-point="6" svg:d="M11750 6514l6926 3971" svg:viewBox="0 0 6927 3972">
          <text:p/>
        </draw:connector>
        <draw:connector draw:style-name="gr3" draw:text-style-name="P5" draw:layer="layout" draw:type="line" svg:x1="11.75cm" svg:y1="6.514cm" svg:x2="18.676cm" svg:y2="11.796cm" draw:start-shape="id39" draw:start-glue-point="10" draw:end-shape="id55" draw:end-glue-point="6" svg:d="M11750 6514l6926 5282" svg:viewBox="0 0 6927 5283">
          <text:p/>
        </draw:connector>
        <draw:connector draw:style-name="gr3" draw:text-style-name="P5" draw:layer="layout" draw:type="line" svg:x1="11.75cm" svg:y1="6.514cm" svg:x2="18.676cm" svg:y2="13.118cm" draw:start-shape="id39" draw:start-glue-point="10" draw:end-shape="id54" draw:end-glue-point="6" svg:d="M11750 6514l6926 6604" svg:viewBox="0 0 6927 6605">
          <text:p/>
        </draw:connector>
        <draw:connector draw:style-name="gr3" draw:text-style-name="P5" draw:layer="layout" draw:type="line" svg:x1="11.75cm" svg:y1="6.514cm" svg:x2="18.676cm" svg:y2="14.441cm" draw:start-shape="id39" draw:start-glue-point="10" draw:end-shape="id53" draw:end-glue-point="6" svg:d="M11750 6514l6926 7927" svg:viewBox="0 0 6927 7928">
          <text:p/>
        </draw:connector>
        <draw:connector draw:style-name="gr3" draw:text-style-name="P5" draw:layer="layout" draw:type="line" svg:x1="11.75cm" svg:y1="6.514cm" svg:x2="18.676cm" svg:y2="15.763cm" draw:start-shape="id39" draw:start-glue-point="10" draw:end-shape="id52" draw:end-glue-point="6" svg:d="M11750 6514l6926 9249" svg:viewBox="0 0 6927 9250">
          <text:p/>
        </draw:connector>
        <draw:connector draw:style-name="gr3" draw:text-style-name="P5" draw:layer="layout" draw:type="line" svg:x1="11.75cm" svg:y1="6.514cm" svg:x2="18.675cm" svg:y2="17.079cm" draw:start-shape="id39" draw:start-glue-point="10" draw:end-shape="id51" draw:end-glue-point="6" svg:d="M11750 6514l6925 10565" svg:viewBox="0 0 6926 10566">
          <text:p/>
        </draw:connector>
        <draw:connector draw:style-name="gr3" draw:text-style-name="P5" draw:layer="layout" draw:type="line" svg:x1="11.75cm" svg:y1="6.514cm" svg:x2="18.677cm" svg:y2="18.407cm" draw:start-shape="id39" draw:start-glue-point="10" draw:end-shape="id50" draw:end-glue-point="6" svg:d="M11750 6514l6927 11893" svg:viewBox="0 0 6928 11894">
          <text:p/>
        </draw:connector>
        <draw:connector draw:style-name="gr3" draw:text-style-name="P5" draw:layer="layout" draw:type="line" svg:x1="11.75cm" svg:y1="6.514cm" svg:x2="18.678cm" svg:y2="20.184cm" draw:start-shape="id39" draw:start-glue-point="10" draw:end-shape="id49" draw:end-glue-point="6" svg:d="M11750 6514l6928 13670" svg:viewBox="0 0 6929 13671">
          <text:p/>
        </draw:connector>
        <draw:connector draw:style-name="gr3" draw:text-style-name="P5" draw:layer="layout" draw:type="line" svg:x1="11.75cm" svg:y1="7.824cm" svg:x2="18.675cm" svg:y2="2.617cm" draw:start-shape="id38" draw:start-glue-point="10" draw:end-shape="id34" draw:end-glue-point="6" svg:d="M11750 7824l6925-5207" svg:viewBox="0 0 6926 5208">
          <text:p/>
        </draw:connector>
        <draw:connector draw:style-name="gr3" draw:text-style-name="P5" draw:layer="layout" draw:type="line" svg:x1="11.75cm" svg:y1="7.824cm" svg:x2="18.676cm" svg:y2="3.919cm" draw:start-shape="id38" draw:start-glue-point="10" draw:end-shape="id33" draw:end-glue-point="6" svg:d="M11750 7824l6926-3905" svg:viewBox="0 0 6927 3906">
          <text:p/>
        </draw:connector>
        <draw:connector draw:style-name="gr3" draw:text-style-name="P5" draw:layer="layout" draw:type="line" svg:x1="11.75cm" svg:y1="7.824cm" svg:x2="18.676cm" svg:y2="5.23cm" draw:start-shape="id38" draw:start-glue-point="10" draw:end-shape="id31" draw:end-glue-point="6" svg:d="M11750 7824l6926-2594" svg:viewBox="0 0 6927 2595">
          <text:p/>
        </draw:connector>
        <draw:connector draw:style-name="gr3" draw:text-style-name="P5" draw:layer="layout" draw:type="line" svg:x1="11.75cm" svg:y1="7.824cm" svg:x2="18.676cm" svg:y2="6.542cm" draw:start-shape="id38" draw:start-glue-point="10" draw:end-shape="id59" draw:end-glue-point="6" svg:d="M11750 7824l6926-1282" svg:viewBox="0 0 6927 1283">
          <text:p/>
        </draw:connector>
        <draw:connector draw:style-name="gr3" draw:text-style-name="P5" draw:layer="layout" draw:type="line" svg:x1="11.75cm" svg:y1="7.824cm" svg:x2="18.676cm" svg:y2="7.852cm" draw:start-shape="id38" draw:start-glue-point="10" draw:end-shape="id58" draw:end-glue-point="6" svg:d="M11750 7824l6926 28" svg:viewBox="0 0 6927 29">
          <text:p/>
        </draw:connector>
        <draw:connector draw:style-name="gr3" draw:text-style-name="P5" draw:layer="layout" draw:type="line" svg:x1="11.75cm" svg:y1="7.824cm" svg:x2="18.676cm" svg:y2="9.178cm" draw:start-shape="id38" draw:start-glue-point="10" draw:end-shape="id57" draw:end-glue-point="6" svg:d="M11750 7824l6926 1354" svg:viewBox="0 0 6927 1355">
          <text:p/>
        </draw:connector>
        <draw:connector draw:style-name="gr3" draw:text-style-name="P5" draw:layer="layout" draw:type="line" svg:x1="11.75cm" svg:y1="7.824cm" svg:x2="18.676cm" svg:y2="10.485cm" draw:start-shape="id38" draw:start-glue-point="10" draw:end-shape="id56" draw:end-glue-point="6" svg:d="M11750 7824l6926 2661" svg:viewBox="0 0 6927 2662">
          <text:p/>
        </draw:connector>
        <draw:connector draw:style-name="gr3" draw:text-style-name="P5" draw:layer="layout" draw:type="line" svg:x1="11.75cm" svg:y1="7.824cm" svg:x2="18.676cm" svg:y2="11.796cm" draw:start-shape="id38" draw:start-glue-point="10" draw:end-shape="id55" draw:end-glue-point="6" svg:d="M11750 7824l6926 3972" svg:viewBox="0 0 6927 3973">
          <text:p/>
        </draw:connector>
        <draw:connector draw:style-name="gr3" draw:text-style-name="P5" draw:layer="layout" draw:type="line" svg:x1="11.75cm" svg:y1="7.824cm" svg:x2="18.676cm" svg:y2="13.118cm" draw:start-shape="id38" draw:start-glue-point="10" draw:end-shape="id54" draw:end-glue-point="6" svg:d="M11750 7824l6926 5294" svg:viewBox="0 0 6927 5295">
          <text:p/>
        </draw:connector>
        <draw:connector draw:style-name="gr3" draw:text-style-name="P5" draw:layer="layout" draw:type="line" svg:x1="11.75cm" svg:y1="7.824cm" svg:x2="18.676cm" svg:y2="14.441cm" draw:start-shape="id38" draw:start-glue-point="10" draw:end-shape="id53" draw:end-glue-point="6" svg:d="M11750 7824l6926 6617" svg:viewBox="0 0 6927 6618">
          <text:p/>
        </draw:connector>
        <draw:connector draw:style-name="gr3" draw:text-style-name="P5" draw:layer="layout" draw:type="line" svg:x1="11.75cm" svg:y1="7.824cm" svg:x2="18.676cm" svg:y2="15.763cm" draw:start-shape="id38" draw:start-glue-point="10" draw:end-shape="id52" draw:end-glue-point="6" svg:d="M11750 7824l6926 7939" svg:viewBox="0 0 6927 7940">
          <text:p/>
        </draw:connector>
        <draw:connector draw:style-name="gr3" draw:text-style-name="P5" draw:layer="layout" draw:type="line" svg:x1="11.75cm" svg:y1="7.824cm" svg:x2="18.675cm" svg:y2="17.079cm" draw:start-shape="id38" draw:start-glue-point="10" draw:end-shape="id51" draw:end-glue-point="6" svg:d="M11750 7824l6925 9255" svg:viewBox="0 0 6926 9256">
          <text:p/>
        </draw:connector>
        <draw:connector draw:style-name="gr3" draw:text-style-name="P5" draw:layer="layout" draw:type="line" svg:x1="11.75cm" svg:y1="7.824cm" svg:x2="18.677cm" svg:y2="18.407cm" draw:start-shape="id38" draw:start-glue-point="10" draw:end-shape="id50" draw:end-glue-point="6" svg:d="M11750 7824l6927 10583" svg:viewBox="0 0 6928 10584">
          <text:p/>
        </draw:connector>
        <draw:connector draw:style-name="gr3" draw:text-style-name="P5" draw:layer="layout" draw:type="line" svg:x1="11.75cm" svg:y1="7.824cm" svg:x2="18.678cm" svg:y2="20.184cm" draw:start-shape="id38" draw:start-glue-point="10" draw:end-shape="id49" draw:end-glue-point="6" svg:d="M11750 7824l6928 12360" svg:viewBox="0 0 6929 12361">
          <text:p/>
        </draw:connector>
        <draw:connector draw:style-name="gr3" draw:text-style-name="P5" draw:layer="layout" draw:type="line" svg:x1="11.75cm" svg:y1="9.15cm" svg:x2="18.675cm" svg:y2="2.617cm" draw:start-shape="id37" draw:start-glue-point="10" draw:end-shape="id34" draw:end-glue-point="6" svg:d="M11750 9150l6925-6533" svg:viewBox="0 0 6926 6534">
          <text:p/>
        </draw:connector>
        <draw:connector draw:style-name="gr3" draw:text-style-name="P5" draw:layer="layout" draw:type="line" svg:x1="11.75cm" svg:y1="9.15cm" svg:x2="18.676cm" svg:y2="3.919cm" draw:start-shape="id37" draw:start-glue-point="10" draw:end-shape="id33" draw:end-glue-point="6" svg:d="M11750 9150l6926-5231" svg:viewBox="0 0 6927 5232">
          <text:p/>
        </draw:connector>
        <draw:connector draw:style-name="gr3" draw:text-style-name="P5" draw:layer="layout" draw:type="line" svg:x1="11.75cm" svg:y1="9.15cm" svg:x2="18.676cm" svg:y2="5.23cm" draw:start-shape="id37" draw:start-glue-point="10" draw:end-shape="id31" draw:end-glue-point="6" svg:d="M11750 9150l6926-3920" svg:viewBox="0 0 6927 3921">
          <text:p/>
        </draw:connector>
        <draw:connector draw:style-name="gr3" draw:text-style-name="P5" draw:layer="layout" draw:type="line" svg:x1="11.75cm" svg:y1="9.15cm" svg:x2="18.676cm" svg:y2="6.542cm" draw:start-shape="id37" draw:start-glue-point="10" draw:end-shape="id59" draw:end-glue-point="6" svg:d="M11750 9150l6926-2608" svg:viewBox="0 0 6927 2609">
          <text:p/>
        </draw:connector>
        <draw:connector draw:style-name="gr3" draw:text-style-name="P5" draw:layer="layout" draw:type="line" svg:x1="11.75cm" svg:y1="9.15cm" svg:x2="18.676cm" svg:y2="7.852cm" draw:start-shape="id37" draw:start-glue-point="10" draw:end-shape="id58" draw:end-glue-point="6" svg:d="M11750 9150l6926-1298" svg:viewBox="0 0 6927 1299">
          <text:p/>
        </draw:connector>
        <draw:connector draw:style-name="gr3" draw:text-style-name="P5" draw:layer="layout" draw:type="line" svg:x1="11.75cm" svg:y1="9.15cm" svg:x2="18.676cm" svg:y2="9.178cm" draw:start-shape="id37" draw:start-glue-point="10" draw:end-shape="id57" draw:end-glue-point="6" svg:d="M11750 9150l6926 28" svg:viewBox="0 0 6927 29">
          <text:p/>
        </draw:connector>
        <draw:connector draw:style-name="gr3" draw:text-style-name="P5" draw:layer="layout" draw:type="line" svg:x1="11.75cm" svg:y1="9.15cm" svg:x2="18.676cm" svg:y2="10.485cm" draw:start-shape="id37" draw:start-glue-point="10" draw:end-shape="id56" draw:end-glue-point="6" svg:d="M11750 9150l6926 1335" svg:viewBox="0 0 6927 1336">
          <text:p/>
        </draw:connector>
        <draw:connector draw:style-name="gr3" draw:text-style-name="P5" draw:layer="layout" draw:type="line" svg:x1="11.75cm" svg:y1="9.15cm" svg:x2="18.676cm" svg:y2="11.796cm" draw:start-shape="id37" draw:start-glue-point="10" draw:end-shape="id55" draw:end-glue-point="6" svg:d="M11750 9150l6926 2646" svg:viewBox="0 0 6927 2647">
          <text:p/>
        </draw:connector>
        <draw:connector draw:style-name="gr3" draw:text-style-name="P5" draw:layer="layout" draw:type="line" svg:x1="11.75cm" svg:y1="9.15cm" svg:x2="18.676cm" svg:y2="13.118cm" draw:start-shape="id37" draw:start-glue-point="10" draw:end-shape="id54" draw:end-glue-point="6" svg:d="M11750 9150l6926 3968" svg:viewBox="0 0 6927 3969">
          <text:p/>
        </draw:connector>
        <draw:connector draw:style-name="gr3" draw:text-style-name="P5" draw:layer="layout" draw:type="line" svg:x1="11.75cm" svg:y1="9.15cm" svg:x2="18.676cm" svg:y2="14.441cm" draw:start-shape="id37" draw:start-glue-point="10" draw:end-shape="id53" draw:end-glue-point="6" svg:d="M11750 9150l6926 5291" svg:viewBox="0 0 6927 5292">
          <text:p/>
        </draw:connector>
        <draw:connector draw:style-name="gr3" draw:text-style-name="P5" draw:layer="layout" draw:type="line" svg:x1="11.75cm" svg:y1="9.15cm" svg:x2="18.676cm" svg:y2="15.763cm" draw:start-shape="id37" draw:start-glue-point="10" draw:end-shape="id52" draw:end-glue-point="6" svg:d="M11750 9150l6926 6613" svg:viewBox="0 0 6927 6614">
          <text:p/>
        </draw:connector>
        <draw:connector draw:style-name="gr3" draw:text-style-name="P5" draw:layer="layout" draw:type="line" svg:x1="11.75cm" svg:y1="9.15cm" svg:x2="18.675cm" svg:y2="17.079cm" draw:start-shape="id37" draw:start-glue-point="10" draw:end-shape="id51" draw:end-glue-point="6" svg:d="M11750 9150l6925 7929" svg:viewBox="0 0 6926 7930">
          <text:p/>
        </draw:connector>
        <draw:connector draw:style-name="gr3" draw:text-style-name="P5" draw:layer="layout" draw:type="line" svg:x1="11.75cm" svg:y1="9.15cm" svg:x2="18.675cm" svg:y2="17.079cm" draw:start-shape="id37" draw:start-glue-point="10" draw:end-shape="id51" draw:end-glue-point="6" svg:d="M11750 9150l6925 7929" svg:viewBox="0 0 6926 7930">
          <text:p/>
        </draw:connector>
        <draw:connector draw:style-name="gr3" draw:text-style-name="P5" draw:layer="layout" draw:type="line" svg:x1="11.75cm" svg:y1="9.15cm" svg:x2="18.677cm" svg:y2="18.407cm" draw:start-shape="id37" draw:start-glue-point="10" draw:end-shape="id50" draw:end-glue-point="6" svg:d="M11750 9150l6927 9257" svg:viewBox="0 0 6928 9258">
          <text:p/>
        </draw:connector>
        <draw:connector draw:style-name="gr3" draw:text-style-name="P5" draw:layer="layout" draw:type="line" svg:x1="11.75cm" svg:y1="9.15cm" svg:x2="18.678cm" svg:y2="20.184cm" draw:start-shape="id37" draw:start-glue-point="10" draw:end-shape="id49" draw:end-glue-point="6" svg:d="M11750 9150l6928 11034" svg:viewBox="0 0 6929 11035">
          <text:p/>
        </draw:connector>
        <draw:connector draw:style-name="gr3" draw:text-style-name="P5" draw:layer="layout" draw:type="line" svg:x1="11.75cm" svg:y1="10.457cm" svg:x2="18.678cm" svg:y2="20.184cm" draw:start-shape="id36" draw:start-glue-point="10" draw:end-shape="id49" draw:end-glue-point="6" svg:d="M11750 10457l6928 9727" svg:viewBox="0 0 6929 9728">
          <text:p/>
        </draw:connector>
        <draw:connector draw:style-name="gr3" draw:text-style-name="P5" draw:layer="layout" draw:type="line" svg:x1="11.75cm" svg:y1="10.457cm" svg:x2="18.677cm" svg:y2="18.407cm" draw:start-shape="id36" draw:start-glue-point="10" draw:end-shape="id50" draw:end-glue-point="6" svg:d="M11750 10457l6927 7950" svg:viewBox="0 0 6928 7951">
          <text:p/>
        </draw:connector>
        <draw:connector draw:style-name="gr3" draw:text-style-name="P5" draw:layer="layout" draw:type="line" svg:x1="11.75cm" svg:y1="10.457cm" svg:x2="18.675cm" svg:y2="17.079cm" draw:start-shape="id36" draw:start-glue-point="10" draw:end-shape="id51" draw:end-glue-point="6" svg:d="M11750 10457l6925 6622" svg:viewBox="0 0 6926 6623">
          <text:p/>
        </draw:connector>
        <draw:connector draw:style-name="gr3" draw:text-style-name="P5" draw:layer="layout" draw:type="line" svg:x1="11.75cm" svg:y1="10.457cm" svg:x2="18.676cm" svg:y2="14.441cm" draw:start-shape="id36" draw:start-glue-point="10" draw:end-shape="id53" draw:end-glue-point="6" svg:d="M11750 10457l6926 3984" svg:viewBox="0 0 6927 3985">
          <text:p/>
        </draw:connector>
        <draw:connector draw:style-name="gr3" draw:text-style-name="P5" draw:layer="layout" draw:type="line" svg:x1="11.75cm" svg:y1="10.457cm" svg:x2="18.676cm" svg:y2="13.118cm" draw:start-shape="id36" draw:start-glue-point="10" draw:end-shape="id54" draw:end-glue-point="6" svg:d="M11750 10457l6926 2661" svg:viewBox="0 0 6927 2662">
          <text:p/>
        </draw:connector>
        <draw:connector draw:style-name="gr3" draw:text-style-name="P5" draw:layer="layout" draw:type="line" svg:x1="11.75cm" svg:y1="10.457cm" svg:x2="18.676cm" svg:y2="11.796cm" draw:start-shape="id36" draw:start-glue-point="10" draw:end-shape="id55" draw:end-glue-point="6" svg:d="M11750 10457l6926 1339" svg:viewBox="0 0 6927 1340">
          <text:p/>
        </draw:connector>
        <draw:connector draw:style-name="gr3" draw:text-style-name="P5" draw:layer="layout" draw:type="line" svg:x1="11.75cm" svg:y1="10.457cm" svg:x2="18.676cm" svg:y2="10.485cm" draw:start-shape="id36" draw:start-glue-point="10" draw:end-shape="id56" draw:end-glue-point="6" svg:d="M11750 10457l6926 28" svg:viewBox="0 0 6927 29">
          <text:p/>
        </draw:connector>
        <draw:connector draw:style-name="gr3" draw:text-style-name="P5" draw:layer="layout" draw:type="line" svg:x1="11.75cm" svg:y1="10.457cm" svg:x2="18.676cm" svg:y2="9.178cm" draw:start-shape="id36" draw:start-glue-point="10" draw:end-shape="id57" draw:end-glue-point="6" svg:d="M11750 10457l6926-1279" svg:viewBox="0 0 6927 1280">
          <text:p/>
        </draw:connector>
        <draw:connector draw:style-name="gr3" draw:text-style-name="P5" draw:layer="layout" draw:type="line" svg:x1="15.532cm" svg:y1="1.409cm" svg:x2="18.678cm" svg:y2="20.184cm" draw:start-shape="id71" draw:start-glue-point="10" draw:end-shape="id49" draw:end-glue-point="6" svg:d="M15532 1409l3146 18775" svg:viewBox="0 0 3147 18776">
          <text:p/>
        </draw:connector>
        <draw:connector draw:style-name="gr3" draw:text-style-name="P5" draw:layer="layout" draw:type="line" svg:x1="7.191cm" svg:y1="1.726cm" svg:x2="10.519cm" svg:y2="2.589cm" draw:start-shape="id72" draw:start-glue-point="10" draw:end-shape="id42" draw:end-glue-point="6" svg:d="M7191 1726l3328 863" svg:viewBox="0 0 3329 864">
          <text:p/>
        </draw:connector>
        <draw:connector draw:style-name="gr3" draw:text-style-name="P5" draw:layer="layout" draw:type="line" svg:x1="7.191cm" svg:y1="1.726cm" svg:x2="10.52cm" svg:y2="3.891cm" draw:start-shape="id72" draw:start-glue-point="10" draw:end-shape="id41" draw:end-glue-point="6" svg:d="M7191 1726l3329 2165" svg:viewBox="0 0 3330 2166">
          <text:p/>
        </draw:connector>
        <draw:connector draw:style-name="gr3" draw:text-style-name="P5" draw:layer="layout" draw:type="line" svg:x1="7.191cm" svg:y1="1.726cm" svg:x2="10.52cm" svg:y2="5.202cm" draw:start-shape="id72" draw:start-glue-point="10" draw:end-shape="id40" draw:end-glue-point="6" svg:d="M7191 1726l3329 3476" svg:viewBox="0 0 3330 3477">
          <text:p/>
        </draw:connector>
        <draw:connector draw:style-name="gr3" draw:text-style-name="P5" draw:layer="layout" draw:type="line" svg:x1="7.191cm" svg:y1="1.726cm" svg:x2="10.52cm" svg:y2="6.514cm" draw:start-shape="id72" draw:start-glue-point="10" draw:end-shape="id39" draw:end-glue-point="6" svg:d="M7191 1726l3329 4788" svg:viewBox="0 0 3330 4789">
          <text:p/>
        </draw:connector>
        <draw:connector draw:style-name="gr3" draw:text-style-name="P5" draw:layer="layout" draw:type="line" svg:x1="7.191cm" svg:y1="1.726cm" svg:x2="10.52cm" svg:y2="7.824cm" draw:start-shape="id72" draw:start-glue-point="10" draw:end-shape="id38" draw:end-glue-point="6" svg:d="M7191 1726l3329 6098" svg:viewBox="0 0 3330 6099">
          <text:p/>
        </draw:connector>
        <draw:connector draw:style-name="gr3" draw:text-style-name="P5" draw:layer="layout" draw:type="line" svg:x1="7.191cm" svg:y1="1.726cm" svg:x2="10.52cm" svg:y2="9.15cm" draw:start-shape="id72" draw:start-glue-point="10" draw:end-shape="id37" draw:end-glue-point="6" svg:d="M7191 1726l3329 7424" svg:viewBox="0 0 3330 7425">
          <text:p/>
        </draw:connector>
        <draw:connector draw:style-name="gr3" draw:text-style-name="P5" draw:layer="layout" draw:type="line" svg:x1="7.191cm" svg:y1="1.726cm" svg:x2="10.52cm" svg:y2="10.457cm" draw:start-shape="id72" draw:start-glue-point="10" draw:end-shape="id36" draw:end-glue-point="6" svg:d="M7191 1726l3329 8731" svg:viewBox="0 0 3330 8732">
          <text:p/>
        </draw:connector>
        <draw:connector draw:style-name="gr3" draw:text-style-name="P5" draw:layer="layout" draw:type="line" svg:x1="7.191cm" svg:y1="1.726cm" svg:x2="10.52cm" svg:y2="11.768cm" draw:start-shape="id72" draw:start-glue-point="10" draw:end-shape="id35" draw:end-glue-point="6" svg:d="M7191 1726l3329 10042" svg:viewBox="0 0 3330 10043">
          <text:p/>
        </draw:connector>
        <draw:connector draw:style-name="gr3" draw:text-style-name="P5" draw:layer="layout" draw:type="line" svg:x1="7.191cm" svg:y1="1.726cm" svg:x2="10.52cm" svg:y2="13.09cm" draw:start-shape="id72" draw:start-glue-point="10" draw:end-shape="id48" draw:end-glue-point="6" svg:d="M7191 1726l3329 11364" svg:viewBox="0 0 3330 11365">
          <text:p/>
        </draw:connector>
        <draw:connector draw:style-name="gr3" draw:text-style-name="P5" draw:layer="layout" draw:type="line" svg:x1="7.191cm" svg:y1="1.726cm" svg:x2="10.52cm" svg:y2="14.413cm" draw:start-shape="id72" draw:start-glue-point="10" draw:end-shape="id47" draw:end-glue-point="6" svg:d="M7191 1726l3329 12687" svg:viewBox="0 0 3330 12688">
          <text:p/>
        </draw:connector>
        <draw:connector draw:style-name="gr3" draw:text-style-name="P5" draw:layer="layout" draw:type="line" svg:x1="7.191cm" svg:y1="1.726cm" svg:x2="10.52cm" svg:y2="15.735cm" draw:start-shape="id72" draw:start-glue-point="10" draw:end-shape="id46" draw:end-glue-point="6" svg:d="M7191 1726l3329 14009" svg:viewBox="0 0 3330 14010">
          <text:p/>
        </draw:connector>
        <draw:connector draw:style-name="gr3" draw:text-style-name="P5" draw:layer="layout" draw:type="line" svg:x1="7.191cm" svg:y1="1.726cm" svg:x2="10.519cm" svg:y2="17.051cm" draw:start-shape="id72" draw:start-glue-point="10" draw:end-shape="id45" draw:end-glue-point="6" svg:d="M7191 1726l3328 15325" svg:viewBox="0 0 3329 15326">
          <text:p/>
        </draw:connector>
        <draw:connector draw:style-name="gr3" draw:text-style-name="P5" draw:layer="layout" draw:type="line" svg:x1="7.191cm" svg:y1="1.726cm" svg:x2="10.521cm" svg:y2="18.379cm" draw:start-shape="id72" draw:start-glue-point="10" draw:end-shape="id44" draw:end-glue-point="6" svg:d="M7191 1726l3330 16653" svg:viewBox="0 0 3331 16654">
          <text:p/>
        </draw:connector>
        <draw:connector draw:style-name="gr3" draw:text-style-name="P5" draw:layer="layout" draw:type="line" svg:x1="7.191cm" svg:y1="1.726cm" svg:x2="10.522cm" svg:y2="20.184cm" draw:start-shape="id72" draw:start-glue-point="10" draw:end-shape="id43" draw:end-glue-point="6" svg:d="M7191 1726l3331 18458" svg:viewBox="0 0 3332 18459">
          <text:p/>
        </draw:connector>
        <draw:connector draw:style-name="gr12" draw:text-style-name="P14" draw:layer="layout" draw:type="line" svg:x1="19.293cm" svg:y1="19.559cm" svg:x2="19.292cm" svg:y2="19.032cm" draw:start-shape="id49" draw:start-glue-point="4" draw:end-shape="id50" draw:end-glue-point="8" svg:d="M19293 19559l-1-527" svg:viewBox="0 0 2 528">
          <text:p/>
        </draw:connector>
        <draw:connector draw:style-name="gr3" draw:text-style-name="P5" draw:layer="layout" draw:type="line" svg:x1="11.749cm" svg:y1="2.589cm" svg:x2="18.675cm" svg:y2="2.617cm" draw:start-shape="id42" draw:start-glue-point="10" draw:end-shape="id34" draw:end-glue-point="6" svg:d="M11749 2589l6926 28" svg:viewBox="0 0 6927 29">
          <text:p/>
        </draw:connector>
        <draw:connector draw:style-name="gr3" draw:text-style-name="P5" draw:layer="layout" draw:type="line" svg:x1="11.749cm" svg:y1="2.589cm" svg:x2="18.676cm" svg:y2="3.919cm" draw:start-shape="id42" draw:start-glue-point="10" draw:end-shape="id33" draw:end-glue-point="6" svg:d="M11749 2589l6927 1330" svg:viewBox="0 0 6928 1331">
          <text:p/>
        </draw:connector>
        <draw:connector draw:style-name="gr3" draw:text-style-name="P5" draw:layer="layout" draw:type="line" svg:x1="11.749cm" svg:y1="2.589cm" svg:x2="18.676cm" svg:y2="5.23cm" draw:start-shape="id42" draw:start-glue-point="10" draw:end-shape="id31" draw:end-glue-point="6" svg:d="M11749 2589l6927 2641" svg:viewBox="0 0 6928 2642">
          <text:p/>
        </draw:connector>
        <draw:connector draw:style-name="gr3" draw:text-style-name="P5" draw:layer="layout" draw:type="line" svg:x1="11.749cm" svg:y1="2.589cm" svg:x2="18.676cm" svg:y2="6.542cm" draw:start-shape="id42" draw:start-glue-point="10" draw:end-shape="id59" draw:end-glue-point="6" svg:d="M11749 2589l6927 3953" svg:viewBox="0 0 6928 3954">
          <text:p/>
        </draw:connector>
        <draw:connector draw:style-name="gr3" draw:text-style-name="P5" draw:layer="layout" draw:type="line" svg:x1="11.749cm" svg:y1="2.589cm" svg:x2="18.676cm" svg:y2="7.852cm" draw:start-shape="id42" draw:start-glue-point="10" draw:end-shape="id58" draw:end-glue-point="6" svg:d="M11749 2589l6927 5263" svg:viewBox="0 0 6928 5264">
          <text:p/>
        </draw:connector>
        <draw:connector draw:style-name="gr3" draw:text-style-name="P5" draw:layer="layout" draw:type="line" svg:x1="11.749cm" svg:y1="2.589cm" svg:x2="18.676cm" svg:y2="9.178cm" draw:start-shape="id42" draw:start-glue-point="10" draw:end-shape="id57" draw:end-glue-point="6" svg:d="M11749 2589l6927 6589" svg:viewBox="0 0 6928 6590">
          <text:p/>
        </draw:connector>
        <draw:connector draw:style-name="gr3" draw:text-style-name="P5" draw:layer="layout" draw:type="line" svg:x1="11.749cm" svg:y1="2.589cm" svg:x2="18.676cm" svg:y2="10.485cm" draw:start-shape="id42" draw:start-glue-point="10" draw:end-shape="id56" draw:end-glue-point="6" svg:d="M11749 2589l6927 7896" svg:viewBox="0 0 6928 7897">
          <text:p/>
        </draw:connector>
        <draw:connector draw:style-name="gr3" draw:text-style-name="P5" draw:layer="layout" draw:type="line" svg:x1="11.749cm" svg:y1="2.589cm" svg:x2="18.676cm" svg:y2="11.796cm" draw:start-shape="id42" draw:start-glue-point="10" draw:end-shape="id55" draw:end-glue-point="6" svg:d="M11749 2589l6927 9207" svg:viewBox="0 0 6928 9208">
          <text:p/>
        </draw:connector>
        <draw:connector draw:style-name="gr3" draw:text-style-name="P5" draw:layer="layout" draw:type="line" svg:x1="11.749cm" svg:y1="2.589cm" svg:x2="18.676cm" svg:y2="13.118cm" draw:start-shape="id42" draw:start-glue-point="10" draw:end-shape="id54" draw:end-glue-point="6" svg:d="M11749 2589l6927 10529" svg:viewBox="0 0 6928 10530">
          <text:p/>
        </draw:connector>
        <draw:connector draw:style-name="gr3" draw:text-style-name="P5" draw:layer="layout" draw:type="line" svg:x1="11.749cm" svg:y1="2.589cm" svg:x2="18.676cm" svg:y2="14.441cm" draw:start-shape="id42" draw:start-glue-point="10" draw:end-shape="id53" draw:end-glue-point="6" svg:d="M11749 2589l6927 11852" svg:viewBox="0 0 6928 11853">
          <text:p/>
        </draw:connector>
        <draw:connector draw:style-name="gr3" draw:text-style-name="P5" draw:layer="layout" draw:type="line" svg:x1="11.749cm" svg:y1="2.589cm" svg:x2="18.676cm" svg:y2="15.763cm" draw:start-shape="id42" draw:start-glue-point="10" draw:end-shape="id52" draw:end-glue-point="6" svg:d="M11749 2589l6927 13174" svg:viewBox="0 0 6928 13175">
          <text:p/>
        </draw:connector>
        <draw:connector draw:style-name="gr3" draw:text-style-name="P5" draw:layer="layout" draw:type="line" svg:x1="11.749cm" svg:y1="2.589cm" svg:x2="18.675cm" svg:y2="17.079cm" draw:start-shape="id42" draw:start-glue-point="10" draw:end-shape="id51" draw:end-glue-point="6" svg:d="M11749 2589l6926 14490" svg:viewBox="0 0 6927 14491">
          <text:p/>
        </draw:connector>
        <draw:connector draw:style-name="gr3" draw:text-style-name="P5" draw:layer="layout" draw:type="line" svg:x1="11.749cm" svg:y1="2.589cm" svg:x2="18.677cm" svg:y2="18.407cm" draw:start-shape="id42" draw:start-glue-point="10" draw:end-shape="id50" draw:end-glue-point="6" svg:d="M11749 2589l6928 15818" svg:viewBox="0 0 6929 15819">
          <text:p/>
        </draw:connector>
        <draw:connector draw:style-name="gr3" draw:text-style-name="P5" draw:layer="layout" draw:type="line" svg:x1="11.749cm" svg:y1="2.589cm" svg:x2="18.678cm" svg:y2="20.184cm" draw:start-shape="id42" draw:start-glue-point="10" draw:end-shape="id49" draw:end-glue-point="6" svg:d="M11749 2589l6929 17595" svg:viewBox="0 0 6930 17596">
          <text:p/>
        </draw:connector>
        <draw:connector draw:style-name="gr3" draw:text-style-name="P5" draw:layer="layout" draw:type="line" svg:x1="11.75cm" svg:y1="3.891cm" svg:x2="18.675cm" svg:y2="2.617cm" draw:start-shape="id41" draw:start-glue-point="10" draw:end-shape="id34" draw:end-glue-point="6" svg:d="M11750 3891l6925-1274" svg:viewBox="0 0 6926 1275">
          <text:p/>
        </draw:connector>
        <draw:connector draw:style-name="gr3" draw:text-style-name="P5" draw:layer="layout" draw:type="line" svg:x1="11.75cm" svg:y1="3.891cm" svg:x2="18.676cm" svg:y2="3.919cm" draw:start-shape="id41" draw:start-glue-point="10" draw:end-shape="id33" draw:end-glue-point="6" svg:d="M11750 3891l6926 28" svg:viewBox="0 0 6927 29">
          <text:p/>
        </draw:connector>
        <draw:connector draw:style-name="gr3" draw:text-style-name="P5" draw:layer="layout" draw:type="line" svg:x1="11.75cm" svg:y1="3.891cm" svg:x2="18.676cm" svg:y2="5.23cm" draw:start-shape="id41" draw:start-glue-point="10" draw:end-shape="id31" draw:end-glue-point="6" svg:d="M11750 3891l6926 1339" svg:viewBox="0 0 6927 1340">
          <text:p/>
        </draw:connector>
        <draw:connector draw:style-name="gr3" draw:text-style-name="P5" draw:layer="layout" draw:type="line" svg:x1="11.75cm" svg:y1="3.891cm" svg:x2="18.676cm" svg:y2="6.542cm" draw:start-shape="id41" draw:start-glue-point="10" draw:end-shape="id59" draw:end-glue-point="6" svg:d="M11750 3891l6926 2651" svg:viewBox="0 0 6927 2652">
          <text:p/>
        </draw:connector>
        <draw:connector draw:style-name="gr3" draw:text-style-name="P5" draw:layer="layout" draw:type="line" svg:x1="11.75cm" svg:y1="3.891cm" svg:x2="18.676cm" svg:y2="7.852cm" draw:start-shape="id41" draw:start-glue-point="10" draw:end-shape="id58" draw:end-glue-point="6" svg:d="M11750 3891l6926 3961" svg:viewBox="0 0 6927 3962">
          <text:p/>
        </draw:connector>
        <draw:connector draw:style-name="gr3" draw:text-style-name="P5" draw:layer="layout" draw:type="line" svg:x1="11.75cm" svg:y1="3.891cm" svg:x2="18.676cm" svg:y2="9.178cm" draw:start-shape="id41" draw:start-glue-point="10" draw:end-shape="id57" draw:end-glue-point="6" svg:d="M11750 3891l6926 5287" svg:viewBox="0 0 6927 5288">
          <text:p/>
        </draw:connector>
        <draw:connector draw:style-name="gr3" draw:text-style-name="P5" draw:layer="layout" draw:type="line" svg:x1="11.75cm" svg:y1="3.891cm" svg:x2="18.676cm" svg:y2="10.485cm" draw:start-shape="id41" draw:start-glue-point="10" draw:end-shape="id56" draw:end-glue-point="6" svg:d="M11750 3891l6926 6594" svg:viewBox="0 0 6927 6595">
          <text:p/>
        </draw:connector>
        <draw:connector draw:style-name="gr3" draw:text-style-name="P5" draw:layer="layout" draw:type="line" svg:x1="11.75cm" svg:y1="3.891cm" svg:x2="18.676cm" svg:y2="11.796cm" draw:start-shape="id41" draw:start-glue-point="10" draw:end-shape="id55" draw:end-glue-point="6" svg:d="M11750 3891l6926 7905" svg:viewBox="0 0 6927 7906">
          <text:p/>
        </draw:connector>
        <draw:connector draw:style-name="gr3" draw:text-style-name="P5" draw:layer="layout" draw:type="line" svg:x1="11.75cm" svg:y1="3.891cm" svg:x2="18.676cm" svg:y2="13.118cm" draw:start-shape="id41" draw:start-glue-point="10" draw:end-shape="id54" draw:end-glue-point="6" svg:d="M11750 3891l6926 9227" svg:viewBox="0 0 6927 9228">
          <text:p/>
        </draw:connector>
        <draw:connector draw:style-name="gr3" draw:text-style-name="P5" draw:layer="layout" draw:type="line" svg:x1="11.75cm" svg:y1="3.891cm" svg:x2="18.676cm" svg:y2="14.441cm" draw:start-shape="id41" draw:start-glue-point="10" draw:end-shape="id53" draw:end-glue-point="6" svg:d="M11750 3891l6926 10550" svg:viewBox="0 0 6927 10551">
          <text:p/>
        </draw:connector>
        <draw:connector draw:style-name="gr3" draw:text-style-name="P5" draw:layer="layout" draw:type="line" svg:x1="11.75cm" svg:y1="3.891cm" svg:x2="18.676cm" svg:y2="15.763cm" draw:start-shape="id41" draw:start-glue-point="10" draw:end-shape="id52" draw:end-glue-point="6" svg:d="M11750 3891l6926 11872" svg:viewBox="0 0 6927 11873">
          <text:p/>
        </draw:connector>
        <draw:connector draw:style-name="gr3" draw:text-style-name="P5" draw:layer="layout" draw:type="line" svg:x1="11.75cm" svg:y1="3.891cm" svg:x2="18.675cm" svg:y2="17.079cm" draw:start-shape="id41" draw:start-glue-point="10" draw:end-shape="id51" draw:end-glue-point="6" svg:d="M11750 3891l6925 13188" svg:viewBox="0 0 6926 13189">
          <text:p/>
        </draw:connector>
        <draw:connector draw:style-name="gr3" draw:text-style-name="P5" draw:layer="layout" draw:type="line" svg:x1="11.75cm" svg:y1="3.891cm" svg:x2="18.677cm" svg:y2="18.407cm" draw:start-shape="id41" draw:start-glue-point="10" draw:end-shape="id50" draw:end-glue-point="6" svg:d="M11750 3891l6927 14516" svg:viewBox="0 0 6928 14517">
          <text:p/>
        </draw:connector>
        <draw:connector draw:style-name="gr3" draw:text-style-name="P5" draw:layer="layout" draw:type="line" svg:x1="11.75cm" svg:y1="3.891cm" svg:x2="18.678cm" svg:y2="20.184cm" draw:start-shape="id41" draw:start-glue-point="10" draw:end-shape="id49" draw:end-glue-point="6" svg:d="M11750 3891l6928 16293" svg:viewBox="0 0 6929 16294">
          <text:p/>
        </draw:connector>
        <draw:connector draw:style-name="gr3" draw:text-style-name="P5" draw:layer="layout" draw:type="line" svg:x1="11.75cm" svg:y1="5.202cm" svg:x2="18.675cm" svg:y2="2.617cm" draw:start-shape="id40" draw:start-glue-point="10" draw:end-shape="id34" draw:end-glue-point="6" svg:d="M11750 5202l6925-2585" svg:viewBox="0 0 6926 2586">
          <text:p/>
        </draw:connector>
        <draw:connector draw:style-name="gr3" draw:text-style-name="P5" draw:layer="layout" draw:type="line" svg:x1="11.75cm" svg:y1="5.202cm" svg:x2="18.676cm" svg:y2="3.919cm" draw:start-shape="id40" draw:start-glue-point="10" draw:end-shape="id33" draw:end-glue-point="6" svg:d="M11750 5202l6926-1283" svg:viewBox="0 0 6927 1284">
          <text:p/>
        </draw:connector>
        <draw:connector draw:style-name="gr3" draw:text-style-name="P5" draw:layer="layout" draw:type="line" svg:x1="11.75cm" svg:y1="5.202cm" svg:x2="18.676cm" svg:y2="5.23cm" draw:start-shape="id40" draw:start-glue-point="10" draw:end-shape="id31" draw:end-glue-point="6" svg:d="M11750 5202l6926 28" svg:viewBox="0 0 6927 29">
          <text:p/>
        </draw:connector>
        <draw:connector draw:style-name="gr3" draw:text-style-name="P5" draw:layer="layout" draw:type="line" svg:x1="11.75cm" svg:y1="5.202cm" svg:x2="18.676cm" svg:y2="6.542cm" draw:start-shape="id40" draw:start-glue-point="10" draw:end-shape="id59" draw:end-glue-point="6" svg:d="M11750 5202l6926 1340" svg:viewBox="0 0 6927 1341">
          <text:p/>
        </draw:connector>
        <draw:connector draw:style-name="gr3" draw:text-style-name="P5" draw:layer="layout" draw:type="line" svg:x1="11.75cm" svg:y1="5.202cm" svg:x2="18.676cm" svg:y2="7.852cm" draw:start-shape="id40" draw:start-glue-point="10" draw:end-shape="id58" draw:end-glue-point="6" svg:d="M11750 5202l6926 2650" svg:viewBox="0 0 6927 2651">
          <text:p/>
        </draw:connector>
        <draw:connector draw:style-name="gr3" draw:text-style-name="P5" draw:layer="layout" draw:type="line" svg:x1="11.75cm" svg:y1="5.202cm" svg:x2="18.676cm" svg:y2="9.178cm" draw:start-shape="id40" draw:start-glue-point="10" draw:end-shape="id57" draw:end-glue-point="6" svg:d="M11750 5202l6926 3976" svg:viewBox="0 0 6927 3977">
          <text:p/>
        </draw:connector>
        <draw:connector draw:style-name="gr3" draw:text-style-name="P5" draw:layer="layout" draw:type="line" svg:x1="11.75cm" svg:y1="5.202cm" svg:x2="18.676cm" svg:y2="10.485cm" draw:start-shape="id40" draw:start-glue-point="10" draw:end-shape="id56" draw:end-glue-point="6" svg:d="M11750 5202l6926 5283" svg:viewBox="0 0 6927 5284">
          <text:p/>
        </draw:connector>
        <draw:connector draw:style-name="gr3" draw:text-style-name="P5" draw:layer="layout" draw:type="line" svg:x1="11.75cm" svg:y1="5.202cm" svg:x2="18.676cm" svg:y2="11.796cm" draw:start-shape="id40" draw:start-glue-point="10" draw:end-shape="id55" draw:end-glue-point="6" svg:d="M11750 5202l6926 6594" svg:viewBox="0 0 6927 6595">
          <text:p/>
        </draw:connector>
        <draw:connector draw:style-name="gr13" draw:text-style-name="P14" draw:layer="layout" draw:type="line" svg:x1="11.137cm" svg:y1="19.559cm" svg:x2="11.136cm" svg:y2="19.004cm" draw:start-shape="id43" draw:start-glue-point="4" draw:end-shape="id44" draw:end-glue-point="8" svg:d="M11137 19559l-1-555" svg:viewBox="0 0 2 556">
          <text:p/>
        </draw:connector>
        <draw:custom-shape draw:style-name="gr1" draw:text-style-name="P1" xml:id="id72" draw:id="id72" draw:layer="layout" svg:width="1.23cm" svg:height="1.25cm" svg:x="5.961cm" svg:y="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4.421cm" svg:y="1.101cm">
          <draw:text-box>
            <text:p text:style-name="P2"><text:span text:style-name="T1">b1</text:span></text:p>
          </draw:text-box>
        </draw:frame>
        <draw:connector draw:style-name="gr3" draw:text-style-name="P5" draw:layer="layout" draw:type="line" svg:x1="4.053cm" svg:y1="1.714cm" svg:x2="5.961cm" svg:y2="1.726cm" draw:end-shape="id72" draw:end-glue-point="6" svg:d="M4053 1714l1908 12" svg:viewBox="0 0 1909 13">
          <text:p/>
        </draw:connector>
        <draw:custom-shape draw:style-name="gr14" draw:text-style-name="P15" xml:id="id71" draw:id="id71" draw:layer="layout" svg:width="1.23cm" svg:height="1.25cm" svg:x="14.302cm" svg:y="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2.762cm" svg:y="0.784cm">
          <draw:text-box>
            <text:p text:style-name="P2"><text:span text:style-name="T1">b2</text:span></text:p>
          </draw:text-box>
        </draw:frame>
        <draw:connector draw:style-name="gr3" draw:text-style-name="P5" draw:layer="layout" draw:type="line" svg:x1="12.849cm" svg:y1="1.413cm" svg:x2="14.302cm" svg:y2="1.409cm" draw:end-shape="id71" draw:end-glue-point="6" svg:d="M12849 1413l1453-4" svg:viewBox="0 0 1454 5">
          <text:p/>
        </draw:connector>
        <draw:connector draw:style-name="gr3" draw:text-style-name="P5" draw:layer="layout" draw:type="line" svg:x1="15.532cm" svg:y1="1.409cm" svg:x2="18.676cm" svg:y2="5.23cm" draw:start-shape="id71" draw:start-glue-point="10" draw:end-shape="id31" draw:end-glue-point="6" svg:d="M15532 1409l3144 3821" svg:viewBox="0 0 3145 3822">
          <text:p/>
        </draw:connector>
        <draw:connector draw:style-name="gr3" draw:text-style-name="P5" draw:layer="layout" draw:type="line" svg:x1="22.733cm" svg:y1="1.41cm" svg:x2="23.606cm" svg:y2="10.121cm" draw:start-shape="id73" draw:start-glue-point="10" draw:end-shape="id32" draw:end-glue-point="6" svg:d="M22733 1410l873 8711" svg:viewBox="0 0 874 8712">
          <text:p/>
        </draw:connector>
        <draw:connector draw:style-name="gr3" draw:text-style-name="P5" draw:layer="layout" draw:type="line" svg:x1="15.532cm" svg:y1="1.409cm" svg:x2="18.675cm" svg:y2="2.617cm" draw:start-shape="id71" draw:start-glue-point="10" draw:end-shape="id34" draw:end-glue-point="6" svg:d="M15532 1409l3143 1208" svg:viewBox="0 0 3144 1209">
          <text:p/>
        </draw:connector>
        <draw:connector draw:style-name="gr3" draw:text-style-name="P5" draw:layer="layout" draw:type="line" svg:x1="15.532cm" svg:y1="1.409cm" svg:x2="18.856cm" svg:y2="4.361cm" draw:start-shape="id71" draw:start-glue-point="10" draw:end-shape="id33" draw:end-glue-point="7" svg:d="M15532 1409l3324 2952" svg:viewBox="0 0 3325 2953">
          <text:p/>
        </draw:connector>
        <draw:connector draw:style-name="gr3" draw:text-style-name="P5" draw:layer="layout" draw:type="line" svg:x1="15.532cm" svg:y1="1.409cm" svg:x2="18.676cm" svg:y2="6.542cm" draw:start-shape="id71" draw:start-glue-point="10" draw:end-shape="id59" draw:end-glue-point="6" svg:d="M15532 1409l3144 5133" svg:viewBox="0 0 3145 5134">
          <text:p/>
        </draw:connector>
        <draw:connector draw:style-name="gr3" draw:text-style-name="P5" draw:layer="layout" draw:type="line" svg:x1="15.532cm" svg:y1="1.409cm" svg:x2="18.676cm" svg:y2="7.852cm" draw:start-shape="id71" draw:start-glue-point="10" draw:end-shape="id58" draw:end-glue-point="6" svg:d="M15532 1409l3144 6443" svg:viewBox="0 0 3145 6444">
          <text:p/>
        </draw:connector>
        <draw:connector draw:style-name="gr3" draw:text-style-name="P5" draw:layer="layout" draw:type="line" svg:x1="15.532cm" svg:y1="1.409cm" svg:x2="18.676cm" svg:y2="9.178cm" draw:start-shape="id71" draw:start-glue-point="10" draw:end-shape="id57" draw:end-glue-point="6" svg:d="M15532 1409l3144 7769" svg:viewBox="0 0 3145 7770">
          <text:p/>
        </draw:connector>
        <draw:connector draw:style-name="gr3" draw:text-style-name="P5" draw:layer="layout" draw:type="line" svg:x1="15.532cm" svg:y1="1.409cm" svg:x2="18.676cm" svg:y2="10.485cm" draw:start-shape="id71" draw:start-glue-point="10" draw:end-shape="id56" draw:end-glue-point="6" svg:d="M15532 1409l3144 9076" svg:viewBox="0 0 3145 9077">
          <text:p/>
        </draw:connector>
        <draw:connector draw:style-name="gr3" draw:text-style-name="P5" draw:layer="layout" draw:type="line" svg:x1="15.532cm" svg:y1="1.409cm" svg:x2="18.676cm" svg:y2="11.796cm" draw:start-shape="id71" draw:start-glue-point="10" draw:end-shape="id55" draw:end-glue-point="6" svg:d="M15532 1409l3144 10387" svg:viewBox="0 0 3145 10388">
          <text:p/>
        </draw:connector>
        <draw:connector draw:style-name="gr3" draw:text-style-name="P5" draw:layer="layout" draw:type="line" svg:x1="15.532cm" svg:y1="1.409cm" svg:x2="18.676cm" svg:y2="13.118cm" draw:start-shape="id71" draw:start-glue-point="10" draw:end-shape="id54" draw:end-glue-point="6" svg:d="M15532 1409l3144 11709" svg:viewBox="0 0 3145 11710">
          <text:p/>
        </draw:connector>
        <draw:connector draw:style-name="gr3" draw:text-style-name="P5" draw:layer="layout" draw:type="line" svg:x1="15.532cm" svg:y1="1.409cm" svg:x2="18.676cm" svg:y2="14.441cm" draw:start-shape="id71" draw:start-glue-point="10" draw:end-shape="id53" draw:end-glue-point="6" svg:d="M15532 1409l3144 13032" svg:viewBox="0 0 3145 13033">
          <text:p/>
        </draw:connector>
        <draw:connector draw:style-name="gr3" draw:text-style-name="P5" draw:layer="layout" draw:type="line" svg:x1="15.532cm" svg:y1="1.409cm" svg:x2="18.676cm" svg:y2="15.763cm" draw:start-shape="id71" draw:start-glue-point="10" draw:end-shape="id52" draw:end-glue-point="6" svg:d="M15532 1409l3144 14354" svg:viewBox="0 0 3145 14355">
          <text:p/>
        </draw:connector>
        <draw:connector draw:style-name="gr3" draw:text-style-name="P5" draw:layer="layout" draw:type="line" svg:x1="15.532cm" svg:y1="1.409cm" svg:x2="18.675cm" svg:y2="17.079cm" draw:start-shape="id71" draw:start-glue-point="10" draw:end-shape="id51" draw:end-glue-point="6" svg:d="M15532 1409l3143 15670" svg:viewBox="0 0 3144 15671">
          <text:p/>
        </draw:connector>
        <draw:connector draw:style-name="gr3" draw:text-style-name="P5" draw:layer="layout" draw:type="line" svg:x1="15.532cm" svg:y1="1.409cm" svg:x2="18.677cm" svg:y2="18.407cm" draw:start-shape="id71" draw:start-glue-point="10" draw:end-shape="id50" draw:end-glue-point="6" svg:d="M15532 1409l3145 16998" svg:viewBox="0 0 3146 16999">
          <text:p/>
        </draw:connector>
        <draw:custom-shape draw:style-name="gr14" draw:text-style-name="P15" xml:id="id73" draw:id="id73" draw:layer="layout" svg:width="1.23cm" svg:height="1.25cm" svg:x="21.503cm" svg:y="0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27cm" svg:height="0.75cm" svg:x="19.963cm" svg:y="0.785cm">
          <draw:text-box>
            <text:p text:style-name="P2"><text:span text:style-name="T1">b3</text:span></text:p>
          </draw:text-box>
        </draw:frame>
        <draw:connector draw:style-name="gr3" draw:text-style-name="P5" draw:layer="layout" draw:type="line" svg:x1="20.05cm" svg:y1="1.414cm" svg:x2="21.503cm" svg:y2="1.41cm" draw:end-shape="id73" draw:end-glue-point="6" svg:d="M20050 1414l1453-4" svg:viewBox="0 0 1454 5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00a933" draw:end-color="#81d41a" draw:start-intensity="100%" draw:end-intensity="100%" draw:angle="30deg" draw:border="0%">
      <loext:gradient-stop svg:offset="0" loext:color-type="rgb" loext:color-value="#00a933"/>
      <loext:gradient-stop svg:offset="1" loext:color-type="rgb" loext:color-value="#81d41a"/>
    </draw:gradient>
    <draw:gradient draw:name="Gradient_20_2" draw:display-name="Gradient 2" draw:style="linear" draw:start-color="#ff0000" draw:end-color="#ffaa95" draw:start-intensity="100%" draw:end-intensity="100%" draw:angle="30deg" draw:border="0%">
      <loext:gradient-stop svg:offset="0" loext:color-type="rgb" loext:color-value="#ff0000"/>
      <loext:gradient-stop svg:offset="1" loext:color-type="rgb" loext:color-value="#ffaa95"/>
    </draw:gradient>
    <draw:gradient draw:name="Gradient_20_3" draw:display-name="Gradient 3" draw:style="radial" draw:cx="66%" draw:cy="33%" draw:start-color="#00a933" draw:end-color="#81d41a" draw:start-intensity="100%" draw:end-intensity="100%" draw:border="33%">
      <loext:gradient-stop svg:offset="0" loext:color-type="rgb" loext:color-value="#00a933"/>
      <loext:gradient-stop svg:offset="1" loext:color-type="rgb" loext:color-value="#81d41a"/>
    </draw:gradient>
    <draw:gradient draw:name="Gradient_20_4" draw:display-name="Gradient 4" draw:style="radial" draw:cx="66%" draw:cy="33%" draw:start-color="#ff0000" draw:end-color="#ffaa95" draw:start-intensity="100%" draw:end-intensity="100%" draw:border="33%">
      <loext:gradient-stop svg:offset="0" loext:color-type="rgb" loext:color-value="#ff0000"/>
      <loext:gradient-stop svg:offset="1" loext:color-type="rgb" loext:color-value="#ffaa95"/>
    </draw:gradient>
    <draw:gradient draw:name="Gradient_20_5" draw:display-name="Gradient 5" draw:style="radial" draw:cx="66%" draw:cy="33%" draw:start-color="#ff0000" draw:end-color="#ff5429" draw:start-intensity="100%" draw:end-intensity="100%" draw:border="33%">
      <loext:gradient-stop svg:offset="0" loext:color-type="rgb" loext:color-value="#ff0000"/>
      <loext:gradient-stop svg:offset="1" loext:color-type="rgb" loext:color-value="#ff5429"/>
    </draw:gradient>
    <draw:gradient draw:name="Gradient_20_6" draw:display-name="Gradient 6" draw:style="radial" draw:cx="66%" draw:cy="33%" draw:start-color="#ff0000" draw:end-color="#ff7b59" draw:start-intensity="100%" draw:end-intensity="100%" draw:border="33%">
      <loext:gradient-stop svg:offset="0" loext:color-type="rgb" loext:color-value="#ff0000"/>
      <loext:gradient-stop svg:offset="1" loext:color-type="rgb" loext:color-value="#ff7b59"/>
    </draw:gradient>
    <draw:gradient draw:name="Gradient_20_7" draw:display-name="Gradient 7" draw:style="radial" draw:cx="66%" draw:cy="33%" draw:start-color="#00a933" draw:end-color="#81d41a" draw:start-intensity="100%" draw:end-intensity="100%" draw:border="33%">
      <loext:gradient-stop svg:offset="0" loext:color-type="rgb" loext:color-value="#00a933"/>
      <loext:gradient-stop svg:offset="1" loext:color-type="rgb" loext:color-value="#81d41a"/>
    </draw:gradient>
    <draw:gradient draw:name="Gradient_20_8" draw:display-name="Gradient 8" draw:style="radial" draw:cx="66%" draw:cy="33%" draw:start-color="#ff0000" draw:end-color="#ff7b59" draw:start-intensity="100%" draw:end-intensity="100%" draw:border="33%">
      <loext:gradient-stop svg:offset="0" loext:color-type="rgb" loext:color-value="#ff0000"/>
      <loext:gradient-stop svg:offset="1" loext:color-type="rgb" loext:color-value="#ff7b59"/>
    </draw:gradient>
    <draw:gradient draw:name="Green_20_Grass" draw:display-name="Green Grass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draw:gradient draw:name="Neon_20_Light" draw:display-name="Neon Light" draw:style="ellipsoid" draw:cx="50%" draw:cy="50%" draw:start-color="#127622" draw:end-color="#ffffff" draw:start-intensity="100%" draw:end-intensity="100%" draw:angle="0deg" draw:border="15%">
      <loext:gradient-stop svg:offset="0" loext:color-type="rgb" loext:color-value="#127622"/>
      <loext:gradient-stop svg:offset="1" loext:color-type="rgb" loext:color-value="#ffffff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Puntas_20_de_20_flecha_20_4" draw:display-name="Puntas de flecha 4" svg:viewBox="0 826 1131 754" svg:d="M566 826l-566 754 114-85 136-68 148-46 161-17 161 13 153 46 140 68 118 89z"/>
    <draw:stroke-dash draw:name="Double_20_Dash_20_Dot" draw:display-name="Double Dash Dot" draw:style="rect" draw:dots1="1" draw:dots1-length="800%" draw:dots2="1" draw:dots2-length="100%" draw:distance="300%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15:31:02.173456178</meta:creation-date>
    <dc:date>2024-01-13T21:00:48.970092799</dc:date>
    <meta:editing-duration>PT5H29M42S</meta:editing-duration>
    <meta:editing-cycles>10</meta:editing-cycles>
    <meta:generator>LibreOffice/7.6.4.1$Linux_X86_64 LibreOffice_project/e19e193f88cd6c0525a17fb7a176ed8e6a3e2aa1</meta:generator>
    <meta:document-statistic meta:object-count="742"/>
  </office:meta>
</office:document-meta>
</file>